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9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35147" style:apply-style-name="Error" style:base-cell-address="03_26_log.B1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3_26_log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5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table:formula="of:=[.A1]" office:value-type="float" office:value="30" calcext:value-type="float">
            <text:p>30</text:p>
          </table:table-cell>
          <table:table-cell table:number-columns-repeated="3"/>
          <table:table-cell office:value-type="float" office:value="35147" calcext:value-type="float">
            <text:p>35147</text:p>
          </table:table-cell>
          <table:table-cell office:value-type="float" office:value="2435" calcext:value-type="float">
            <text:p>24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]+[.A2]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]+[.A3]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]+[.A4]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4]+[.A5]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]+[.A6]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6]+[.A7]"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7]+[.A8]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8]+[.A9]"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9]+[.A10]"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0]+[.A11]"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1]+[.A12]" office:value-type="float" office:value="360" calcext:value-type="float">
            <text:p>36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2]+[.A13]" office:value-type="float" office:value="390" calcext:value-type="float">
            <text:p>39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3]+[.A14]" office:value-type="float" office:value="420" calcext:value-type="float">
            <text:p>42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4]+[.A15]"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5]+[.A16]" office:value-type="float" office:value="480" calcext:value-type="float">
            <text:p>48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6]+[.A17]" office:value-type="float" office:value="510" calcext:value-type="float">
            <text:p>51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7]+[.A18]"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8]+[.A19]" office:value-type="float" office:value="570" calcext:value-type="float">
            <text:p>57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9]+[.A20]"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0]+[.A21]"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1]+[.A22]" office:value-type="float" office:value="660" calcext:value-type="float">
            <text:p>66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2]+[.A23]" office:value-type="float" office:value="690" calcext:value-type="float">
            <text:p>69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3]+[.A24]" office:value-type="float" office:value="720" calcext:value-type="float">
            <text:p>72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4]+[.A25]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5]+[.A26]" office:value-type="float" office:value="780" calcext:value-type="float">
            <text:p>78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6]+[.A27]" office:value-type="float" office:value="810" calcext:value-type="float">
            <text:p>81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7]+[.A28]" office:value-type="float" office:value="840" calcext:value-type="float">
            <text:p>84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8]+[.A29]" office:value-type="float" office:value="870" calcext:value-type="float">
            <text:p>87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9]+[.A30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0]+[.A31]" office:value-type="float" office:value="930" calcext:value-type="float">
            <text:p>9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+[.A32]" office:value-type="float" office:value="960" calcext:value-type="float">
            <text:p>96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2]+[.A33]" office:value-type="float" office:value="990" calcext:value-type="float">
            <text:p>99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3]+[.A34]" office:value-type="float" office:value="1020" calcext:value-type="float">
            <text:p>102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4]+[.A35]"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5]+[.A36]" office:value-type="float" office:value="1080" calcext:value-type="float">
            <text:p>108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6]+[.A37]" office:value-type="float" office:value="1110" calcext:value-type="float">
            <text:p>111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7]+[.A38]" office:value-type="float" office:value="1140" calcext:value-type="float">
            <text:p>114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8]+[.A39]" office:value-type="float" office:value="1170" calcext:value-type="float">
            <text:p>117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9]+[.A40]"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40]+[.A41]" office:value-type="float" office:value="1231" calcext:value-type="float">
            <text:p>12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41]+[.A42]" office:value-type="float" office:value="1262" calcext:value-type="float">
            <text:p>126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42]+[.A43]" office:value-type="float" office:value="1293" calcext:value-type="float">
            <text:p>129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43]+[.A44]" office:value-type="float" office:value="1324" calcext:value-type="float">
            <text:p>132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44]+[.A45]" office:value-type="float" office:value="1355" calcext:value-type="float">
            <text:p>135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45]+[.A46]" office:value-type="float" office:value="1386" calcext:value-type="float">
            <text:p>138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46]+[.A47]" office:value-type="float" office:value="1417" calcext:value-type="float">
            <text:p>141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47]+[.A48]" office:value-type="float" office:value="1448" calcext:value-type="float">
            <text:p>144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48]+[.A49]" office:value-type="float" office:value="1479" calcext:value-type="float">
            <text:p>147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49]+[.A50]" office:value-type="float" office:value="1510" calcext:value-type="float">
            <text:p>151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0]+[.A51]" office:value-type="float" office:value="1541" calcext:value-type="float">
            <text:p>154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1]+[.A52]" office:value-type="float" office:value="1572" calcext:value-type="float">
            <text:p>157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2]+[.A53]" office:value-type="float" office:value="1603" calcext:value-type="float">
            <text:p>160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3]+[.A54]" office:value-type="float" office:value="1634" calcext:value-type="float">
            <text:p>163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4]+[.A55]" office:value-type="float" office:value="1665" calcext:value-type="float">
            <text:p>166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5]+[.A56]" office:value-type="float" office:value="1696" calcext:value-type="float">
            <text:p>169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6]+[.A57]" office:value-type="float" office:value="1727" calcext:value-type="float">
            <text:p>172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7]+[.A58]" office:value-type="float" office:value="1758" calcext:value-type="float">
            <text:p>175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]+[.A59]" office:value-type="float" office:value="1789" calcext:value-type="float">
            <text:p>178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]+[.A60]" office:value-type="float" office:value="1820" calcext:value-type="float">
            <text:p>182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]+[.A61]" office:value-type="float" office:value="1851" calcext:value-type="float">
            <text:p>185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1]+[.A62]" office:value-type="float" office:value="1882" calcext:value-type="float">
            <text:p>188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2]+[.A63]" office:value-type="float" office:value="1913" calcext:value-type="float">
            <text:p>191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3]+[.A64]" office:value-type="float" office:value="1944" calcext:value-type="float">
            <text:p>194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4]+[.A65]" office:value-type="float" office:value="1975" calcext:value-type="float">
            <text:p>197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5]+[.A66]"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6]+[.A67]" office:value-type="float" office:value="2037" calcext:value-type="float">
            <text:p>203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7]+[.A68]" office:value-type="float" office:value="2068" calcext:value-type="float">
            <text:p>206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8]+[.A69]" office:value-type="float" office:value="2099" calcext:value-type="float">
            <text:p>209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9]+[.A70]" office:value-type="float" office:value="2130" calcext:value-type="float">
            <text:p>21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70]+[.A71]" office:value-type="float" office:value="2161" calcext:value-type="float">
            <text:p>216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71]+[.A72]" office:value-type="float" office:value="2192" calcext:value-type="float">
            <text:p>219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72]+[.A73]" office:value-type="float" office:value="2223" calcext:value-type="float">
            <text:p>222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73]+[.A74]" office:value-type="float" office:value="2254" calcext:value-type="float">
            <text:p>225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74]+[.A75]" office:value-type="float" office:value="2285" calcext:value-type="float">
            <text:p>228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75]+[.A76]" office:value-type="float" office:value="2316" calcext:value-type="float">
            <text:p>231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76]+[.A77]" office:value-type="float" office:value="2347" calcext:value-type="float">
            <text:p>234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77]+[.A78]" office:value-type="float" office:value="2378" calcext:value-type="float">
            <text:p>237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78]+[.A79]" office:value-type="float" office:value="2409" calcext:value-type="float">
            <text:p>240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79]+[.A80]" office:value-type="float" office:value="2440" calcext:value-type="float">
            <text:p>244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80]+[.A81]" office:value-type="float" office:value="2471" calcext:value-type="float">
            <text:p>247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81]+[.A82]" office:value-type="float" office:value="2503" calcext:value-type="float">
            <text:p>250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82]+[.A83]" office:value-type="float" office:value="2535" calcext:value-type="float">
            <text:p>253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83]+[.A84]" office:value-type="float" office:value="2567" calcext:value-type="float">
            <text:p>256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84]+[.A85]" office:value-type="float" office:value="2599" calcext:value-type="float">
            <text:p>259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85]+[.A86]" office:value-type="float" office:value="2631" calcext:value-type="float">
            <text:p>26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86]+[.A87]" office:value-type="float" office:value="2663" calcext:value-type="float">
            <text:p>266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87]+[.A88]" office:value-type="float" office:value="2695" calcext:value-type="float">
            <text:p>269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88]+[.A89]" office:value-type="float" office:value="2727" calcext:value-type="float">
            <text:p>272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89]+[.A90]" office:value-type="float" office:value="2759" calcext:value-type="float">
            <text:p>275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90]+[.A91]" office:value-type="float" office:value="2791" calcext:value-type="float">
            <text:p>279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91]+[.A92]" office:value-type="float" office:value="2823" calcext:value-type="float">
            <text:p>282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92]+[.A93]" office:value-type="float" office:value="2855" calcext:value-type="float">
            <text:p>285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93]+[.A94]" office:value-type="float" office:value="2887" calcext:value-type="float">
            <text:p>288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94]+[.A95]" office:value-type="float" office:value="2919" calcext:value-type="float">
            <text:p>291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95]+[.A96]" office:value-type="float" office:value="2951" calcext:value-type="float">
            <text:p>295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96]+[.A97]" office:value-type="float" office:value="2983" calcext:value-type="float">
            <text:p>298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97]+[.A98]" office:value-type="float" office:value="3015" calcext:value-type="float">
            <text:p>301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98]+[.A99]" office:value-type="float" office:value="3047" calcext:value-type="float">
            <text:p>304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99]+[.A100]" office:value-type="float" office:value="3079" calcext:value-type="float">
            <text:p>307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00]+[.A101]" office:value-type="float" office:value="3111" calcext:value-type="float">
            <text:p>311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01]+[.A102]" office:value-type="float" office:value="3143" calcext:value-type="float">
            <text:p>314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02]+[.A103]" office:value-type="float" office:value="3175" calcext:value-type="float">
            <text:p>317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03]+[.A104]" office:value-type="float" office:value="3207" calcext:value-type="float">
            <text:p>320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04]+[.A105]" office:value-type="float" office:value="3239" calcext:value-type="float">
            <text:p>323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05]+[.A106]" office:value-type="float" office:value="3271" calcext:value-type="float">
            <text:p>327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06]+[.A107]" office:value-type="float" office:value="3303" calcext:value-type="float">
            <text:p>330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07]+[.A108]" office:value-type="float" office:value="3335" calcext:value-type="float">
            <text:p>333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08]+[.A109]" office:value-type="float" office:value="3367" calcext:value-type="float">
            <text:p>336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09]+[.A110]" office:value-type="float" office:value="3400" calcext:value-type="float">
            <text:p>340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10]+[.A111]" office:value-type="float" office:value="3433" calcext:value-type="float">
            <text:p>34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11]+[.A112]" office:value-type="float" office:value="3466" calcext:value-type="float">
            <text:p>346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12]+[.A113]" office:value-type="float" office:value="3499" calcext:value-type="float">
            <text:p>349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13]+[.A114]" office:value-type="float" office:value="3532" calcext:value-type="float">
            <text:p>35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14]+[.A115]" office:value-type="float" office:value="3565" calcext:value-type="float">
            <text:p>356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15]+[.A116]" office:value-type="float" office:value="3598" calcext:value-type="float">
            <text:p>359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16]+[.A117]" office:value-type="float" office:value="3631" calcext:value-type="float">
            <text:p>363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17]+[.A118]" office:value-type="float" office:value="3664" calcext:value-type="float">
            <text:p>366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18]+[.A119]" office:value-type="float" office:value="3697" calcext:value-type="float">
            <text:p>369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19]+[.A120]" office:value-type="float" office:value="3730" calcext:value-type="float">
            <text:p>373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20]+[.A121]" office:value-type="float" office:value="3763" calcext:value-type="float">
            <text:p>376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21]+[.A122]" office:value-type="float" office:value="3796" calcext:value-type="float">
            <text:p>379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22]+[.A123]" office:value-type="float" office:value="3829" calcext:value-type="float">
            <text:p>382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23]+[.A124]" office:value-type="float" office:value="3862" calcext:value-type="float">
            <text:p>386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24]+[.A125]" office:value-type="float" office:value="3895" calcext:value-type="float">
            <text:p>389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25]+[.A126]" office:value-type="float" office:value="3928" calcext:value-type="float">
            <text:p>392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26]+[.A127]" office:value-type="float" office:value="3961" calcext:value-type="float">
            <text:p>396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27]+[.A128]" office:value-type="float" office:value="3994" calcext:value-type="float">
            <text:p>399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28]+[.A129]" office:value-type="float" office:value="4027" calcext:value-type="float">
            <text:p>402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29]+[.A130]" office:value-type="float" office:value="4060" calcext:value-type="float">
            <text:p>406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30]+[.A131]" office:value-type="float" office:value="4093" calcext:value-type="float">
            <text:p>409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31]+[.A132]" office:value-type="float" office:value="4126" calcext:value-type="float">
            <text:p>412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32]+[.A133]" office:value-type="float" office:value="4159" calcext:value-type="float">
            <text:p>415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33]+[.A134]" office:value-type="float" office:value="4192" calcext:value-type="float">
            <text:p>419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34]+[.A135]" office:value-type="float" office:value="4225" calcext:value-type="float">
            <text:p>422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35]+[.A136]" office:value-type="float" office:value="4258" calcext:value-type="float">
            <text:p>425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36]+[.A137]" office:value-type="float" office:value="4291" calcext:value-type="float">
            <text:p>429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37]+[.A138]" office:value-type="float" office:value="4324" calcext:value-type="float">
            <text:p>432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38]+[.A139]" office:value-type="float" office:value="4357" calcext:value-type="float">
            <text:p>435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39]+[.A140]" office:value-type="float" office:value="4390" calcext:value-type="float">
            <text:p>439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40]+[.A141]" office:value-type="float" office:value="4423" calcext:value-type="float">
            <text:p>442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41]+[.A142]" office:value-type="float" office:value="4456" calcext:value-type="float">
            <text:p>445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42]+[.A143]" office:value-type="float" office:value="4489" calcext:value-type="float">
            <text:p>448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43]+[.A144]" office:value-type="float" office:value="4522" calcext:value-type="float">
            <text:p>452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44]+[.A145]" office:value-type="float" office:value="4555" calcext:value-type="float">
            <text:p>455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45]+[.A146]" office:value-type="float" office:value="4588" calcext:value-type="float">
            <text:p>458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46]+[.A147]" office:value-type="float" office:value="4621" calcext:value-type="float">
            <text:p>462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47]+[.A148]" office:value-type="float" office:value="4654" calcext:value-type="float">
            <text:p>465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48]+[.A149]" office:value-type="float" office:value="4687" calcext:value-type="float">
            <text:p>468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49]+[.A150]" office:value-type="float" office:value="4720" calcext:value-type="float">
            <text:p>472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50]+[.A151]" office:value-type="float" office:value="4754" calcext:value-type="float">
            <text:p>475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51]+[.A152]" office:value-type="float" office:value="4788" calcext:value-type="float">
            <text:p>478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52]+[.A153]" office:value-type="float" office:value="4822" calcext:value-type="float">
            <text:p>482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53]+[.A154]" office:value-type="float" office:value="4856" calcext:value-type="float">
            <text:p>4856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54]+[.A155]" office:value-type="float" office:value="4890" calcext:value-type="float">
            <text:p>489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55]+[.A156]" office:value-type="float" office:value="4924" calcext:value-type="float">
            <text:p>492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56]+[.A157]" office:value-type="float" office:value="4958" calcext:value-type="float">
            <text:p>495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57]+[.A158]" office:value-type="float" office:value="4992" calcext:value-type="float">
            <text:p>499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58]+[.A159]" office:value-type="float" office:value="5026" calcext:value-type="float">
            <text:p>5026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59]+[.A160]" office:value-type="float" office:value="5060" calcext:value-type="float">
            <text:p>506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60]+[.A161]" office:value-type="float" office:value="5094" calcext:value-type="float">
            <text:p>509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61]+[.A162]" office:value-type="float" office:value="5128" calcext:value-type="float">
            <text:p>512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62]+[.A163]" office:value-type="float" office:value="5162" calcext:value-type="float">
            <text:p>516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63]+[.A164]" office:value-type="float" office:value="5196" calcext:value-type="float">
            <text:p>5196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64]+[.A165]" office:value-type="float" office:value="5230" calcext:value-type="float">
            <text:p>523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65]+[.A166]" office:value-type="float" office:value="5264" calcext:value-type="float">
            <text:p>526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66]+[.A167]" office:value-type="float" office:value="5298" calcext:value-type="float">
            <text:p>529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67]+[.A168]" office:value-type="float" office:value="5332" calcext:value-type="float">
            <text:p>533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68]+[.A169]" office:value-type="float" office:value="5366" calcext:value-type="float">
            <text:p>5366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69]+[.A170]" office:value-type="float" office:value="5400" calcext:value-type="float">
            <text:p>540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70]+[.A171]" office:value-type="float" office:value="5434" calcext:value-type="float">
            <text:p>54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71]+[.A172]" office:value-type="float" office:value="5468" calcext:value-type="float">
            <text:p>546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72]+[.A173]" office:value-type="float" office:value="5502" calcext:value-type="float">
            <text:p>550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73]+[.A174]" office:value-type="float" office:value="5536" calcext:value-type="float">
            <text:p>5536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74]+[.A175]" office:value-type="float" office:value="5570" calcext:value-type="float">
            <text:p>557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75]+[.A176]" office:value-type="float" office:value="5604" calcext:value-type="float">
            <text:p>560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76]+[.A177]" office:value-type="float" office:value="5638" calcext:value-type="float">
            <text:p>563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77]+[.A178]" office:value-type="float" office:value="5672" calcext:value-type="float">
            <text:p>567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78]+[.A179]" office:value-type="float" office:value="5706" calcext:value-type="float">
            <text:p>5706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79]+[.A180]" office:value-type="float" office:value="5740" calcext:value-type="float">
            <text:p>574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80]+[.A181]" office:value-type="float" office:value="5774" calcext:value-type="float">
            <text:p>577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81]+[.A182]" office:value-type="float" office:value="5808" calcext:value-type="float">
            <text:p>580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82]+[.A183]" office:value-type="float" office:value="5842" calcext:value-type="float">
            <text:p>584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83]+[.A184]" office:value-type="float" office:value="5876" calcext:value-type="float">
            <text:p>5876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84]+[.A185]" office:value-type="float" office:value="5910" calcext:value-type="float">
            <text:p>591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185]+[.A186]" office:value-type="float" office:value="5945" calcext:value-type="float">
            <text:p>594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186]+[.A187]" office:value-type="float" office:value="5980" calcext:value-type="float">
            <text:p>598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187]+[.A188]" office:value-type="float" office:value="6015" calcext:value-type="float">
            <text:p>601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188]+[.A189]" office:value-type="float" office:value="6050" calcext:value-type="float">
            <text:p>605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189]+[.A190]" office:value-type="float" office:value="6085" calcext:value-type="float">
            <text:p>608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190]+[.A191]" office:value-type="float" office:value="6120" calcext:value-type="float">
            <text:p>612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191]+[.A192]" office:value-type="float" office:value="6155" calcext:value-type="float">
            <text:p>615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192]+[.A193]" office:value-type="float" office:value="6190" calcext:value-type="float">
            <text:p>619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193]+[.A194]" office:value-type="float" office:value="6225" calcext:value-type="float">
            <text:p>622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194]+[.A195]" office:value-type="float" office:value="6260" calcext:value-type="float">
            <text:p>626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195]+[.A196]" office:value-type="float" office:value="6295" calcext:value-type="float">
            <text:p>629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196]+[.A197]" office:value-type="float" office:value="6330" calcext:value-type="float">
            <text:p>633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197]+[.A198]" office:value-type="float" office:value="6365" calcext:value-type="float">
            <text:p>636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198]+[.A199]" office:value-type="float" office:value="6400" calcext:value-type="float">
            <text:p>640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199]+[.A200]" office:value-type="float" office:value="6435" calcext:value-type="float">
            <text:p>64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00]+[.A201]" office:value-type="float" office:value="6470" calcext:value-type="float">
            <text:p>647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01]+[.A202]" office:value-type="float" office:value="6505" calcext:value-type="float">
            <text:p>650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02]+[.A203]" office:value-type="float" office:value="6540" calcext:value-type="float">
            <text:p>654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03]+[.A204]" office:value-type="float" office:value="6575" calcext:value-type="float">
            <text:p>657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04]+[.A205]" office:value-type="float" office:value="6610" calcext:value-type="float">
            <text:p>661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05]+[.A206]" office:value-type="float" office:value="6645" calcext:value-type="float">
            <text:p>664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06]+[.A207]" office:value-type="float" office:value="6680" calcext:value-type="float">
            <text:p>668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07]+[.A208]" office:value-type="float" office:value="6715" calcext:value-type="float">
            <text:p>671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08]+[.A209]" office:value-type="float" office:value="6750" calcext:value-type="float">
            <text:p>675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09]+[.A210]" office:value-type="float" office:value="6785" calcext:value-type="float">
            <text:p>678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10]+[.A211]" office:value-type="float" office:value="6820" calcext:value-type="float">
            <text:p>682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11]+[.A212]" office:value-type="float" office:value="6855" calcext:value-type="float">
            <text:p>685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12]+[.A213]" office:value-type="float" office:value="6890" calcext:value-type="float">
            <text:p>689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13]+[.A214]" office:value-type="float" office:value="6925" calcext:value-type="float">
            <text:p>692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14]+[.A215]" office:value-type="float" office:value="6960" calcext:value-type="float">
            <text:p>696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15]+[.A216]" office:value-type="float" office:value="6995" calcext:value-type="float">
            <text:p>699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16]+[.A217]" office:value-type="float" office:value="7030" calcext:value-type="float">
            <text:p>703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17]+[.A218]" office:value-type="float" office:value="7065" calcext:value-type="float">
            <text:p>706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18]+[.A219]" office:value-type="float" office:value="7100" calcext:value-type="float">
            <text:p>710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19]+[.A220]" office:value-type="float" office:value="7135" calcext:value-type="float">
            <text:p>71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20]+[.A221]" office:value-type="float" office:value="7170" calcext:value-type="float">
            <text:p>717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21]+[.A222]" office:value-type="float" office:value="7205" calcext:value-type="float">
            <text:p>720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22]+[.A223]" office:value-type="float" office:value="7240" calcext:value-type="float">
            <text:p>724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23]+[.A224]" office:value-type="float" office:value="7275" calcext:value-type="float">
            <text:p>727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24]+[.A225]" office:value-type="float" office:value="7310" calcext:value-type="float">
            <text:p>731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25]+[.A226]" office:value-type="float" office:value="7345" calcext:value-type="float">
            <text:p>734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26]+[.A227]" office:value-type="float" office:value="7380" calcext:value-type="float">
            <text:p>738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227]+[.A228]" office:value-type="float" office:value="7415" calcext:value-type="float">
            <text:p>741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28]+[.A229]" office:value-type="float" office:value="7451" calcext:value-type="float">
            <text:p>745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29]+[.A230]" office:value-type="float" office:value="7487" calcext:value-type="float">
            <text:p>748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30]+[.A231]" office:value-type="float" office:value="7523" calcext:value-type="float">
            <text:p>752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31]+[.A232]" office:value-type="float" office:value="7559" calcext:value-type="float">
            <text:p>7559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32]+[.A233]" office:value-type="float" office:value="7595" calcext:value-type="float">
            <text:p>759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33]+[.A234]" office:value-type="float" office:value="7631" calcext:value-type="float">
            <text:p>763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34]+[.A235]" office:value-type="float" office:value="7667" calcext:value-type="float">
            <text:p>766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35]+[.A236]" office:value-type="float" office:value="7703" calcext:value-type="float">
            <text:p>770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36]+[.A237]" office:value-type="float" office:value="7739" calcext:value-type="float">
            <text:p>7739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37]+[.A238]" office:value-type="float" office:value="7775" calcext:value-type="float">
            <text:p>777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38]+[.A239]" office:value-type="float" office:value="7811" calcext:value-type="float">
            <text:p>781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39]+[.A240]" office:value-type="float" office:value="7847" calcext:value-type="float">
            <text:p>784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40]+[.A241]" office:value-type="float" office:value="7883" calcext:value-type="float">
            <text:p>788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41]+[.A242]" office:value-type="float" office:value="7919" calcext:value-type="float">
            <text:p>7919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42]+[.A243]" office:value-type="float" office:value="7955" calcext:value-type="float">
            <text:p>795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43]+[.A244]" office:value-type="float" office:value="7991" calcext:value-type="float">
            <text:p>799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44]+[.A245]" office:value-type="float" office:value="8027" calcext:value-type="float">
            <text:p>802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45]+[.A246]" office:value-type="float" office:value="8063" calcext:value-type="float">
            <text:p>806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46]+[.A247]" office:value-type="float" office:value="8099" calcext:value-type="float">
            <text:p>8099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47]+[.A248]" office:value-type="float" office:value="8135" calcext:value-type="float">
            <text:p>81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48]+[.A249]" office:value-type="float" office:value="8171" calcext:value-type="float">
            <text:p>817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49]+[.A250]" office:value-type="float" office:value="8207" calcext:value-type="float">
            <text:p>820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50]+[.A251]" office:value-type="float" office:value="8243" calcext:value-type="float">
            <text:p>824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51]+[.A252]" office:value-type="float" office:value="8279" calcext:value-type="float">
            <text:p>8279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52]+[.A253]" office:value-type="float" office:value="8315" calcext:value-type="float">
            <text:p>831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53]+[.A254]" office:value-type="float" office:value="8351" calcext:value-type="float">
            <text:p>835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54]+[.A255]" office:value-type="float" office:value="8387" calcext:value-type="float">
            <text:p>838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55]+[.A256]" office:value-type="float" office:value="8423" calcext:value-type="float">
            <text:p>842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56]+[.A257]" office:value-type="float" office:value="8459" calcext:value-type="float">
            <text:p>8459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57]+[.A258]" office:value-type="float" office:value="8495" calcext:value-type="float">
            <text:p>849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58]+[.A259]" office:value-type="float" office:value="8531" calcext:value-type="float">
            <text:p>853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59]+[.A260]" office:value-type="float" office:value="8567" calcext:value-type="float">
            <text:p>856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60]+[.A261]" office:value-type="float" office:value="8603" calcext:value-type="float">
            <text:p>860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61]+[.A262]" office:value-type="float" office:value="8639" calcext:value-type="float">
            <text:p>8639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62]+[.A263]" office:value-type="float" office:value="8675" calcext:value-type="float">
            <text:p>867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63]+[.A264]" office:value-type="float" office:value="8711" calcext:value-type="float">
            <text:p>871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64]+[.A265]" office:value-type="float" office:value="8747" calcext:value-type="float">
            <text:p>874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265]+[.A266]" office:value-type="float" office:value="8783" calcext:value-type="float">
            <text:p>878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66]+[.A267]" office:value-type="float" office:value="8820" calcext:value-type="float">
            <text:p>882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67]+[.A268]" office:value-type="float" office:value="8857" calcext:value-type="float">
            <text:p>885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68]+[.A269]" office:value-type="float" office:value="8894" calcext:value-type="float">
            <text:p>889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69]+[.A270]" office:value-type="float" office:value="8931" calcext:value-type="float">
            <text:p>893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70]+[.A271]" office:value-type="float" office:value="8968" calcext:value-type="float">
            <text:p>896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71]+[.A272]" office:value-type="float" office:value="9005" calcext:value-type="float">
            <text:p>900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72]+[.A273]" office:value-type="float" office:value="9042" calcext:value-type="float">
            <text:p>904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73]+[.A274]" office:value-type="float" office:value="9079" calcext:value-type="float">
            <text:p>907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74]+[.A275]" office:value-type="float" office:value="9116" calcext:value-type="float">
            <text:p>911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75]+[.A276]" office:value-type="float" office:value="9153" calcext:value-type="float">
            <text:p>915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76]+[.A277]" office:value-type="float" office:value="9190" calcext:value-type="float">
            <text:p>919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77]+[.A278]" office:value-type="float" office:value="9227" calcext:value-type="float">
            <text:p>922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78]+[.A279]" office:value-type="float" office:value="9264" calcext:value-type="float">
            <text:p>926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79]+[.A280]" office:value-type="float" office:value="9301" calcext:value-type="float">
            <text:p>930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80]+[.A281]" office:value-type="float" office:value="9338" calcext:value-type="float">
            <text:p>933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81]+[.A282]" office:value-type="float" office:value="9375" calcext:value-type="float">
            <text:p>937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82]+[.A283]" office:value-type="float" office:value="9412" calcext:value-type="float">
            <text:p>941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83]+[.A284]" office:value-type="float" office:value="9449" calcext:value-type="float">
            <text:p>944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84]+[.A285]" office:value-type="float" office:value="9486" calcext:value-type="float">
            <text:p>948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85]+[.A286]" office:value-type="float" office:value="9523" calcext:value-type="float">
            <text:p>952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86]+[.A287]" office:value-type="float" office:value="9560" calcext:value-type="float">
            <text:p>956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87]+[.A288]" office:value-type="float" office:value="9597" calcext:value-type="float">
            <text:p>959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88]+[.A289]" office:value-type="float" office:value="9634" calcext:value-type="float">
            <text:p>963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89]+[.A290]" office:value-type="float" office:value="9671" calcext:value-type="float">
            <text:p>967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290]+[.A291]" office:value-type="float" office:value="9709" calcext:value-type="float">
            <text:p>970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291]+[.A292]" office:value-type="float" office:value="9747" calcext:value-type="float">
            <text:p>974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292]+[.A293]" office:value-type="float" office:value="9785" calcext:value-type="float">
            <text:p>978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293]+[.A294]" office:value-type="float" office:value="9823" calcext:value-type="float">
            <text:p>982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294]+[.A295]" office:value-type="float" office:value="9861" calcext:value-type="float">
            <text:p>986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295]+[.A296]" office:value-type="float" office:value="9899" calcext:value-type="float">
            <text:p>989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296]+[.A297]" office:value-type="float" office:value="9937" calcext:value-type="float">
            <text:p>99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297]+[.A298]" office:value-type="float" office:value="9975" calcext:value-type="float">
            <text:p>997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298]+[.A299]" office:value-type="float" office:value="10013" calcext:value-type="float">
            <text:p>1001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299]+[.A300]" office:value-type="float" office:value="10051" calcext:value-type="float">
            <text:p>1005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00]+[.A301]" office:value-type="float" office:value="10089" calcext:value-type="float">
            <text:p>1008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01]+[.A302]" office:value-type="float" office:value="10127" calcext:value-type="float">
            <text:p>1012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02]+[.A303]" office:value-type="float" office:value="10165" calcext:value-type="float">
            <text:p>1016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03]+[.A304]" office:value-type="float" office:value="10203" calcext:value-type="float">
            <text:p>1020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04]+[.A305]" office:value-type="float" office:value="10241" calcext:value-type="float">
            <text:p>1024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05]+[.A306]" office:value-type="float" office:value="10279" calcext:value-type="float">
            <text:p>1027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06]+[.A307]" office:value-type="float" office:value="10317" calcext:value-type="float">
            <text:p>1031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07]+[.A308]" office:value-type="float" office:value="10355" calcext:value-type="float">
            <text:p>1035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08]+[.A309]" office:value-type="float" office:value="10393" calcext:value-type="float">
            <text:p>1039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09]+[.A310]" office:value-type="float" office:value="10431" calcext:value-type="float">
            <text:p>1043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10]+[.A311]" office:value-type="float" office:value="10469" calcext:value-type="float">
            <text:p>1046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11]+[.A312]" office:value-type="float" office:value="10507" calcext:value-type="float">
            <text:p>1050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12]+[.A313]" office:value-type="float" office:value="10545" calcext:value-type="float">
            <text:p>1054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13]+[.A314]" office:value-type="float" office:value="10583" calcext:value-type="float">
            <text:p>1058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14]+[.A315]" office:value-type="float" office:value="10621" calcext:value-type="float">
            <text:p>1062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15]+[.A316]" office:value-type="float" office:value="10659" calcext:value-type="float">
            <text:p>1065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16]+[.A317]" office:value-type="float" office:value="10697" calcext:value-type="float">
            <text:p>1069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17]+[.A318]" office:value-type="float" office:value="10735" calcext:value-type="float">
            <text:p>1073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18]+[.A319]" office:value-type="float" office:value="10773" calcext:value-type="float">
            <text:p>1077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19]+[.A320]" office:value-type="float" office:value="10811" calcext:value-type="float">
            <text:p>1081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20]+[.A321]" office:value-type="float" office:value="10849" calcext:value-type="float">
            <text:p>1084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21]+[.A322]" office:value-type="float" office:value="10887" calcext:value-type="float">
            <text:p>1088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22]+[.A323]" office:value-type="float" office:value="10925" calcext:value-type="float">
            <text:p>1092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23]+[.A324]" office:value-type="float" office:value="10963" calcext:value-type="float">
            <text:p>1096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24]+[.A325]" office:value-type="float" office:value="11001" calcext:value-type="float">
            <text:p>1100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25]+[.A326]" office:value-type="float" office:value="11039" calcext:value-type="float">
            <text:p>1103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26]+[.A327]" office:value-type="float" office:value="11077" calcext:value-type="float">
            <text:p>1107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27]+[.A328]" office:value-type="float" office:value="11115" calcext:value-type="float">
            <text:p>1111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28]+[.A329]" office:value-type="float" office:value="11153" calcext:value-type="float">
            <text:p>1115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29]+[.A330]" office:value-type="float" office:value="11191" calcext:value-type="float">
            <text:p>1119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30]+[.A331]" office:value-type="float" office:value="11229" calcext:value-type="float">
            <text:p>1122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31]+[.A332]" office:value-type="float" office:value="11267" calcext:value-type="float">
            <text:p>1126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32]+[.A333]" office:value-type="float" office:value="11306" calcext:value-type="float">
            <text:p>1130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33]+[.A334]" office:value-type="float" office:value="11345" calcext:value-type="float">
            <text:p>1134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34]+[.A335]" office:value-type="float" office:value="11384" calcext:value-type="float">
            <text:p>1138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35]+[.A336]" office:value-type="float" office:value="11423" calcext:value-type="float">
            <text:p>11423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36]+[.A337]" office:value-type="float" office:value="11462" calcext:value-type="float">
            <text:p>1146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37]+[.A338]" office:value-type="float" office:value="11501" calcext:value-type="float">
            <text:p>1150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38]+[.A339]" office:value-type="float" office:value="11540" calcext:value-type="float">
            <text:p>1154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39]+[.A340]" office:value-type="float" office:value="11579" calcext:value-type="float">
            <text:p>1157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40]+[.A341]" office:value-type="float" office:value="11618" calcext:value-type="float">
            <text:p>1161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41]+[.A342]" office:value-type="float" office:value="11657" calcext:value-type="float">
            <text:p>1165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42]+[.A343]" office:value-type="float" office:value="11696" calcext:value-type="float">
            <text:p>1169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43]+[.A344]" office:value-type="float" office:value="11735" calcext:value-type="float">
            <text:p>1173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44]+[.A345]" office:value-type="float" office:value="11774" calcext:value-type="float">
            <text:p>1177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45]+[.A346]" office:value-type="float" office:value="11813" calcext:value-type="float">
            <text:p>11813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46]+[.A347]" office:value-type="float" office:value="11852" calcext:value-type="float">
            <text:p>1185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47]+[.A348]" office:value-type="float" office:value="11891" calcext:value-type="float">
            <text:p>1189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48]+[.A349]" office:value-type="float" office:value="11930" calcext:value-type="float">
            <text:p>1193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49]+[.A350]" office:value-type="float" office:value="11969" calcext:value-type="float">
            <text:p>1196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50]+[.A351]" office:value-type="float" office:value="12008" calcext:value-type="float">
            <text:p>1200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51]+[.A352]" office:value-type="float" office:value="12047" calcext:value-type="float">
            <text:p>1204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52]+[.A353]" office:value-type="float" office:value="12086" calcext:value-type="float">
            <text:p>1208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53]+[.A354]" office:value-type="float" office:value="12125" calcext:value-type="float">
            <text:p>1212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54]+[.A355]" office:value-type="float" office:value="12164" calcext:value-type="float">
            <text:p>1216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55]+[.A356]" office:value-type="float" office:value="12203" calcext:value-type="float">
            <text:p>12203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56]+[.A357]" office:value-type="float" office:value="12242" calcext:value-type="float">
            <text:p>1224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57]+[.A358]" office:value-type="float" office:value="12281" calcext:value-type="float">
            <text:p>1228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58]+[.A359]" office:value-type="float" office:value="12320" calcext:value-type="float">
            <text:p>1232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59]+[.A360]" office:value-type="float" office:value="12359" calcext:value-type="float">
            <text:p>1235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60]+[.A361]" office:value-type="float" office:value="12398" calcext:value-type="float">
            <text:p>1239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61]+[.A362]" office:value-type="float" office:value="12437" calcext:value-type="float">
            <text:p>1243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62]+[.A363]" office:value-type="float" office:value="12476" calcext:value-type="float">
            <text:p>1247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63]+[.A364]" office:value-type="float" office:value="12515" calcext:value-type="float">
            <text:p>1251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64]+[.A365]" office:value-type="float" office:value="12554" calcext:value-type="float">
            <text:p>1255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5]+[.A366]" office:value-type="float" office:value="12594" calcext:value-type="float">
            <text:p>1259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6]+[.A367]" office:value-type="float" office:value="12634" calcext:value-type="float">
            <text:p>1263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7]+[.A368]" office:value-type="float" office:value="12674" calcext:value-type="float">
            <text:p>1267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8]+[.A369]" office:value-type="float" office:value="12714" calcext:value-type="float">
            <text:p>1271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9]+[.A370]" office:value-type="float" office:value="12754" calcext:value-type="float">
            <text:p>1275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70]+[.A371]" office:value-type="float" office:value="12794" calcext:value-type="float">
            <text:p>1279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71]+[.A372]" office:value-type="float" office:value="12834" calcext:value-type="float">
            <text:p>1283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72]+[.A373]" office:value-type="float" office:value="12874" calcext:value-type="float">
            <text:p>1287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73]+[.A374]" office:value-type="float" office:value="12914" calcext:value-type="float">
            <text:p>1291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74]+[.A375]" office:value-type="float" office:value="12954" calcext:value-type="float">
            <text:p>1295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75]+[.A376]" office:value-type="float" office:value="12994" calcext:value-type="float">
            <text:p>1299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76]+[.A377]" office:value-type="float" office:value="13034" calcext:value-type="float">
            <text:p>1303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77]+[.A378]" office:value-type="float" office:value="13074" calcext:value-type="float">
            <text:p>1307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78]+[.A379]" office:value-type="float" office:value="13114" calcext:value-type="float">
            <text:p>1311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79]+[.A380]" office:value-type="float" office:value="13154" calcext:value-type="float">
            <text:p>1315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80]+[.A381]" office:value-type="float" office:value="13194" calcext:value-type="float">
            <text:p>1319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81]+[.A382]" office:value-type="float" office:value="13234" calcext:value-type="float">
            <text:p>1323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82]+[.A383]" office:value-type="float" office:value="13274" calcext:value-type="float">
            <text:p>1327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83]+[.A384]" office:value-type="float" office:value="13314" calcext:value-type="float">
            <text:p>1331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84]+[.A385]" office:value-type="float" office:value="13354" calcext:value-type="float">
            <text:p>1335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85]+[.A386]" office:value-type="float" office:value="13394" calcext:value-type="float">
            <text:p>1339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86]+[.A387]" office:value-type="float" office:value="13434" calcext:value-type="float">
            <text:p>1343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87]+[.A388]" office:value-type="float" office:value="13474" calcext:value-type="float">
            <text:p>1347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88]+[.A389]" office:value-type="float" office:value="13514" calcext:value-type="float">
            <text:p>1351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89]+[.A390]" office:value-type="float" office:value="13554" calcext:value-type="float">
            <text:p>1355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0]+[.A391]" office:value-type="float" office:value="13594" calcext:value-type="float">
            <text:p>1359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1]+[.A392]" office:value-type="float" office:value="13634" calcext:value-type="float">
            <text:p>1363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2]+[.A393]" office:value-type="float" office:value="13674" calcext:value-type="float">
            <text:p>1367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3]+[.A394]" office:value-type="float" office:value="13714" calcext:value-type="float">
            <text:p>1371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4]+[.A395]" office:value-type="float" office:value="13754" calcext:value-type="float">
            <text:p>1375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5]+[.A396]" office:value-type="float" office:value="13794" calcext:value-type="float">
            <text:p>1379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6]+[.A397]" office:value-type="float" office:value="13834" calcext:value-type="float">
            <text:p>1383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7]+[.A398]" office:value-type="float" office:value="13874" calcext:value-type="float">
            <text:p>1387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8]+[.A399]" office:value-type="float" office:value="13914" calcext:value-type="float">
            <text:p>1391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9]+[.A400]" office:value-type="float" office:value="13954" calcext:value-type="float">
            <text:p>1395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00]+[.A401]" office:value-type="float" office:value="13994" calcext:value-type="float">
            <text:p>1399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1]+[.A402]" office:value-type="float" office:value="14035" calcext:value-type="float">
            <text:p>1403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2]+[.A403]" office:value-type="float" office:value="14076" calcext:value-type="float">
            <text:p>1407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3]+[.A404]" office:value-type="float" office:value="14117" calcext:value-type="float">
            <text:p>1411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4]+[.A405]" office:value-type="float" office:value="14158" calcext:value-type="float">
            <text:p>1415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5]+[.A406]" office:value-type="float" office:value="14199" calcext:value-type="float">
            <text:p>14199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6]+[.A407]" office:value-type="float" office:value="14240" calcext:value-type="float">
            <text:p>1424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7]+[.A408]" office:value-type="float" office:value="14281" calcext:value-type="float">
            <text:p>1428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8]+[.A409]" office:value-type="float" office:value="14322" calcext:value-type="float">
            <text:p>1432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9]+[.A410]" office:value-type="float" office:value="14363" calcext:value-type="float">
            <text:p>1436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10]+[.A411]" office:value-type="float" office:value="14404" calcext:value-type="float">
            <text:p>1440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11]+[.A412]" office:value-type="float" office:value="14445" calcext:value-type="float">
            <text:p>1444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12]+[.A413]" office:value-type="float" office:value="14486" calcext:value-type="float">
            <text:p>1448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13]+[.A414]" office:value-type="float" office:value="14527" calcext:value-type="float">
            <text:p>1452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14]+[.A415]" office:value-type="float" office:value="14568" calcext:value-type="float">
            <text:p>1456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15]+[.A416]" office:value-type="float" office:value="14609" calcext:value-type="float">
            <text:p>14609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16]+[.A417]" office:value-type="float" office:value="14650" calcext:value-type="float">
            <text:p>1465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17]+[.A418]" office:value-type="float" office:value="14691" calcext:value-type="float">
            <text:p>1469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18]+[.A419]" office:value-type="float" office:value="14732" calcext:value-type="float">
            <text:p>1473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19]+[.A420]" office:value-type="float" office:value="14773" calcext:value-type="float">
            <text:p>1477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0]+[.A421]" office:value-type="float" office:value="14814" calcext:value-type="float">
            <text:p>1481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1]+[.A422]" office:value-type="float" office:value="14855" calcext:value-type="float">
            <text:p>1485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2]+[.A423]" office:value-type="float" office:value="14896" calcext:value-type="float">
            <text:p>1489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3]+[.A424]" office:value-type="float" office:value="14937" calcext:value-type="float">
            <text:p>1493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4]+[.A425]" office:value-type="float" office:value="14978" calcext:value-type="float">
            <text:p>1497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5]+[.A426]" office:value-type="float" office:value="15019" calcext:value-type="float">
            <text:p>15019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6]+[.A427]" office:value-type="float" office:value="15060" calcext:value-type="float">
            <text:p>1506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7]+[.A428]" office:value-type="float" office:value="15101" calcext:value-type="float">
            <text:p>1510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8]+[.A429]" office:value-type="float" office:value="15142" calcext:value-type="float">
            <text:p>1514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9]+[.A430]" office:value-type="float" office:value="15183" calcext:value-type="float">
            <text:p>1518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30]+[.A431]" office:value-type="float" office:value="15224" calcext:value-type="float">
            <text:p>1522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1]+[.A432]" office:value-type="float" office:value="15266" calcext:value-type="float">
            <text:p>1526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2]+[.A433]" office:value-type="float" office:value="15308" calcext:value-type="float">
            <text:p>1530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3]+[.A434]" office:value-type="float" office:value="15350" calcext:value-type="float">
            <text:p>1535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4]+[.A435]" office:value-type="float" office:value="15392" calcext:value-type="float">
            <text:p>1539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5]+[.A436]" office:value-type="float" office:value="15434" calcext:value-type="float">
            <text:p>1543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6]+[.A437]" office:value-type="float" office:value="15476" calcext:value-type="float">
            <text:p>1547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7]+[.A438]" office:value-type="float" office:value="15518" calcext:value-type="float">
            <text:p>1551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8]+[.A439]" office:value-type="float" office:value="15560" calcext:value-type="float">
            <text:p>1556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9]+[.A440]" office:value-type="float" office:value="15602" calcext:value-type="float">
            <text:p>1560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40]+[.A441]" office:value-type="float" office:value="15644" calcext:value-type="float">
            <text:p>1564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41]+[.A442]" office:value-type="float" office:value="15686" calcext:value-type="float">
            <text:p>1568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42]+[.A443]" office:value-type="float" office:value="15728" calcext:value-type="float">
            <text:p>1572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43]+[.A444]" office:value-type="float" office:value="15770" calcext:value-type="float">
            <text:p>1577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44]+[.A445]" office:value-type="float" office:value="15812" calcext:value-type="float">
            <text:p>1581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45]+[.A446]" office:value-type="float" office:value="15854" calcext:value-type="float">
            <text:p>1585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46]+[.A447]" office:value-type="float" office:value="15896" calcext:value-type="float">
            <text:p>1589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47]+[.A448]" office:value-type="float" office:value="15938" calcext:value-type="float">
            <text:p>1593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48]+[.A449]" office:value-type="float" office:value="15980" calcext:value-type="float">
            <text:p>1598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49]+[.A450]" office:value-type="float" office:value="16022" calcext:value-type="float">
            <text:p>1602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50]+[.A451]" office:value-type="float" office:value="16064" calcext:value-type="float">
            <text:p>1606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51]+[.A452]" office:value-type="float" office:value="16106" calcext:value-type="float">
            <text:p>1610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52]+[.A453]" office:value-type="float" office:value="16148" calcext:value-type="float">
            <text:p>1614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53]+[.A454]" office:value-type="float" office:value="16190" calcext:value-type="float">
            <text:p>1619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54]+[.A455]" office:value-type="float" office:value="16232" calcext:value-type="float">
            <text:p>1623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55]+[.A456]" office:value-type="float" office:value="16274" calcext:value-type="float">
            <text:p>1627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56]+[.A457]" office:value-type="float" office:value="16316" calcext:value-type="float">
            <text:p>1631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57]+[.A458]" office:value-type="float" office:value="16358" calcext:value-type="float">
            <text:p>1635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58]+[.A459]" office:value-type="float" office:value="16400" calcext:value-type="float">
            <text:p>1640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59]+[.A460]" office:value-type="float" office:value="16442" calcext:value-type="float">
            <text:p>164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60]+[.A461]" office:value-type="float" office:value="16484" calcext:value-type="float">
            <text:p>1648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61]+[.A462]" office:value-type="float" office:value="16526" calcext:value-type="float">
            <text:p>1652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62]+[.A463]" office:value-type="float" office:value="16568" calcext:value-type="float">
            <text:p>1656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63]+[.A464]" office:value-type="float" office:value="16610" calcext:value-type="float">
            <text:p>1661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64]+[.A465]" office:value-type="float" office:value="16652" calcext:value-type="float">
            <text:p>1665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65]+[.A466]" office:value-type="float" office:value="16694" calcext:value-type="float">
            <text:p>1669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66]+[.A467]" office:value-type="float" office:value="16736" calcext:value-type="float">
            <text:p>1673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67]+[.A468]" office:value-type="float" office:value="16778" calcext:value-type="float">
            <text:p>16778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68]+[.A469]" office:value-type="float" office:value="16821" calcext:value-type="float">
            <text:p>16821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69]+[.A470]" office:value-type="float" office:value="16864" calcext:value-type="float">
            <text:p>1686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70]+[.A471]" office:value-type="float" office:value="16907" calcext:value-type="float">
            <text:p>1690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71]+[.A472]" office:value-type="float" office:value="16950" calcext:value-type="float">
            <text:p>1695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72]+[.A473]" office:value-type="float" office:value="16993" calcext:value-type="float">
            <text:p>1699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73]+[.A474]" office:value-type="float" office:value="17036" calcext:value-type="float">
            <text:p>1703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74]+[.A475]" office:value-type="float" office:value="17079" calcext:value-type="float">
            <text:p>17079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75]+[.A476]" office:value-type="float" office:value="17122" calcext:value-type="float">
            <text:p>1712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76]+[.A477]" office:value-type="float" office:value="17165" calcext:value-type="float">
            <text:p>1716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77]+[.A478]" office:value-type="float" office:value="17208" calcext:value-type="float">
            <text:p>17208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78]+[.A479]" office:value-type="float" office:value="17251" calcext:value-type="float">
            <text:p>17251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79]+[.A480]" office:value-type="float" office:value="17294" calcext:value-type="float">
            <text:p>1729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80]+[.A481]" office:value-type="float" office:value="17337" calcext:value-type="float">
            <text:p>1733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81]+[.A482]" office:value-type="float" office:value="17380" calcext:value-type="float">
            <text:p>1738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82]+[.A483]" office:value-type="float" office:value="17423" calcext:value-type="float">
            <text:p>1742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83]+[.A484]" office:value-type="float" office:value="17466" calcext:value-type="float">
            <text:p>1746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84]+[.A485]" office:value-type="float" office:value="17509" calcext:value-type="float">
            <text:p>17509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85]+[.A486]" office:value-type="float" office:value="17552" calcext:value-type="float">
            <text:p>1755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86]+[.A487]" office:value-type="float" office:value="17595" calcext:value-type="float">
            <text:p>1759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87]+[.A488]" office:value-type="float" office:value="17638" calcext:value-type="float">
            <text:p>17638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88]+[.A489]" office:value-type="float" office:value="17681" calcext:value-type="float">
            <text:p>17681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89]+[.A490]" office:value-type="float" office:value="17724" calcext:value-type="float">
            <text:p>1772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90]+[.A491]" office:value-type="float" office:value="17767" calcext:value-type="float">
            <text:p>1776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91]+[.A492]" office:value-type="float" office:value="17810" calcext:value-type="float">
            <text:p>1781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92]+[.A493]" office:value-type="float" office:value="17853" calcext:value-type="float">
            <text:p>1785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93]+[.A494]" office:value-type="float" office:value="17896" calcext:value-type="float">
            <text:p>1789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94]+[.A495]" office:value-type="float" office:value="17939" calcext:value-type="float">
            <text:p>17939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95]+[.A496]" office:value-type="float" office:value="17982" calcext:value-type="float">
            <text:p>1798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96]+[.A497]" office:value-type="float" office:value="18025" calcext:value-type="float">
            <text:p>1802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97]+[.A498]" office:value-type="float" office:value="18069" calcext:value-type="float">
            <text:p>1806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98]+[.A499]" office:value-type="float" office:value="18113" calcext:value-type="float">
            <text:p>1811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99]+[.A500]" office:value-type="float" office:value="18157" calcext:value-type="float">
            <text:p>1815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00]+[.A501]" office:value-type="float" office:value="18201" calcext:value-type="float">
            <text:p>1820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01]+[.A502]" office:value-type="float" office:value="18245" calcext:value-type="float">
            <text:p>182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02]+[.A503]" office:value-type="float" office:value="18289" calcext:value-type="float">
            <text:p>1828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03]+[.A504]" office:value-type="float" office:value="18333" calcext:value-type="float">
            <text:p>1833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04]+[.A505]" office:value-type="float" office:value="18377" calcext:value-type="float">
            <text:p>1837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05]+[.A506]" office:value-type="float" office:value="18421" calcext:value-type="float">
            <text:p>1842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06]+[.A507]" office:value-type="float" office:value="18465" calcext:value-type="float">
            <text:p>1846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07]+[.A508]" office:value-type="float" office:value="18509" calcext:value-type="float">
            <text:p>1850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08]+[.A509]" office:value-type="float" office:value="18553" calcext:value-type="float">
            <text:p>1855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09]+[.A510]" office:value-type="float" office:value="18597" calcext:value-type="float">
            <text:p>1859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10]+[.A511]" office:value-type="float" office:value="18641" calcext:value-type="float">
            <text:p>1864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11]+[.A512]" office:value-type="float" office:value="18685" calcext:value-type="float">
            <text:p>1868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12]+[.A513]" office:value-type="float" office:value="18729" calcext:value-type="float">
            <text:p>1872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13]+[.A514]" office:value-type="float" office:value="18773" calcext:value-type="float">
            <text:p>1877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14]+[.A515]" office:value-type="float" office:value="18817" calcext:value-type="float">
            <text:p>1881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15]+[.A516]" office:value-type="float" office:value="18861" calcext:value-type="float">
            <text:p>1886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16]+[.A517]" office:value-type="float" office:value="18905" calcext:value-type="float">
            <text:p>1890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17]+[.A518]" office:value-type="float" office:value="18949" calcext:value-type="float">
            <text:p>1894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18]+[.A519]" office:value-type="float" office:value="18993" calcext:value-type="float">
            <text:p>1899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19]+[.A520]" office:value-type="float" office:value="19037" calcext:value-type="float">
            <text:p>1903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20]+[.A521]" office:value-type="float" office:value="19081" calcext:value-type="float">
            <text:p>1908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21]+[.A522]" office:value-type="float" office:value="19125" calcext:value-type="float">
            <text:p>1912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22]+[.A523]" office:value-type="float" office:value="19169" calcext:value-type="float">
            <text:p>1916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23]+[.A524]" office:value-type="float" office:value="19213" calcext:value-type="float">
            <text:p>1921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24]+[.A525]" office:value-type="float" office:value="19257" calcext:value-type="float">
            <text:p>1925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25]+[.A526]" office:value-type="float" office:value="19301" calcext:value-type="float">
            <text:p>1930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26]+[.A527]" office:value-type="float" office:value="19345" calcext:value-type="float">
            <text:p>193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27]+[.A528]" office:value-type="float" office:value="19389" calcext:value-type="float">
            <text:p>1938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28]+[.A529]" office:value-type="float" office:value="19433" calcext:value-type="float">
            <text:p>1943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29]+[.A530]" office:value-type="float" office:value="19478" calcext:value-type="float">
            <text:p>1947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30]+[.A531]" office:value-type="float" office:value="19523" calcext:value-type="float">
            <text:p>1952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31]+[.A532]" office:value-type="float" office:value="19568" calcext:value-type="float">
            <text:p>1956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32]+[.A533]" office:value-type="float" office:value="19613" calcext:value-type="float">
            <text:p>1961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33]+[.A534]" office:value-type="float" office:value="19658" calcext:value-type="float">
            <text:p>1965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34]+[.A535]" office:value-type="float" office:value="19703" calcext:value-type="float">
            <text:p>1970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35]+[.A536]" office:value-type="float" office:value="19748" calcext:value-type="float">
            <text:p>1974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36]+[.A537]" office:value-type="float" office:value="19793" calcext:value-type="float">
            <text:p>1979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37]+[.A538]" office:value-type="float" office:value="19838" calcext:value-type="float">
            <text:p>1983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38]+[.A539]" office:value-type="float" office:value="19883" calcext:value-type="float">
            <text:p>1988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39]+[.A540]" office:value-type="float" office:value="19928" calcext:value-type="float">
            <text:p>1992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40]+[.A541]" office:value-type="float" office:value="19973" calcext:value-type="float">
            <text:p>1997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41]+[.A542]" office:value-type="float" office:value="20018" calcext:value-type="float">
            <text:p>2001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42]+[.A543]" office:value-type="float" office:value="20063" calcext:value-type="float">
            <text:p>2006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43]+[.A544]" office:value-type="float" office:value="20108" calcext:value-type="float">
            <text:p>2010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44]+[.A545]" office:value-type="float" office:value="20153" calcext:value-type="float">
            <text:p>2015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45]+[.A546]" office:value-type="float" office:value="20198" calcext:value-type="float">
            <text:p>2019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46]+[.A547]" office:value-type="float" office:value="20243" calcext:value-type="float">
            <text:p>2024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47]+[.A548]" office:value-type="float" office:value="20288" calcext:value-type="float">
            <text:p>2028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48]+[.A549]" office:value-type="float" office:value="20333" calcext:value-type="float">
            <text:p>2033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49]+[.A550]" office:value-type="float" office:value="20378" calcext:value-type="float">
            <text:p>2037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50]+[.A551]" office:value-type="float" office:value="20423" calcext:value-type="float">
            <text:p>2042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51]+[.A552]" office:value-type="float" office:value="20468" calcext:value-type="float">
            <text:p>2046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52]+[.A553]" office:value-type="float" office:value="20513" calcext:value-type="float">
            <text:p>2051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53]+[.A554]" office:value-type="float" office:value="20558" calcext:value-type="float">
            <text:p>2055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54]+[.A555]" office:value-type="float" office:value="20603" calcext:value-type="float">
            <text:p>2060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55]+[.A556]" office:value-type="float" office:value="20648" calcext:value-type="float">
            <text:p>2064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56]+[.A557]" office:value-type="float" office:value="20693" calcext:value-type="float">
            <text:p>2069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57]+[.A558]" office:value-type="float" office:value="20738" calcext:value-type="float">
            <text:p>2073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58]+[.A559]" office:value-type="float" office:value="20783" calcext:value-type="float">
            <text:p>2078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59]+[.A560]" office:value-type="float" office:value="20828" calcext:value-type="float">
            <text:p>2082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60]+[.A561]" office:value-type="float" office:value="20873" calcext:value-type="float">
            <text:p>2087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61]+[.A562]" office:value-type="float" office:value="20918" calcext:value-type="float">
            <text:p>2091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62]+[.A563]" office:value-type="float" office:value="20963" calcext:value-type="float">
            <text:p>2096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63]+[.A564]" office:value-type="float" office:value="21008" calcext:value-type="float">
            <text:p>2100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64]+[.A565]" office:value-type="float" office:value="21053" calcext:value-type="float">
            <text:p>2105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65]+[.A566]" office:value-type="float" office:value="21098" calcext:value-type="float">
            <text:p>2109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66]+[.A567]" office:value-type="float" office:value="21143" calcext:value-type="float">
            <text:p>2114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67]+[.A568]" office:value-type="float" office:value="21189" calcext:value-type="float">
            <text:p>2118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68]+[.A569]" office:value-type="float" office:value="21235" calcext:value-type="float">
            <text:p>2123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69]+[.A570]" office:value-type="float" office:value="21281" calcext:value-type="float">
            <text:p>2128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70]+[.A571]" office:value-type="float" office:value="21327" calcext:value-type="float">
            <text:p>2132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71]+[.A572]" office:value-type="float" office:value="21373" calcext:value-type="float">
            <text:p>2137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72]+[.A573]" office:value-type="float" office:value="21419" calcext:value-type="float">
            <text:p>2141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73]+[.A574]" office:value-type="float" office:value="21465" calcext:value-type="float">
            <text:p>2146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74]+[.A575]" office:value-type="float" office:value="21511" calcext:value-type="float">
            <text:p>2151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75]+[.A576]" office:value-type="float" office:value="21557" calcext:value-type="float">
            <text:p>2155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76]+[.A577]" office:value-type="float" office:value="21603" calcext:value-type="float">
            <text:p>216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77]+[.A578]" office:value-type="float" office:value="21649" calcext:value-type="float">
            <text:p>2164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78]+[.A579]" office:value-type="float" office:value="21695" calcext:value-type="float">
            <text:p>2169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79]+[.A580]" office:value-type="float" office:value="21741" calcext:value-type="float">
            <text:p>2174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80]+[.A581]" office:value-type="float" office:value="21787" calcext:value-type="float">
            <text:p>2178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81]+[.A582]" office:value-type="float" office:value="21833" calcext:value-type="float">
            <text:p>2183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82]+[.A583]" office:value-type="float" office:value="21879" calcext:value-type="float">
            <text:p>2187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83]+[.A584]" office:value-type="float" office:value="21925" calcext:value-type="float">
            <text:p>2192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84]+[.A585]" office:value-type="float" office:value="21971" calcext:value-type="float">
            <text:p>2197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85]+[.A586]" office:value-type="float" office:value="22017" calcext:value-type="float">
            <text:p>2201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86]+[.A587]" office:value-type="float" office:value="22063" calcext:value-type="float">
            <text:p>2206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87]+[.A588]" office:value-type="float" office:value="22109" calcext:value-type="float">
            <text:p>2210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88]+[.A589]" office:value-type="float" office:value="22155" calcext:value-type="float">
            <text:p>2215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89]+[.A590]" office:value-type="float" office:value="22201" calcext:value-type="float">
            <text:p>2220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90]+[.A591]" office:value-type="float" office:value="22247" calcext:value-type="float">
            <text:p>2224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91]+[.A592]" office:value-type="float" office:value="22293" calcext:value-type="float">
            <text:p>2229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92]+[.A593]" office:value-type="float" office:value="22339" calcext:value-type="float">
            <text:p>2233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93]+[.A594]" office:value-type="float" office:value="22385" calcext:value-type="float">
            <text:p>2238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94]+[.A595]" office:value-type="float" office:value="22431" calcext:value-type="float">
            <text:p>2243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95]+[.A596]" office:value-type="float" office:value="22477" calcext:value-type="float">
            <text:p>2247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96]+[.A597]" office:value-type="float" office:value="22523" calcext:value-type="float">
            <text:p>2252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97]+[.A598]" office:value-type="float" office:value="22569" calcext:value-type="float">
            <text:p>2256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98]+[.A599]" office:value-type="float" office:value="22615" calcext:value-type="float">
            <text:p>2261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99]+[.A600]" office:value-type="float" office:value="22661" calcext:value-type="float">
            <text:p>2266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600]+[.A601]" office:value-type="float" office:value="22707" calcext:value-type="float">
            <text:p>2270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601]+[.A602]" office:value-type="float" office:value="22753" calcext:value-type="float">
            <text:p>2275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02]+[.A603]" office:value-type="float" office:value="22800" calcext:value-type="float">
            <text:p>2280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03]+[.A604]" office:value-type="float" office:value="22847" calcext:value-type="float">
            <text:p>228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04]+[.A605]" office:value-type="float" office:value="22894" calcext:value-type="float">
            <text:p>2289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05]+[.A606]" office:value-type="float" office:value="22941" calcext:value-type="float">
            <text:p>2294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06]+[.A607]" office:value-type="float" office:value="22988" calcext:value-type="float">
            <text:p>2298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07]+[.A608]" office:value-type="float" office:value="23035" calcext:value-type="float">
            <text:p>2303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08]+[.A609]" office:value-type="float" office:value="23082" calcext:value-type="float">
            <text:p>2308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09]+[.A610]" office:value-type="float" office:value="23129" calcext:value-type="float">
            <text:p>23129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10]+[.A611]" office:value-type="float" office:value="23176" calcext:value-type="float">
            <text:p>2317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11]+[.A612]" office:value-type="float" office:value="23223" calcext:value-type="float">
            <text:p>2322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12]+[.A613]" office:value-type="float" office:value="23270" calcext:value-type="float">
            <text:p>2327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13]+[.A614]" office:value-type="float" office:value="23317" calcext:value-type="float">
            <text:p>2331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14]+[.A615]" office:value-type="float" office:value="23364" calcext:value-type="float">
            <text:p>2336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15]+[.A616]" office:value-type="float" office:value="23411" calcext:value-type="float">
            <text:p>2341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16]+[.A617]" office:value-type="float" office:value="23458" calcext:value-type="float">
            <text:p>2345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17]+[.A618]" office:value-type="float" office:value="23505" calcext:value-type="float">
            <text:p>2350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18]+[.A619]" office:value-type="float" office:value="23552" calcext:value-type="float">
            <text:p>2355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19]+[.A620]" office:value-type="float" office:value="23599" calcext:value-type="float">
            <text:p>23599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20]+[.A621]" office:value-type="float" office:value="23646" calcext:value-type="float">
            <text:p>236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21]+[.A622]" office:value-type="float" office:value="23693" calcext:value-type="float">
            <text:p>2369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22]+[.A623]" office:value-type="float" office:value="23740" calcext:value-type="float">
            <text:p>2374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23]+[.A624]" office:value-type="float" office:value="23787" calcext:value-type="float">
            <text:p>2378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24]+[.A625]" office:value-type="float" office:value="23834" calcext:value-type="float">
            <text:p>2383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25]+[.A626]" office:value-type="float" office:value="23881" calcext:value-type="float">
            <text:p>2388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26]+[.A627]" office:value-type="float" office:value="23928" calcext:value-type="float">
            <text:p>2392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27]+[.A628]" office:value-type="float" office:value="23975" calcext:value-type="float">
            <text:p>2397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28]+[.A629]" office:value-type="float" office:value="24022" calcext:value-type="float">
            <text:p>2402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29]+[.A630]" office:value-type="float" office:value="24069" calcext:value-type="float">
            <text:p>24069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30]+[.A631]" office:value-type="float" office:value="24116" calcext:value-type="float">
            <text:p>2411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31]+[.A632]" office:value-type="float" office:value="24163" calcext:value-type="float">
            <text:p>2416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32]+[.A633]" office:value-type="float" office:value="24210" calcext:value-type="float">
            <text:p>2421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33]+[.A634]" office:value-type="float" office:value="24257" calcext:value-type="float">
            <text:p>2425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34]+[.A635]" office:value-type="float" office:value="24304" calcext:value-type="float">
            <text:p>2430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35]+[.A636]" office:value-type="float" office:value="24351" calcext:value-type="float">
            <text:p>2435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36]+[.A637]" office:value-type="float" office:value="24398" calcext:value-type="float">
            <text:p>2439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37]+[.A638]" office:value-type="float" office:value="24445" calcext:value-type="float">
            <text:p>2444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38]+[.A639]" office:value-type="float" office:value="24492" calcext:value-type="float">
            <text:p>2449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39]+[.A640]" office:value-type="float" office:value="24539" calcext:value-type="float">
            <text:p>24539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40]+[.A641]" office:value-type="float" office:value="24586" calcext:value-type="float">
            <text:p>2458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41]+[.A642]" office:value-type="float" office:value="24633" calcext:value-type="float">
            <text:p>2463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42]+[.A643]" office:value-type="float" office:value="24680" calcext:value-type="float">
            <text:p>2468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43]+[.A644]" office:value-type="float" office:value="24727" calcext:value-type="float">
            <text:p>2472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644]+[.A645]" office:value-type="float" office:value="24774" calcext:value-type="float">
            <text:p>2477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45]+[.A646]" office:value-type="float" office:value="24822" calcext:value-type="float">
            <text:p>2482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46]+[.A647]" office:value-type="float" office:value="24870" calcext:value-type="float">
            <text:p>2487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47]+[.A648]" office:value-type="float" office:value="24918" calcext:value-type="float">
            <text:p>2491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48]+[.A649]" office:value-type="float" office:value="24966" calcext:value-type="float">
            <text:p>2496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49]+[.A650]" office:value-type="float" office:value="25014" calcext:value-type="float">
            <text:p>2501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50]+[.A651]" office:value-type="float" office:value="25062" calcext:value-type="float">
            <text:p>2506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51]+[.A652]" office:value-type="float" office:value="25110" calcext:value-type="float">
            <text:p>2511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52]+[.A653]" office:value-type="float" office:value="25158" calcext:value-type="float">
            <text:p>2515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53]+[.A654]" office:value-type="float" office:value="25206" calcext:value-type="float">
            <text:p>2520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54]+[.A655]" office:value-type="float" office:value="25254" calcext:value-type="float">
            <text:p>2525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55]+[.A656]" office:value-type="float" office:value="25302" calcext:value-type="float">
            <text:p>2530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56]+[.A657]" office:value-type="float" office:value="25350" calcext:value-type="float">
            <text:p>2535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57]+[.A658]" office:value-type="float" office:value="25398" calcext:value-type="float">
            <text:p>2539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58]+[.A659]" office:value-type="float" office:value="25446" calcext:value-type="float">
            <text:p>2544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59]+[.A660]" office:value-type="float" office:value="25494" calcext:value-type="float">
            <text:p>2549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60]+[.A661]" office:value-type="float" office:value="25542" calcext:value-type="float">
            <text:p>2554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61]+[.A662]" office:value-type="float" office:value="25590" calcext:value-type="float">
            <text:p>2559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62]+[.A663]" office:value-type="float" office:value="25638" calcext:value-type="float">
            <text:p>2563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63]+[.A664]" office:value-type="float" office:value="25686" calcext:value-type="float">
            <text:p>2568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64]+[.A665]" office:value-type="float" office:value="25734" calcext:value-type="float">
            <text:p>2573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65]+[.A666]" office:value-type="float" office:value="25782" calcext:value-type="float">
            <text:p>2578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66]+[.A667]" office:value-type="float" office:value="25830" calcext:value-type="float">
            <text:p>2583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67]+[.A668]" office:value-type="float" office:value="25878" calcext:value-type="float">
            <text:p>2587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68]+[.A669]" office:value-type="float" office:value="25926" calcext:value-type="float">
            <text:p>2592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69]+[.A670]" office:value-type="float" office:value="25974" calcext:value-type="float">
            <text:p>2597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70]+[.A671]" office:value-type="float" office:value="26022" calcext:value-type="float">
            <text:p>2602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71]+[.A672]" office:value-type="float" office:value="26070" calcext:value-type="float">
            <text:p>2607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72]+[.A673]" office:value-type="float" office:value="26118" calcext:value-type="float">
            <text:p>2611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73]+[.A674]" office:value-type="float" office:value="26166" calcext:value-type="float">
            <text:p>2616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74]+[.A675]" office:value-type="float" office:value="26214" calcext:value-type="float">
            <text:p>2621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675]+[.A676]" office:value-type="float" office:value="26262" calcext:value-type="float">
            <text:p>2626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76]+[.A677]" office:value-type="float" office:value="26311" calcext:value-type="float">
            <text:p>2631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77]+[.A678]" office:value-type="float" office:value="26360" calcext:value-type="float">
            <text:p>2636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78]+[.A679]" office:value-type="float" office:value="26409" calcext:value-type="float">
            <text:p>2640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79]+[.A680]" office:value-type="float" office:value="26458" calcext:value-type="float">
            <text:p>2645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80]+[.A681]" office:value-type="float" office:value="26507" calcext:value-type="float">
            <text:p>26507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81]+[.A682]" office:value-type="float" office:value="26556" calcext:value-type="float">
            <text:p>2655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82]+[.A683]" office:value-type="float" office:value="26605" calcext:value-type="float">
            <text:p>2660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83]+[.A684]" office:value-type="float" office:value="26654" calcext:value-type="float">
            <text:p>2665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84]+[.A685]" office:value-type="float" office:value="26703" calcext:value-type="float">
            <text:p>2670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85]+[.A686]" office:value-type="float" office:value="26752" calcext:value-type="float">
            <text:p>2675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86]+[.A687]" office:value-type="float" office:value="26801" calcext:value-type="float">
            <text:p>2680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87]+[.A688]" office:value-type="float" office:value="26850" calcext:value-type="float">
            <text:p>2685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88]+[.A689]" office:value-type="float" office:value="26899" calcext:value-type="float">
            <text:p>2689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89]+[.A690]" office:value-type="float" office:value="26948" calcext:value-type="float">
            <text:p>2694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90]+[.A691]" office:value-type="float" office:value="26997" calcext:value-type="float">
            <text:p>26997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91]+[.A692]" office:value-type="float" office:value="27046" calcext:value-type="float">
            <text:p>2704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92]+[.A693]" office:value-type="float" office:value="27095" calcext:value-type="float">
            <text:p>2709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93]+[.A694]" office:value-type="float" office:value="27144" calcext:value-type="float">
            <text:p>2714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94]+[.A695]" office:value-type="float" office:value="27193" calcext:value-type="float">
            <text:p>2719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95]+[.A696]" office:value-type="float" office:value="27242" calcext:value-type="float">
            <text:p>2724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96]+[.A697]" office:value-type="float" office:value="27291" calcext:value-type="float">
            <text:p>2729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97]+[.A698]" office:value-type="float" office:value="27340" calcext:value-type="float">
            <text:p>2734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98]+[.A699]" office:value-type="float" office:value="27389" calcext:value-type="float">
            <text:p>2738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99]+[.A700]" office:value-type="float" office:value="27438" calcext:value-type="float">
            <text:p>2743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700]+[.A701]" office:value-type="float" office:value="27487" calcext:value-type="float">
            <text:p>27487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701]+[.A702]" office:value-type="float" office:value="27536" calcext:value-type="float">
            <text:p>2753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702]+[.A703]" office:value-type="float" office:value="27585" calcext:value-type="float">
            <text:p>2758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703]+[.A704]" office:value-type="float" office:value="27634" calcext:value-type="float">
            <text:p>2763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704]+[.A705]" office:value-type="float" office:value="27683" calcext:value-type="float">
            <text:p>2768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705]+[.A706]" office:value-type="float" office:value="27732" calcext:value-type="float">
            <text:p>2773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706]+[.A707]" office:value-type="float" office:value="27781" calcext:value-type="float">
            <text:p>2778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707]+[.A708]" office:value-type="float" office:value="27830" calcext:value-type="float">
            <text:p>2783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708]+[.A709]" office:value-type="float" office:value="27879" calcext:value-type="float">
            <text:p>2787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709]+[.A710]" office:value-type="float" office:value="27928" calcext:value-type="float">
            <text:p>2792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10]+[.A711]" office:value-type="float" office:value="27978" calcext:value-type="float">
            <text:p>2797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11]+[.A712]" office:value-type="float" office:value="28028" calcext:value-type="float">
            <text:p>2802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12]+[.A713]" office:value-type="float" office:value="28078" calcext:value-type="float">
            <text:p>2807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13]+[.A714]" office:value-type="float" office:value="28128" calcext:value-type="float">
            <text:p>2812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14]+[.A715]" office:value-type="float" office:value="28178" calcext:value-type="float">
            <text:p>2817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15]+[.A716]" office:value-type="float" office:value="28228" calcext:value-type="float">
            <text:p>2822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16]+[.A717]" office:value-type="float" office:value="28278" calcext:value-type="float">
            <text:p>2827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17]+[.A718]" office:value-type="float" office:value="28328" calcext:value-type="float">
            <text:p>2832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18]+[.A719]" office:value-type="float" office:value="28378" calcext:value-type="float">
            <text:p>2837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19]+[.A720]" office:value-type="float" office:value="28428" calcext:value-type="float">
            <text:p>2842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20]+[.A721]" office:value-type="float" office:value="28478" calcext:value-type="float">
            <text:p>2847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21]+[.A722]" office:value-type="float" office:value="28528" calcext:value-type="float">
            <text:p>2852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22]+[.A723]" office:value-type="float" office:value="28578" calcext:value-type="float">
            <text:p>2857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23]+[.A724]" office:value-type="float" office:value="28628" calcext:value-type="float">
            <text:p>2862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24]+[.A725]" office:value-type="float" office:value="28678" calcext:value-type="float">
            <text:p>2867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25]+[.A726]" office:value-type="float" office:value="28728" calcext:value-type="float">
            <text:p>2872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26]+[.A727]" office:value-type="float" office:value="28778" calcext:value-type="float">
            <text:p>2877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27]+[.A728]" office:value-type="float" office:value="28828" calcext:value-type="float">
            <text:p>2882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28]+[.A729]" office:value-type="float" office:value="28878" calcext:value-type="float">
            <text:p>2887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29]+[.A730]" office:value-type="float" office:value="28928" calcext:value-type="float">
            <text:p>2892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30]+[.A731]" office:value-type="float" office:value="28978" calcext:value-type="float">
            <text:p>2897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31]+[.A732]" office:value-type="float" office:value="29028" calcext:value-type="float">
            <text:p>2902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32]+[.A733]" office:value-type="float" office:value="29078" calcext:value-type="float">
            <text:p>2907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33]+[.A734]" office:value-type="float" office:value="29128" calcext:value-type="float">
            <text:p>2912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34]+[.A735]" office:value-type="float" office:value="29178" calcext:value-type="float">
            <text:p>2917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35]+[.A736]" office:value-type="float" office:value="29228" calcext:value-type="float">
            <text:p>2922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36]+[.A737]" office:value-type="float" office:value="29278" calcext:value-type="float">
            <text:p>2927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37]+[.A738]" office:value-type="float" office:value="29328" calcext:value-type="float">
            <text:p>2932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38]+[.A739]" office:value-type="float" office:value="29378" calcext:value-type="float">
            <text:p>2937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39]+[.A740]" office:value-type="float" office:value="29428" calcext:value-type="float">
            <text:p>2942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40]+[.A741]" office:value-type="float" office:value="29478" calcext:value-type="float">
            <text:p>2947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41]+[.A742]" office:value-type="float" office:value="29528" calcext:value-type="float">
            <text:p>2952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42]+[.A743]" office:value-type="float" office:value="29578" calcext:value-type="float">
            <text:p>2957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43]+[.A744]" office:value-type="float" office:value="29628" calcext:value-type="float">
            <text:p>2962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44]+[.A745]" office:value-type="float" office:value="29679" calcext:value-type="float">
            <text:p>29679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45]+[.A746]" office:value-type="float" office:value="29730" calcext:value-type="float">
            <text:p>2973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46]+[.A747]" office:value-type="float" office:value="29781" calcext:value-type="float">
            <text:p>2978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47]+[.A748]" office:value-type="float" office:value="29832" calcext:value-type="float">
            <text:p>2983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48]+[.A749]" office:value-type="float" office:value="29883" calcext:value-type="float">
            <text:p>2988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49]+[.A750]" office:value-type="float" office:value="29934" calcext:value-type="float">
            <text:p>2993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50]+[.A751]" office:value-type="float" office:value="29985" calcext:value-type="float">
            <text:p>2998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51]+[.A752]" office:value-type="float" office:value="30036" calcext:value-type="float">
            <text:p>3003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52]+[.A753]" office:value-type="float" office:value="30087" calcext:value-type="float">
            <text:p>3008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53]+[.A754]" office:value-type="float" office:value="30138" calcext:value-type="float">
            <text:p>3013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54]+[.A755]" office:value-type="float" office:value="30189" calcext:value-type="float">
            <text:p>30189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55]+[.A756]" office:value-type="float" office:value="30240" calcext:value-type="float">
            <text:p>3024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56]+[.A757]" office:value-type="float" office:value="30291" calcext:value-type="float">
            <text:p>3029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57]+[.A758]" office:value-type="float" office:value="30342" calcext:value-type="float">
            <text:p>3034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58]+[.A759]" office:value-type="float" office:value="30393" calcext:value-type="float">
            <text:p>3039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59]+[.A760]" office:value-type="float" office:value="30444" calcext:value-type="float">
            <text:p>3044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60]+[.A761]" office:value-type="float" office:value="30495" calcext:value-type="float">
            <text:p>3049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61]+[.A762]" office:value-type="float" office:value="30546" calcext:value-type="float">
            <text:p>3054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62]+[.A763]" office:value-type="float" office:value="30597" calcext:value-type="float">
            <text:p>3059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63]+[.A764]" office:value-type="float" office:value="30648" calcext:value-type="float">
            <text:p>3064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64]+[.A765]" office:value-type="float" office:value="30699" calcext:value-type="float">
            <text:p>30699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65]+[.A766]" office:value-type="float" office:value="30750" calcext:value-type="float">
            <text:p>3075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66]+[.A767]" office:value-type="float" office:value="30801" calcext:value-type="float">
            <text:p>3080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67]+[.A768]" office:value-type="float" office:value="30852" calcext:value-type="float">
            <text:p>3085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68]+[.A769]" office:value-type="float" office:value="30903" calcext:value-type="float">
            <text:p>3090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69]+[.A770]" office:value-type="float" office:value="30954" calcext:value-type="float">
            <text:p>3095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70]+[.A771]" office:value-type="float" office:value="31005" calcext:value-type="float">
            <text:p>3100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71]+[.A772]" office:value-type="float" office:value="31056" calcext:value-type="float">
            <text:p>3105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72]+[.A773]" office:value-type="float" office:value="31107" calcext:value-type="float">
            <text:p>3110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73]+[.A774]" office:value-type="float" office:value="31158" calcext:value-type="float">
            <text:p>3115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74]+[.A775]" office:value-type="float" office:value="31209" calcext:value-type="float">
            <text:p>31209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75]+[.A776]" office:value-type="float" office:value="31260" calcext:value-type="float">
            <text:p>3126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76]+[.A777]" office:value-type="float" office:value="31311" calcext:value-type="float">
            <text:p>3131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77]+[.A778]" office:value-type="float" office:value="31362" calcext:value-type="float">
            <text:p>3136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78]+[.A779]" office:value-type="float" office:value="31413" calcext:value-type="float">
            <text:p>3141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79]+[.A780]" office:value-type="float" office:value="31464" calcext:value-type="float">
            <text:p>3146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80]+[.A781]" office:value-type="float" office:value="31515" calcext:value-type="float">
            <text:p>3151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81]+[.A782]" office:value-type="float" office:value="31566" calcext:value-type="float">
            <text:p>3156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82]+[.A783]" office:value-type="float" office:value="31617" calcext:value-type="float">
            <text:p>3161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83]+[.A784]" office:value-type="float" office:value="31668" calcext:value-type="float">
            <text:p>3166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84]+[.A785]" office:value-type="float" office:value="31719" calcext:value-type="float">
            <text:p>31719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85]+[.A786]" office:value-type="float" office:value="31770" calcext:value-type="float">
            <text:p>3177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86]+[.A787]" office:value-type="float" office:value="31821" calcext:value-type="float">
            <text:p>3182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787]+[.A788]" office:value-type="float" office:value="31873" calcext:value-type="float">
            <text:p>3187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788]+[.A789]" office:value-type="float" office:value="31925" calcext:value-type="float">
            <text:p>3192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789]+[.A790]" office:value-type="float" office:value="31977" calcext:value-type="float">
            <text:p>31977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790]+[.A791]" office:value-type="float" office:value="32029" calcext:value-type="float">
            <text:p>32029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791]+[.A792]" office:value-type="float" office:value="32081" calcext:value-type="float">
            <text:p>3208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792]+[.A793]" office:value-type="float" office:value="32133" calcext:value-type="float">
            <text:p>3213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793]+[.A794]" office:value-type="float" office:value="32185" calcext:value-type="float">
            <text:p>3218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794]+[.A795]" office:value-type="float" office:value="32237" calcext:value-type="float">
            <text:p>32237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795]+[.A796]" office:value-type="float" office:value="32289" calcext:value-type="float">
            <text:p>32289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796]+[.A797]" office:value-type="float" office:value="32341" calcext:value-type="float">
            <text:p>3234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797]+[.A798]" office:value-type="float" office:value="32393" calcext:value-type="float">
            <text:p>3239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798]+[.A799]" office:value-type="float" office:value="32445" calcext:value-type="float">
            <text:p>3244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799]+[.A800]" office:value-type="float" office:value="32497" calcext:value-type="float">
            <text:p>32497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800]+[.A801]" office:value-type="float" office:value="32549" calcext:value-type="float">
            <text:p>32549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801]+[.A802]" office:value-type="float" office:value="32601" calcext:value-type="float">
            <text:p>3260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802]+[.A803]" office:value-type="float" office:value="32653" calcext:value-type="float">
            <text:p>3265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803]+[.A804]" office:value-type="float" office:value="32705" calcext:value-type="float">
            <text:p>3270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804]+[.A805]" office:value-type="float" office:value="32757" calcext:value-type="float">
            <text:p>32757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805]+[.A806]" office:value-type="float" office:value="32809" calcext:value-type="float">
            <text:p>32809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806]+[.A807]" office:value-type="float" office:value="32861" calcext:value-type="float">
            <text:p>3286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807]+[.A808]" office:value-type="float" office:value="32913" calcext:value-type="float">
            <text:p>3291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808]+[.A809]" office:value-type="float" office:value="32965" calcext:value-type="float">
            <text:p>3296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809]+[.A810]" office:value-type="float" office:value="33017" calcext:value-type="float">
            <text:p>33017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810]+[.A811]" office:value-type="float" office:value="33069" calcext:value-type="float">
            <text:p>33069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811]+[.A812]" office:value-type="float" office:value="33121" calcext:value-type="float">
            <text:p>3312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812]+[.A813]" office:value-type="float" office:value="33173" calcext:value-type="float">
            <text:p>3317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813]+[.A814]" office:value-type="float" office:value="33225" calcext:value-type="float">
            <text:p>3322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814]+[.A815]" office:value-type="float" office:value="33277" calcext:value-type="float">
            <text:p>3327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15]+[.A816]" office:value-type="float" office:value="33330" calcext:value-type="float">
            <text:p>3333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16]+[.A817]" office:value-type="float" office:value="33383" calcext:value-type="float">
            <text:p>3338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17]+[.A818]" office:value-type="float" office:value="33436" calcext:value-type="float">
            <text:p>3343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18]+[.A819]" office:value-type="float" office:value="33489" calcext:value-type="float">
            <text:p>33489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19]+[.A820]" office:value-type="float" office:value="33542" calcext:value-type="float">
            <text:p>3354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20]+[.A821]" office:value-type="float" office:value="33595" calcext:value-type="float">
            <text:p>3359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21]+[.A822]" office:value-type="float" office:value="33648" calcext:value-type="float">
            <text:p>3364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22]+[.A823]" office:value-type="float" office:value="33701" calcext:value-type="float">
            <text:p>3370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23]+[.A824]" office:value-type="float" office:value="33754" calcext:value-type="float">
            <text:p>3375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24]+[.A825]" office:value-type="float" office:value="33807" calcext:value-type="float">
            <text:p>3380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25]+[.A826]" office:value-type="float" office:value="33860" calcext:value-type="float">
            <text:p>3386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26]+[.A827]" office:value-type="float" office:value="33913" calcext:value-type="float">
            <text:p>3391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27]+[.A828]" office:value-type="float" office:value="33966" calcext:value-type="float">
            <text:p>3396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28]+[.A829]" office:value-type="float" office:value="34019" calcext:value-type="float">
            <text:p>34019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29]+[.A830]" office:value-type="float" office:value="34072" calcext:value-type="float">
            <text:p>3407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30]+[.A831]" office:value-type="float" office:value="34125" calcext:value-type="float">
            <text:p>3412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31]+[.A832]" office:value-type="float" office:value="34178" calcext:value-type="float">
            <text:p>3417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32]+[.A833]" office:value-type="float" office:value="34231" calcext:value-type="float">
            <text:p>3423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33]+[.A834]" office:value-type="float" office:value="34284" calcext:value-type="float">
            <text:p>3428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34]+[.A835]" office:value-type="float" office:value="34337" calcext:value-type="float">
            <text:p>3433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35]+[.A836]" office:value-type="float" office:value="34390" calcext:value-type="float">
            <text:p>3439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36]+[.A837]" office:value-type="float" office:value="34443" calcext:value-type="float">
            <text:p>3444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37]+[.A838]" office:value-type="float" office:value="34496" calcext:value-type="float">
            <text:p>3449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38]+[.A839]" office:value-type="float" office:value="34549" calcext:value-type="float">
            <text:p>34549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39]+[.A840]" office:value-type="float" office:value="34602" calcext:value-type="float">
            <text:p>3460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40]+[.A841]" office:value-type="float" office:value="34655" calcext:value-type="float">
            <text:p>3465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41]+[.A842]" office:value-type="float" office:value="34708" calcext:value-type="float">
            <text:p>3470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42]+[.A843]" office:value-type="float" office:value="34761" calcext:value-type="float">
            <text:p>3476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43]+[.A844]" office:value-type="float" office:value="34814" calcext:value-type="float">
            <text:p>3481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44]+[.A845]" office:value-type="float" office:value="34867" calcext:value-type="float">
            <text:p>3486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845]+[.A846]" office:value-type="float" office:value="34920" calcext:value-type="float">
            <text:p>34920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B846]+[.A847]" office:value-type="float" office:value="34973" calcext:value-type="float">
            <text:p>3497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47]+[.A848]" office:value-type="float" office:value="35027" calcext:value-type="float">
            <text:p>3502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48]+[.A849]" office:value-type="float" office:value="35081" calcext:value-type="float">
            <text:p>35081</text:p>
          </table:table-cell>
          <table:table-cell table:number-columns-repeated="5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B849]+[.A850]" office:value-type="float" office:value="35147" calcext:value-type="float">
            <text:p>35147</text:p>
          </table:table-cell>
          <table:table-cell office:value-type="float" office:value="35147" calcext:value-type="float">
            <text:p>35147</text:p>
          </table:table-cell>
          <table:table-cell table:formula="of:=[.C850]-[.B850]" office:value-type="float" office:value="0" calcext:value-type="float">
            <text:p>0</text:p>
          </table:table-cell>
          <table:table-cell/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50]+[.A851]" office:value-type="float" office:value="35201" calcext:value-type="float">
            <text:p>3520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51]+[.A852]" office:value-type="float" office:value="35255" calcext:value-type="float">
            <text:p>3525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52]+[.A853]" office:value-type="float" office:value="35309" calcext:value-type="float">
            <text:p>35309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53]+[.A854]" office:value-type="float" office:value="35363" calcext:value-type="float">
            <text:p>3536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54]+[.A855]" office:value-type="float" office:value="35417" calcext:value-type="float">
            <text:p>3541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55]+[.A856]" office:value-type="float" office:value="35471" calcext:value-type="float">
            <text:p>3547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56]+[.A857]" office:value-type="float" office:value="35525" calcext:value-type="float">
            <text:p>3552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57]+[.A858]" office:value-type="float" office:value="35579" calcext:value-type="float">
            <text:p>35579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58]+[.A859]" office:value-type="float" office:value="35633" calcext:value-type="float">
            <text:p>3563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59]+[.A860]" office:value-type="float" office:value="35687" calcext:value-type="float">
            <text:p>3568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60]+[.A861]" office:value-type="float" office:value="35741" calcext:value-type="float">
            <text:p>3574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61]+[.A862]" office:value-type="float" office:value="35795" calcext:value-type="float">
            <text:p>3579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62]+[.A863]" office:value-type="float" office:value="35849" calcext:value-type="float">
            <text:p>35849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63]+[.A864]" office:value-type="float" office:value="35903" calcext:value-type="float">
            <text:p>3590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64]+[.A865]" office:value-type="float" office:value="35957" calcext:value-type="float">
            <text:p>3595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65]+[.A866]" office:value-type="float" office:value="36011" calcext:value-type="float">
            <text:p>3601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66]+[.A867]" office:value-type="float" office:value="36065" calcext:value-type="float">
            <text:p>3606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67]+[.A868]" office:value-type="float" office:value="36119" calcext:value-type="float">
            <text:p>36119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68]+[.A869]" office:value-type="float" office:value="36173" calcext:value-type="float">
            <text:p>3617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69]+[.A870]" office:value-type="float" office:value="36227" calcext:value-type="float">
            <text:p>3622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70]+[.A871]" office:value-type="float" office:value="36281" calcext:value-type="float">
            <text:p>3628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71]+[.A872]" office:value-type="float" office:value="36335" calcext:value-type="float">
            <text:p>3633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72]+[.A873]" office:value-type="float" office:value="36389" calcext:value-type="float">
            <text:p>36389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73]+[.A874]" office:value-type="float" office:value="36443" calcext:value-type="float">
            <text:p>3644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74]+[.A875]" office:value-type="float" office:value="36497" calcext:value-type="float">
            <text:p>3649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75]+[.A876]" office:value-type="float" office:value="36551" calcext:value-type="float">
            <text:p>3655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76]+[.A877]" office:value-type="float" office:value="36605" calcext:value-type="float">
            <text:p>3660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77]+[.A878]" office:value-type="float" office:value="36660" calcext:value-type="float">
            <text:p>3666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78]+[.A879]" office:value-type="float" office:value="36715" calcext:value-type="float">
            <text:p>3671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79]+[.A880]" office:value-type="float" office:value="36770" calcext:value-type="float">
            <text:p>3677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80]+[.A881]" office:value-type="float" office:value="36825" calcext:value-type="float">
            <text:p>3682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81]+[.A882]" office:value-type="float" office:value="36880" calcext:value-type="float">
            <text:p>3688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82]+[.A883]" office:value-type="float" office:value="36935" calcext:value-type="float">
            <text:p>3693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83]+[.A884]" office:value-type="float" office:value="36990" calcext:value-type="float">
            <text:p>3699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84]+[.A885]" office:value-type="float" office:value="37045" calcext:value-type="float">
            <text:p>3704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85]+[.A886]" office:value-type="float" office:value="37100" calcext:value-type="float">
            <text:p>3710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86]+[.A887]" office:value-type="float" office:value="37155" calcext:value-type="float">
            <text:p>3715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87]+[.A888]" office:value-type="float" office:value="37210" calcext:value-type="float">
            <text:p>3721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88]+[.A889]" office:value-type="float" office:value="37265" calcext:value-type="float">
            <text:p>3726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89]+[.A890]" office:value-type="float" office:value="37320" calcext:value-type="float">
            <text:p>3732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90]+[.A891]" office:value-type="float" office:value="37375" calcext:value-type="float">
            <text:p>3737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91]+[.A892]" office:value-type="float" office:value="37430" calcext:value-type="float">
            <text:p>3743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92]+[.A893]" office:value-type="float" office:value="37485" calcext:value-type="float">
            <text:p>3748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93]+[.A894]" office:value-type="float" office:value="37540" calcext:value-type="float">
            <text:p>3754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94]+[.A895]" office:value-type="float" office:value="37595" calcext:value-type="float">
            <text:p>3759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95]+[.A896]" office:value-type="float" office:value="37650" calcext:value-type="float">
            <text:p>3765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96]+[.A897]" office:value-type="float" office:value="37705" calcext:value-type="float">
            <text:p>3770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97]+[.A898]" office:value-type="float" office:value="37760" calcext:value-type="float">
            <text:p>3776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98]+[.A899]" office:value-type="float" office:value="37815" calcext:value-type="float">
            <text:p>3781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99]+[.A900]" office:value-type="float" office:value="37870" calcext:value-type="float">
            <text:p>3787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900]+[.A901]" office:value-type="float" office:value="37925" calcext:value-type="float">
            <text:p>3792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901]+[.A902]" office:value-type="float" office:value="37980" calcext:value-type="float">
            <text:p>3798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902]+[.A903]" office:value-type="float" office:value="38035" calcext:value-type="float">
            <text:p>3803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903]+[.A904]" office:value-type="float" office:value="38090" calcext:value-type="float">
            <text:p>3809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904]+[.A905]" office:value-type="float" office:value="38145" calcext:value-type="float">
            <text:p>3814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05]+[.A906]" office:value-type="float" office:value="38201" calcext:value-type="float">
            <text:p>38201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06]+[.A907]" office:value-type="float" office:value="38257" calcext:value-type="float">
            <text:p>3825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07]+[.A908]" office:value-type="float" office:value="38313" calcext:value-type="float">
            <text:p>3831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08]+[.A909]" office:value-type="float" office:value="38369" calcext:value-type="float">
            <text:p>3836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09]+[.A910]" office:value-type="float" office:value="38425" calcext:value-type="float">
            <text:p>3842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10]+[.A911]" office:value-type="float" office:value="38481" calcext:value-type="float">
            <text:p>38481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11]+[.A912]" office:value-type="float" office:value="38537" calcext:value-type="float">
            <text:p>3853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12]+[.A913]" office:value-type="float" office:value="38593" calcext:value-type="float">
            <text:p>3859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13]+[.A914]" office:value-type="float" office:value="38649" calcext:value-type="float">
            <text:p>3864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14]+[.A915]" office:value-type="float" office:value="38705" calcext:value-type="float">
            <text:p>3870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15]+[.A916]" office:value-type="float" office:value="38761" calcext:value-type="float">
            <text:p>38761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16]+[.A917]" office:value-type="float" office:value="38817" calcext:value-type="float">
            <text:p>3881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17]+[.A918]" office:value-type="float" office:value="38873" calcext:value-type="float">
            <text:p>3887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18]+[.A919]" office:value-type="float" office:value="38929" calcext:value-type="float">
            <text:p>3892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19]+[.A920]" office:value-type="float" office:value="38985" calcext:value-type="float">
            <text:p>3898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20]+[.A921]" office:value-type="float" office:value="39041" calcext:value-type="float">
            <text:p>39041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21]+[.A922]" office:value-type="float" office:value="39097" calcext:value-type="float">
            <text:p>3909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22]+[.A923]" office:value-type="float" office:value="39153" calcext:value-type="float">
            <text:p>3915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23]+[.A924]" office:value-type="float" office:value="39209" calcext:value-type="float">
            <text:p>3920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24]+[.A925]" office:value-type="float" office:value="39265" calcext:value-type="float">
            <text:p>3926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25]+[.A926]" office:value-type="float" office:value="39321" calcext:value-type="float">
            <text:p>39321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26]+[.A927]" office:value-type="float" office:value="39377" calcext:value-type="float">
            <text:p>3937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27]+[.A928]" office:value-type="float" office:value="39433" calcext:value-type="float">
            <text:p>3943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28]+[.A929]" office:value-type="float" office:value="39489" calcext:value-type="float">
            <text:p>3948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29]+[.A930]" office:value-type="float" office:value="39545" calcext:value-type="float">
            <text:p>3954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30]+[.A931]" office:value-type="float" office:value="39601" calcext:value-type="float">
            <text:p>39601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31]+[.A932]" office:value-type="float" office:value="39657" calcext:value-type="float">
            <text:p>3965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32]+[.A933]" office:value-type="float" office:value="39714" calcext:value-type="float">
            <text:p>39714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33]+[.A934]" office:value-type="float" office:value="39771" calcext:value-type="float">
            <text:p>39771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34]+[.A935]" office:value-type="float" office:value="39828" calcext:value-type="float">
            <text:p>3982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35]+[.A936]" office:value-type="float" office:value="39885" calcext:value-type="float">
            <text:p>39885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36]+[.A937]" office:value-type="float" office:value="39942" calcext:value-type="float">
            <text:p>39942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37]+[.A938]" office:value-type="float" office:value="39999" calcext:value-type="float">
            <text:p>39999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38]+[.A939]" office:value-type="float" office:value="40056" calcext:value-type="float">
            <text:p>4005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39]+[.A940]" office:value-type="float" office:value="40113" calcext:value-type="float">
            <text:p>4011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40]+[.A941]" office:value-type="float" office:value="40170" calcext:value-type="float">
            <text:p>4017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41]+[.A942]" office:value-type="float" office:value="40227" calcext:value-type="float">
            <text:p>4022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42]+[.A943]" office:value-type="float" office:value="40284" calcext:value-type="float">
            <text:p>40284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43]+[.A944]" office:value-type="float" office:value="40341" calcext:value-type="float">
            <text:p>40341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44]+[.A945]" office:value-type="float" office:value="40398" calcext:value-type="float">
            <text:p>4039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45]+[.A946]" office:value-type="float" office:value="40455" calcext:value-type="float">
            <text:p>40455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46]+[.A947]" office:value-type="float" office:value="40512" calcext:value-type="float">
            <text:p>40512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47]+[.A948]" office:value-type="float" office:value="40569" calcext:value-type="float">
            <text:p>40569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48]+[.A949]" office:value-type="float" office:value="40626" calcext:value-type="float">
            <text:p>4062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49]+[.A950]" office:value-type="float" office:value="40683" calcext:value-type="float">
            <text:p>4068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50]+[.A951]" office:value-type="float" office:value="40740" calcext:value-type="float">
            <text:p>4074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51]+[.A952]" office:value-type="float" office:value="40797" calcext:value-type="float">
            <text:p>4079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52]+[.A953]" office:value-type="float" office:value="40854" calcext:value-type="float">
            <text:p>40854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53]+[.A954]" office:value-type="float" office:value="40911" calcext:value-type="float">
            <text:p>40911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54]+[.A955]" office:value-type="float" office:value="40968" calcext:value-type="float">
            <text:p>4096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55]+[.A956]" office:value-type="float" office:value="41025" calcext:value-type="float">
            <text:p>41025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56]+[.A957]" office:value-type="float" office:value="41082" calcext:value-type="float">
            <text:p>41082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57]+[.A958]" office:value-type="float" office:value="41139" calcext:value-type="float">
            <text:p>41139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58]+[.A959]" office:value-type="float" office:value="41196" calcext:value-type="float">
            <text:p>4119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59]+[.A960]" office:value-type="float" office:value="41253" calcext:value-type="float">
            <text:p>4125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60]+[.A961]" office:value-type="float" office:value="41310" calcext:value-type="float">
            <text:p>4131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61]+[.A962]" office:value-type="float" office:value="41367" calcext:value-type="float">
            <text:p>4136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62]+[.A963]" office:value-type="float" office:value="41424" calcext:value-type="float">
            <text:p>41424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63]+[.A964]" office:value-type="float" office:value="41481" calcext:value-type="float">
            <text:p>41481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64]+[.A965]" office:value-type="float" office:value="41538" calcext:value-type="float">
            <text:p>4153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65]+[.A966]" office:value-type="float" office:value="41595" calcext:value-type="float">
            <text:p>41595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966]+[.A967]" office:value-type="float" office:value="41652" calcext:value-type="float">
            <text:p>4165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67]+[.A968]" office:value-type="float" office:value="41710" calcext:value-type="float">
            <text:p>4171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68]+[.A969]" office:value-type="float" office:value="41768" calcext:value-type="float">
            <text:p>4176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69]+[.A970]" office:value-type="float" office:value="41826" calcext:value-type="float">
            <text:p>4182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70]+[.A971]" office:value-type="float" office:value="41884" calcext:value-type="float">
            <text:p>4188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71]+[.A972]" office:value-type="float" office:value="41942" calcext:value-type="float">
            <text:p>4194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72]+[.A973]" office:value-type="float" office:value="42000" calcext:value-type="float">
            <text:p>4200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73]+[.A974]" office:value-type="float" office:value="42058" calcext:value-type="float">
            <text:p>420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74]+[.A975]" office:value-type="float" office:value="42116" calcext:value-type="float">
            <text:p>4211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75]+[.A976]" office:value-type="float" office:value="42174" calcext:value-type="float">
            <text:p>4217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76]+[.A977]" office:value-type="float" office:value="42232" calcext:value-type="float">
            <text:p>4223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77]+[.A978]" office:value-type="float" office:value="42290" calcext:value-type="float">
            <text:p>4229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78]+[.A979]" office:value-type="float" office:value="42348" calcext:value-type="float">
            <text:p>4234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79]+[.A980]" office:value-type="float" office:value="42406" calcext:value-type="float">
            <text:p>4240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80]+[.A981]" office:value-type="float" office:value="42464" calcext:value-type="float">
            <text:p>4246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81]+[.A982]" office:value-type="float" office:value="42522" calcext:value-type="float">
            <text:p>4252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82]+[.A983]" office:value-type="float" office:value="42580" calcext:value-type="float">
            <text:p>4258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83]+[.A984]" office:value-type="float" office:value="42638" calcext:value-type="float">
            <text:p>4263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84]+[.A985]" office:value-type="float" office:value="42696" calcext:value-type="float">
            <text:p>4269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85]+[.A986]" office:value-type="float" office:value="42754" calcext:value-type="float">
            <text:p>4275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86]+[.A987]" office:value-type="float" office:value="42812" calcext:value-type="float">
            <text:p>4281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87]+[.A988]" office:value-type="float" office:value="42870" calcext:value-type="float">
            <text:p>4287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88]+[.A989]" office:value-type="float" office:value="42928" calcext:value-type="float">
            <text:p>4292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89]+[.A990]" office:value-type="float" office:value="42986" calcext:value-type="float">
            <text:p>4298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90]+[.A991]" office:value-type="float" office:value="43044" calcext:value-type="float">
            <text:p>4304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91]+[.A992]" office:value-type="float" office:value="43102" calcext:value-type="float">
            <text:p>4310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92]+[.A993]" office:value-type="float" office:value="43160" calcext:value-type="float">
            <text:p>4316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93]+[.A994]" office:value-type="float" office:value="43218" calcext:value-type="float">
            <text:p>4321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94]+[.A995]" office:value-type="float" office:value="43276" calcext:value-type="float">
            <text:p>4327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95]+[.A996]" office:value-type="float" office:value="43334" calcext:value-type="float">
            <text:p>4333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96]+[.A997]" office:value-type="float" office:value="43392" calcext:value-type="float">
            <text:p>4339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97]+[.A998]" office:value-type="float" office:value="43450" calcext:value-type="float">
            <text:p>4345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98]+[.A999]" office:value-type="float" office:value="43508" calcext:value-type="float">
            <text:p>4350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999]+[.A1000]" office:value-type="float" office:value="43566" calcext:value-type="float">
            <text:p>4356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1000]+[.A1001]" office:value-type="float" office:value="43624" calcext:value-type="float">
            <text:p>4362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1001]+[.A1002]" office:value-type="float" office:value="43682" calcext:value-type="float">
            <text:p>4368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1002]+[.A1003]" office:value-type="float" office:value="43740" calcext:value-type="float">
            <text:p>4374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03]+[.A1004]" office:value-type="float" office:value="43799" calcext:value-type="float">
            <text:p>43799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04]+[.A1005]" office:value-type="float" office:value="43858" calcext:value-type="float">
            <text:p>4385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05]+[.A1006]" office:value-type="float" office:value="43917" calcext:value-type="float">
            <text:p>43917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06]+[.A1007]" office:value-type="float" office:value="43976" calcext:value-type="float">
            <text:p>43976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07]+[.A1008]" office:value-type="float" office:value="44035" calcext:value-type="float">
            <text:p>4403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08]+[.A1009]" office:value-type="float" office:value="44094" calcext:value-type="float">
            <text:p>4409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09]+[.A1010]" office:value-type="float" office:value="44153" calcext:value-type="float">
            <text:p>44153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10]+[.A1011]" office:value-type="float" office:value="44212" calcext:value-type="float">
            <text:p>44212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11]+[.A1012]" office:value-type="float" office:value="44271" calcext:value-type="float">
            <text:p>4427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12]+[.A1013]" office:value-type="float" office:value="44330" calcext:value-type="float">
            <text:p>4433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13]+[.A1014]" office:value-type="float" office:value="44389" calcext:value-type="float">
            <text:p>44389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14]+[.A1015]" office:value-type="float" office:value="44448" calcext:value-type="float">
            <text:p>4444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15]+[.A1016]" office:value-type="float" office:value="44507" calcext:value-type="float">
            <text:p>44507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16]+[.A1017]" office:value-type="float" office:value="44566" calcext:value-type="float">
            <text:p>44566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17]+[.A1018]" office:value-type="float" office:value="44625" calcext:value-type="float">
            <text:p>4462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18]+[.A1019]" office:value-type="float" office:value="44684" calcext:value-type="float">
            <text:p>4468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19]+[.A1020]" office:value-type="float" office:value="44743" calcext:value-type="float">
            <text:p>44743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20]+[.A1021]" office:value-type="float" office:value="44802" calcext:value-type="float">
            <text:p>44802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21]+[.A1022]" office:value-type="float" office:value="44861" calcext:value-type="float">
            <text:p>4486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22]+[.A1023]" office:value-type="float" office:value="44920" calcext:value-type="float">
            <text:p>4492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23]+[.A1024]" office:value-type="float" office:value="44979" calcext:value-type="float">
            <text:p>44979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24]+[.A1025]" office:value-type="float" office:value="45038" calcext:value-type="float">
            <text:p>4503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25]+[.A1026]" office:value-type="float" office:value="45097" calcext:value-type="float">
            <text:p>45097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26]+[.A1027]" office:value-type="float" office:value="45156" calcext:value-type="float">
            <text:p>45156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27]+[.A1028]" office:value-type="float" office:value="45215" calcext:value-type="float">
            <text:p>4521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28]+[.A1029]" office:value-type="float" office:value="45274" calcext:value-type="float">
            <text:p>4527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29]+[.A1030]" office:value-type="float" office:value="45333" calcext:value-type="float">
            <text:p>45333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30]+[.A1031]" office:value-type="float" office:value="45392" calcext:value-type="float">
            <text:p>45392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31]+[.A1032]" office:value-type="float" office:value="45451" calcext:value-type="float">
            <text:p>4545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32]+[.A1033]" office:value-type="float" office:value="45510" calcext:value-type="float">
            <text:p>4551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33]+[.A1034]" office:value-type="float" office:value="45569" calcext:value-type="float">
            <text:p>45569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34]+[.A1035]" office:value-type="float" office:value="45628" calcext:value-type="float">
            <text:p>4562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35]+[.A1036]" office:value-type="float" office:value="45687" calcext:value-type="float">
            <text:p>45687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36]+[.A1037]" office:value-type="float" office:value="45746" calcext:value-type="float">
            <text:p>45746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37]+[.A1038]" office:value-type="float" office:value="45805" calcext:value-type="float">
            <text:p>4580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38]+[.A1039]" office:value-type="float" office:value="45864" calcext:value-type="float">
            <text:p>4586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39]+[.A1040]" office:value-type="float" office:value="45923" calcext:value-type="float">
            <text:p>45923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40]+[.A1041]" office:value-type="float" office:value="45982" calcext:value-type="float">
            <text:p>45982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041]+[.A1042]" office:value-type="float" office:value="46041" calcext:value-type="float">
            <text:p>4604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42]+[.A1043]" office:value-type="float" office:value="46101" calcext:value-type="float">
            <text:p>4610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43]+[.A1044]" office:value-type="float" office:value="46161" calcext:value-type="float">
            <text:p>4616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44]+[.A1045]" office:value-type="float" office:value="46221" calcext:value-type="float">
            <text:p>4622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45]+[.A1046]" office:value-type="float" office:value="46281" calcext:value-type="float">
            <text:p>4628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46]+[.A1047]" office:value-type="float" office:value="46341" calcext:value-type="float">
            <text:p>4634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47]+[.A1048]" office:value-type="float" office:value="46401" calcext:value-type="float">
            <text:p>4640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48]+[.A1049]" office:value-type="float" office:value="46461" calcext:value-type="float">
            <text:p>4646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49]+[.A1050]" office:value-type="float" office:value="46521" calcext:value-type="float">
            <text:p>4652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50]+[.A1051]" office:value-type="float" office:value="46581" calcext:value-type="float">
            <text:p>4658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51]+[.A1052]" office:value-type="float" office:value="46641" calcext:value-type="float">
            <text:p>4664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52]+[.A1053]" office:value-type="float" office:value="46701" calcext:value-type="float">
            <text:p>4670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53]+[.A1054]" office:value-type="float" office:value="46761" calcext:value-type="float">
            <text:p>4676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54]+[.A1055]" office:value-type="float" office:value="46821" calcext:value-type="float">
            <text:p>4682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55]+[.A1056]" office:value-type="float" office:value="46881" calcext:value-type="float">
            <text:p>4688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56]+[.A1057]" office:value-type="float" office:value="46941" calcext:value-type="float">
            <text:p>4694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57]+[.A1058]" office:value-type="float" office:value="47001" calcext:value-type="float">
            <text:p>4700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58]+[.A1059]" office:value-type="float" office:value="47061" calcext:value-type="float">
            <text:p>4706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59]+[.A1060]" office:value-type="float" office:value="47121" calcext:value-type="float">
            <text:p>4712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60]+[.A1061]" office:value-type="float" office:value="47181" calcext:value-type="float">
            <text:p>4718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61]+[.A1062]" office:value-type="float" office:value="47241" calcext:value-type="float">
            <text:p>4724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62]+[.A1063]" office:value-type="float" office:value="47301" calcext:value-type="float">
            <text:p>4730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63]+[.A1064]" office:value-type="float" office:value="47361" calcext:value-type="float">
            <text:p>4736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64]+[.A1065]" office:value-type="float" office:value="47421" calcext:value-type="float">
            <text:p>4742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65]+[.A1066]" office:value-type="float" office:value="47481" calcext:value-type="float">
            <text:p>4748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66]+[.A1067]" office:value-type="float" office:value="47541" calcext:value-type="float">
            <text:p>4754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67]+[.A1068]" office:value-type="float" office:value="47601" calcext:value-type="float">
            <text:p>4760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68]+[.A1069]" office:value-type="float" office:value="47661" calcext:value-type="float">
            <text:p>4766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69]+[.A1070]" office:value-type="float" office:value="47721" calcext:value-type="float">
            <text:p>4772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70]+[.A1071]" office:value-type="float" office:value="47781" calcext:value-type="float">
            <text:p>4778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71]+[.A1072]" office:value-type="float" office:value="47841" calcext:value-type="float">
            <text:p>4784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72]+[.A1073]" office:value-type="float" office:value="47901" calcext:value-type="float">
            <text:p>4790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73]+[.A1074]" office:value-type="float" office:value="47961" calcext:value-type="float">
            <text:p>4796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74]+[.A1075]" office:value-type="float" office:value="48021" calcext:value-type="float">
            <text:p>4802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075]+[.A1076]" office:value-type="float" office:value="48081" calcext:value-type="float">
            <text:p>4808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76]+[.A1077]" office:value-type="float" office:value="48142" calcext:value-type="float">
            <text:p>4814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77]+[.A1078]" office:value-type="float" office:value="48203" calcext:value-type="float">
            <text:p>4820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78]+[.A1079]" office:value-type="float" office:value="48264" calcext:value-type="float">
            <text:p>4826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79]+[.A1080]" office:value-type="float" office:value="48325" calcext:value-type="float">
            <text:p>4832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80]+[.A1081]" office:value-type="float" office:value="48386" calcext:value-type="float">
            <text:p>4838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81]+[.A1082]" office:value-type="float" office:value="48447" calcext:value-type="float">
            <text:p>4844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82]+[.A1083]" office:value-type="float" office:value="48508" calcext:value-type="float">
            <text:p>4850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83]+[.A1084]" office:value-type="float" office:value="48569" calcext:value-type="float">
            <text:p>4856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84]+[.A1085]" office:value-type="float" office:value="48630" calcext:value-type="float">
            <text:p>4863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85]+[.A1086]" office:value-type="float" office:value="48691" calcext:value-type="float">
            <text:p>4869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86]+[.A1087]" office:value-type="float" office:value="48752" calcext:value-type="float">
            <text:p>4875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87]+[.A1088]" office:value-type="float" office:value="48813" calcext:value-type="float">
            <text:p>4881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88]+[.A1089]" office:value-type="float" office:value="48874" calcext:value-type="float">
            <text:p>4887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89]+[.A1090]" office:value-type="float" office:value="48935" calcext:value-type="float">
            <text:p>4893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90]+[.A1091]" office:value-type="float" office:value="48996" calcext:value-type="float">
            <text:p>4899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91]+[.A1092]" office:value-type="float" office:value="49057" calcext:value-type="float">
            <text:p>4905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92]+[.A1093]" office:value-type="float" office:value="49118" calcext:value-type="float">
            <text:p>4911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93]+[.A1094]" office:value-type="float" office:value="49179" calcext:value-type="float">
            <text:p>4917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94]+[.A1095]" office:value-type="float" office:value="49240" calcext:value-type="float">
            <text:p>4924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95]+[.A1096]" office:value-type="float" office:value="49301" calcext:value-type="float">
            <text:p>4930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96]+[.A1097]" office:value-type="float" office:value="49362" calcext:value-type="float">
            <text:p>4936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97]+[.A1098]" office:value-type="float" office:value="49423" calcext:value-type="float">
            <text:p>4942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98]+[.A1099]" office:value-type="float" office:value="49484" calcext:value-type="float">
            <text:p>4948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099]+[.A1100]" office:value-type="float" office:value="49545" calcext:value-type="float">
            <text:p>4954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100]+[.A1101]" office:value-type="float" office:value="49606" calcext:value-type="float">
            <text:p>4960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101]+[.A1102]" office:value-type="float" office:value="49667" calcext:value-type="float">
            <text:p>4966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102]+[.A1103]" office:value-type="float" office:value="49728" calcext:value-type="float">
            <text:p>4972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103]+[.A1104]" office:value-type="float" office:value="49789" calcext:value-type="float">
            <text:p>4978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104]+[.A1105]" office:value-type="float" office:value="49850" calcext:value-type="float">
            <text:p>4985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105]+[.A1106]" office:value-type="float" office:value="49911" calcext:value-type="float">
            <text:p>4991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106]+[.A1107]" office:value-type="float" office:value="49972" calcext:value-type="float">
            <text:p>4997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107]+[.A1108]" office:value-type="float" office:value="50033" calcext:value-type="float">
            <text:p>5003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108]+[.A1109]" office:value-type="float" office:value="50094" calcext:value-type="float">
            <text:p>5009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109]+[.A1110]" office:value-type="float" office:value="50155" calcext:value-type="float">
            <text:p>5015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110]+[.A1111]" office:value-type="float" office:value="50216" calcext:value-type="float">
            <text:p>5021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111]+[.A1112]" office:value-type="float" office:value="50277" calcext:value-type="float">
            <text:p>5027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112]+[.A1113]" office:value-type="float" office:value="50338" calcext:value-type="float">
            <text:p>5033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113]+[.A1114]" office:value-type="float" office:value="50399" calcext:value-type="float">
            <text:p>5039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114]+[.A1115]" office:value-type="float" office:value="50460" calcext:value-type="float">
            <text:p>5046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115]+[.A1116]" office:value-type="float" office:value="50521" calcext:value-type="float">
            <text:p>5052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116]+[.A1117]" office:value-type="float" office:value="50582" calcext:value-type="float">
            <text:p>5058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117]+[.A1118]" office:value-type="float" office:value="50643" calcext:value-type="float">
            <text:p>5064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18]+[.A1119]" office:value-type="float" office:value="50705" calcext:value-type="float">
            <text:p>5070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19]+[.A1120]" office:value-type="float" office:value="50767" calcext:value-type="float">
            <text:p>5076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20]+[.A1121]" office:value-type="float" office:value="50829" calcext:value-type="float">
            <text:p>50829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21]+[.A1122]" office:value-type="float" office:value="50891" calcext:value-type="float">
            <text:p>5089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22]+[.A1123]" office:value-type="float" office:value="50953" calcext:value-type="float">
            <text:p>5095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23]+[.A1124]" office:value-type="float" office:value="51015" calcext:value-type="float">
            <text:p>5101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24]+[.A1125]" office:value-type="float" office:value="51077" calcext:value-type="float">
            <text:p>5107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25]+[.A1126]" office:value-type="float" office:value="51139" calcext:value-type="float">
            <text:p>51139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26]+[.A1127]" office:value-type="float" office:value="51201" calcext:value-type="float">
            <text:p>5120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27]+[.A1128]" office:value-type="float" office:value="51263" calcext:value-type="float">
            <text:p>5126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28]+[.A1129]" office:value-type="float" office:value="51325" calcext:value-type="float">
            <text:p>5132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29]+[.A1130]" office:value-type="float" office:value="51387" calcext:value-type="float">
            <text:p>5138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30]+[.A1131]" office:value-type="float" office:value="51449" calcext:value-type="float">
            <text:p>51449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31]+[.A1132]" office:value-type="float" office:value="51511" calcext:value-type="float">
            <text:p>5151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32]+[.A1133]" office:value-type="float" office:value="51573" calcext:value-type="float">
            <text:p>5157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33]+[.A1134]" office:value-type="float" office:value="51635" calcext:value-type="float">
            <text:p>5163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34]+[.A1135]" office:value-type="float" office:value="51697" calcext:value-type="float">
            <text:p>5169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35]+[.A1136]" office:value-type="float" office:value="51759" calcext:value-type="float">
            <text:p>51759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36]+[.A1137]" office:value-type="float" office:value="51821" calcext:value-type="float">
            <text:p>5182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37]+[.A1138]" office:value-type="float" office:value="51883" calcext:value-type="float">
            <text:p>5188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38]+[.A1139]" office:value-type="float" office:value="51945" calcext:value-type="float">
            <text:p>5194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39]+[.A1140]" office:value-type="float" office:value="52007" calcext:value-type="float">
            <text:p>5200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40]+[.A1141]" office:value-type="float" office:value="52069" calcext:value-type="float">
            <text:p>52069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41]+[.A1142]" office:value-type="float" office:value="52131" calcext:value-type="float">
            <text:p>5213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42]+[.A1143]" office:value-type="float" office:value="52193" calcext:value-type="float">
            <text:p>5219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43]+[.A1144]" office:value-type="float" office:value="52255" calcext:value-type="float">
            <text:p>5225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44]+[.A1145]" office:value-type="float" office:value="52317" calcext:value-type="float">
            <text:p>5231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45]+[.A1146]" office:value-type="float" office:value="52379" calcext:value-type="float">
            <text:p>52379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46]+[.A1147]" office:value-type="float" office:value="52441" calcext:value-type="float">
            <text:p>5244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47]+[.A1148]" office:value-type="float" office:value="52503" calcext:value-type="float">
            <text:p>5250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48]+[.A1149]" office:value-type="float" office:value="52565" calcext:value-type="float">
            <text:p>5256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49]+[.A1150]" office:value-type="float" office:value="52627" calcext:value-type="float">
            <text:p>5262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50]+[.A1151]" office:value-type="float" office:value="52689" calcext:value-type="float">
            <text:p>52689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51]+[.A1152]" office:value-type="float" office:value="52751" calcext:value-type="float">
            <text:p>5275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52]+[.A1153]" office:value-type="float" office:value="52813" calcext:value-type="float">
            <text:p>5281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153]+[.A1154]" office:value-type="float" office:value="52875" calcext:value-type="float">
            <text:p>52875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154]+[.A1155]" office:value-type="float" office:value="52938" calcext:value-type="float">
            <text:p>52938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155]+[.A1156]" office:value-type="float" office:value="53001" calcext:value-type="float">
            <text:p>5300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156]+[.A1157]" office:value-type="float" office:value="53064" calcext:value-type="float">
            <text:p>53064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157]+[.A1158]" office:value-type="float" office:value="53127" calcext:value-type="float">
            <text:p>53127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158]+[.A1159]" office:value-type="float" office:value="53190" calcext:value-type="float">
            <text:p>5319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159]+[.A1160]" office:value-type="float" office:value="53253" calcext:value-type="float">
            <text:p>53253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160]+[.A1161]" office:value-type="float" office:value="53316" calcext:value-type="float">
            <text:p>53316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161]+[.A1162]" office:value-type="float" office:value="53379" calcext:value-type="float">
            <text:p>53379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162]+[.A1163]" office:value-type="float" office:value="53442" calcext:value-type="float">
            <text:p>5344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163]+[.A1164]" office:value-type="float" office:value="53505" calcext:value-type="float">
            <text:p>53505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164]+[.A1165]" office:value-type="float" office:value="53568" calcext:value-type="float">
            <text:p>53568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165]+[.A1166]" office:value-type="float" office:value="53631" calcext:value-type="float">
            <text:p>5363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166]+[.A1167]" office:value-type="float" office:value="53694" calcext:value-type="float">
            <text:p>53694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167]+[.A1168]" office:value-type="float" office:value="53757" calcext:value-type="float">
            <text:p>53757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168]+[.A1169]" office:value-type="float" office:value="53820" calcext:value-type="float">
            <text:p>5382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169]+[.A1170]" office:value-type="float" office:value="53883" calcext:value-type="float">
            <text:p>53883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170]+[.A1171]" office:value-type="float" office:value="53946" calcext:value-type="float">
            <text:p>53946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171]+[.A1172]" office:value-type="float" office:value="54009" calcext:value-type="float">
            <text:p>54009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172]+[.A1173]" office:value-type="float" office:value="54072" calcext:value-type="float">
            <text:p>5407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173]+[.A1174]" office:value-type="float" office:value="54135" calcext:value-type="float">
            <text:p>54135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174]+[.A1175]" office:value-type="float" office:value="54198" calcext:value-type="float">
            <text:p>54198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175]+[.A1176]" office:value-type="float" office:value="54261" calcext:value-type="float">
            <text:p>5426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176]+[.A1177]" office:value-type="float" office:value="54324" calcext:value-type="float">
            <text:p>5432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177]+[.A1178]" office:value-type="float" office:value="54388" calcext:value-type="float">
            <text:p>5438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178]+[.A1179]" office:value-type="float" office:value="54452" calcext:value-type="float">
            <text:p>5445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179]+[.A1180]" office:value-type="float" office:value="54516" calcext:value-type="float">
            <text:p>5451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180]+[.A1181]" office:value-type="float" office:value="54580" calcext:value-type="float">
            <text:p>5458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181]+[.A1182]" office:value-type="float" office:value="54644" calcext:value-type="float">
            <text:p>5464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182]+[.A1183]" office:value-type="float" office:value="54708" calcext:value-type="float">
            <text:p>5470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183]+[.A1184]" office:value-type="float" office:value="54772" calcext:value-type="float">
            <text:p>5477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184]+[.A1185]" office:value-type="float" office:value="54836" calcext:value-type="float">
            <text:p>5483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185]+[.A1186]" office:value-type="float" office:value="54900" calcext:value-type="float">
            <text:p>5490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186]+[.A1187]" office:value-type="float" office:value="54964" calcext:value-type="float">
            <text:p>549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187]+[.A1188]" office:value-type="float" office:value="55028" calcext:value-type="float">
            <text:p>5502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188]+[.A1189]" office:value-type="float" office:value="55092" calcext:value-type="float">
            <text:p>5509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189]+[.A1190]" office:value-type="float" office:value="55156" calcext:value-type="float">
            <text:p>5515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190]+[.A1191]" office:value-type="float" office:value="55220" calcext:value-type="float">
            <text:p>5522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191]+[.A1192]" office:value-type="float" office:value="55284" calcext:value-type="float">
            <text:p>5528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192]+[.A1193]" office:value-type="float" office:value="55348" calcext:value-type="float">
            <text:p>5534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193]+[.A1194]" office:value-type="float" office:value="55412" calcext:value-type="float">
            <text:p>5541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194]+[.A1195]" office:value-type="float" office:value="55476" calcext:value-type="float">
            <text:p>5547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195]+[.A1196]" office:value-type="float" office:value="55540" calcext:value-type="float">
            <text:p>5554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196]+[.A1197]" office:value-type="float" office:value="55604" calcext:value-type="float">
            <text:p>5560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197]+[.A1198]" office:value-type="float" office:value="55668" calcext:value-type="float">
            <text:p>5566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198]+[.A1199]" office:value-type="float" office:value="55732" calcext:value-type="float">
            <text:p>5573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199]+[.A1200]" office:value-type="float" office:value="55796" calcext:value-type="float">
            <text:p>5579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200]+[.A1201]" office:value-type="float" office:value="55860" calcext:value-type="float">
            <text:p>5586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01]+[.A1202]" office:value-type="float" office:value="55925" calcext:value-type="float">
            <text:p>5592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02]+[.A1203]" office:value-type="float" office:value="55990" calcext:value-type="float">
            <text:p>5599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03]+[.A1204]" office:value-type="float" office:value="56055" calcext:value-type="float">
            <text:p>5605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04]+[.A1205]" office:value-type="float" office:value="56120" calcext:value-type="float">
            <text:p>5612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05]+[.A1206]" office:value-type="float" office:value="56185" calcext:value-type="float">
            <text:p>5618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06]+[.A1207]" office:value-type="float" office:value="56250" calcext:value-type="float">
            <text:p>5625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07]+[.A1208]" office:value-type="float" office:value="56315" calcext:value-type="float">
            <text:p>5631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08]+[.A1209]" office:value-type="float" office:value="56380" calcext:value-type="float">
            <text:p>5638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09]+[.A1210]" office:value-type="float" office:value="56445" calcext:value-type="float">
            <text:p>5644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10]+[.A1211]" office:value-type="float" office:value="56510" calcext:value-type="float">
            <text:p>5651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11]+[.A1212]" office:value-type="float" office:value="56575" calcext:value-type="float">
            <text:p>5657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12]+[.A1213]" office:value-type="float" office:value="56640" calcext:value-type="float">
            <text:p>5664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13]+[.A1214]" office:value-type="float" office:value="56705" calcext:value-type="float">
            <text:p>5670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14]+[.A1215]" office:value-type="float" office:value="56770" calcext:value-type="float">
            <text:p>5677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15]+[.A1216]" office:value-type="float" office:value="56835" calcext:value-type="float">
            <text:p>5683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16]+[.A1217]" office:value-type="float" office:value="56900" calcext:value-type="float">
            <text:p>5690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17]+[.A1218]" office:value-type="float" office:value="56965" calcext:value-type="float">
            <text:p>5696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18]+[.A1219]" office:value-type="float" office:value="57030" calcext:value-type="float">
            <text:p>5703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19]+[.A1220]" office:value-type="float" office:value="57095" calcext:value-type="float">
            <text:p>5709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20]+[.A1221]" office:value-type="float" office:value="57160" calcext:value-type="float">
            <text:p>5716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21]+[.A1222]" office:value-type="float" office:value="57225" calcext:value-type="float">
            <text:p>5722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22]+[.A1223]" office:value-type="float" office:value="57290" calcext:value-type="float">
            <text:p>5729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23]+[.A1224]" office:value-type="float" office:value="57355" calcext:value-type="float">
            <text:p>5735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24]+[.A1225]" office:value-type="float" office:value="57420" calcext:value-type="float">
            <text:p>5742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25]+[.A1226]" office:value-type="float" office:value="57485" calcext:value-type="float">
            <text:p>5748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26]+[.A1227]" office:value-type="float" office:value="57550" calcext:value-type="float">
            <text:p>5755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27]+[.A1228]" office:value-type="float" office:value="57615" calcext:value-type="float">
            <text:p>5761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28]+[.A1229]" office:value-type="float" office:value="57680" calcext:value-type="float">
            <text:p>5768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29]+[.A1230]" office:value-type="float" office:value="57745" calcext:value-type="float">
            <text:p>5774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30]+[.A1231]" office:value-type="float" office:value="57810" calcext:value-type="float">
            <text:p>5781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31]+[.A1232]" office:value-type="float" office:value="57875" calcext:value-type="float">
            <text:p>5787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32]+[.A1233]" office:value-type="float" office:value="57940" calcext:value-type="float">
            <text:p>5794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33]+[.A1234]" office:value-type="float" office:value="58005" calcext:value-type="float">
            <text:p>5800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234]+[.A1235]" office:value-type="float" office:value="58070" calcext:value-type="float">
            <text:p>5807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35]+[.A1236]" office:value-type="float" office:value="58136" calcext:value-type="float">
            <text:p>58136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36]+[.A1237]" office:value-type="float" office:value="58202" calcext:value-type="float">
            <text:p>58202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37]+[.A1238]" office:value-type="float" office:value="58268" calcext:value-type="float">
            <text:p>58268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38]+[.A1239]" office:value-type="float" office:value="58334" calcext:value-type="float">
            <text:p>5833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39]+[.A1240]" office:value-type="float" office:value="58400" calcext:value-type="float">
            <text:p>5840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40]+[.A1241]" office:value-type="float" office:value="58466" calcext:value-type="float">
            <text:p>58466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41]+[.A1242]" office:value-type="float" office:value="58532" calcext:value-type="float">
            <text:p>58532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42]+[.A1243]" office:value-type="float" office:value="58598" calcext:value-type="float">
            <text:p>58598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43]+[.A1244]" office:value-type="float" office:value="58664" calcext:value-type="float">
            <text:p>5866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44]+[.A1245]" office:value-type="float" office:value="58730" calcext:value-type="float">
            <text:p>5873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45]+[.A1246]" office:value-type="float" office:value="58796" calcext:value-type="float">
            <text:p>58796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46]+[.A1247]" office:value-type="float" office:value="58862" calcext:value-type="float">
            <text:p>58862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47]+[.A1248]" office:value-type="float" office:value="58928" calcext:value-type="float">
            <text:p>58928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48]+[.A1249]" office:value-type="float" office:value="58994" calcext:value-type="float">
            <text:p>5899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49]+[.A1250]" office:value-type="float" office:value="59060" calcext:value-type="float">
            <text:p>5906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50]+[.A1251]" office:value-type="float" office:value="59126" calcext:value-type="float">
            <text:p>59126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51]+[.A1252]" office:value-type="float" office:value="59192" calcext:value-type="float">
            <text:p>59192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52]+[.A1253]" office:value-type="float" office:value="59258" calcext:value-type="float">
            <text:p>59258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53]+[.A1254]" office:value-type="float" office:value="59324" calcext:value-type="float">
            <text:p>5932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54]+[.A1255]" office:value-type="float" office:value="59390" calcext:value-type="float">
            <text:p>5939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55]+[.A1256]" office:value-type="float" office:value="59456" calcext:value-type="float">
            <text:p>59456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56]+[.A1257]" office:value-type="float" office:value="59522" calcext:value-type="float">
            <text:p>59522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57]+[.A1258]" office:value-type="float" office:value="59588" calcext:value-type="float">
            <text:p>59588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58]+[.A1259]" office:value-type="float" office:value="59654" calcext:value-type="float">
            <text:p>5965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59]+[.A1260]" office:value-type="float" office:value="59720" calcext:value-type="float">
            <text:p>5972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60]+[.A1261]" office:value-type="float" office:value="59786" calcext:value-type="float">
            <text:p>59786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61]+[.A1262]" office:value-type="float" office:value="59852" calcext:value-type="float">
            <text:p>59852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62]+[.A1263]" office:value-type="float" office:value="59918" calcext:value-type="float">
            <text:p>59918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63]+[.A1264]" office:value-type="float" office:value="59984" calcext:value-type="float">
            <text:p>5998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64]+[.A1265]" office:value-type="float" office:value="60050" calcext:value-type="float">
            <text:p>6005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65]+[.A1266]" office:value-type="float" office:value="60116" calcext:value-type="float">
            <text:p>60116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66]+[.A1267]" office:value-type="float" office:value="60182" calcext:value-type="float">
            <text:p>60182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67]+[.A1268]" office:value-type="float" office:value="60248" calcext:value-type="float">
            <text:p>60248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68]+[.A1269]" office:value-type="float" office:value="60314" calcext:value-type="float">
            <text:p>6031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69]+[.A1270]" office:value-type="float" office:value="60380" calcext:value-type="float">
            <text:p>6038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70]+[.A1271]" office:value-type="float" office:value="60446" calcext:value-type="float">
            <text:p>60446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71]+[.A1272]" office:value-type="float" office:value="60512" calcext:value-type="float">
            <text:p>60512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72]+[.A1273]" office:value-type="float" office:value="60578" calcext:value-type="float">
            <text:p>60578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273]+[.A1274]" office:value-type="float" office:value="60644" calcext:value-type="float">
            <text:p>6064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74]+[.A1275]" office:value-type="float" office:value="60711" calcext:value-type="float">
            <text:p>6071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75]+[.A1276]" office:value-type="float" office:value="60778" calcext:value-type="float">
            <text:p>6077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76]+[.A1277]" office:value-type="float" office:value="60845" calcext:value-type="float">
            <text:p>60845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77]+[.A1278]" office:value-type="float" office:value="60912" calcext:value-type="float">
            <text:p>6091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78]+[.A1279]" office:value-type="float" office:value="60979" calcext:value-type="float">
            <text:p>60979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79]+[.A1280]" office:value-type="float" office:value="61046" calcext:value-type="float">
            <text:p>6104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80]+[.A1281]" office:value-type="float" office:value="61113" calcext:value-type="float">
            <text:p>6111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81]+[.A1282]" office:value-type="float" office:value="61180" calcext:value-type="float">
            <text:p>6118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82]+[.A1283]" office:value-type="float" office:value="61247" calcext:value-type="float">
            <text:p>6124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83]+[.A1284]" office:value-type="float" office:value="61314" calcext:value-type="float">
            <text:p>6131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84]+[.A1285]" office:value-type="float" office:value="61381" calcext:value-type="float">
            <text:p>6138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85]+[.A1286]" office:value-type="float" office:value="61448" calcext:value-type="float">
            <text:p>6144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86]+[.A1287]" office:value-type="float" office:value="61515" calcext:value-type="float">
            <text:p>61515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87]+[.A1288]" office:value-type="float" office:value="61582" calcext:value-type="float">
            <text:p>6158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88]+[.A1289]" office:value-type="float" office:value="61649" calcext:value-type="float">
            <text:p>61649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89]+[.A1290]" office:value-type="float" office:value="61716" calcext:value-type="float">
            <text:p>6171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90]+[.A1291]" office:value-type="float" office:value="61783" calcext:value-type="float">
            <text:p>6178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91]+[.A1292]" office:value-type="float" office:value="61850" calcext:value-type="float">
            <text:p>6185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92]+[.A1293]" office:value-type="float" office:value="61917" calcext:value-type="float">
            <text:p>6191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93]+[.A1294]" office:value-type="float" office:value="61984" calcext:value-type="float">
            <text:p>6198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94]+[.A1295]" office:value-type="float" office:value="62051" calcext:value-type="float">
            <text:p>6205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95]+[.A1296]" office:value-type="float" office:value="62118" calcext:value-type="float">
            <text:p>6211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96]+[.A1297]" office:value-type="float" office:value="62185" calcext:value-type="float">
            <text:p>62185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97]+[.A1298]" office:value-type="float" office:value="62252" calcext:value-type="float">
            <text:p>6225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98]+[.A1299]" office:value-type="float" office:value="62319" calcext:value-type="float">
            <text:p>62319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299]+[.A1300]" office:value-type="float" office:value="62386" calcext:value-type="float">
            <text:p>6238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300]+[.A1301]" office:value-type="float" office:value="62453" calcext:value-type="float">
            <text:p>6245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301]+[.A1302]" office:value-type="float" office:value="62520" calcext:value-type="float">
            <text:p>6252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302]+[.A1303]" office:value-type="float" office:value="62587" calcext:value-type="float">
            <text:p>6258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303]+[.A1304]" office:value-type="float" office:value="62654" calcext:value-type="float">
            <text:p>6265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304]+[.A1305]" office:value-type="float" office:value="62721" calcext:value-type="float">
            <text:p>6272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305]+[.A1306]" office:value-type="float" office:value="62788" calcext:value-type="float">
            <text:p>6278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306]+[.A1307]" office:value-type="float" office:value="62855" calcext:value-type="float">
            <text:p>62855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307]+[.A1308]" office:value-type="float" office:value="62922" calcext:value-type="float">
            <text:p>6292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308]+[.A1309]" office:value-type="float" office:value="62989" calcext:value-type="float">
            <text:p>62989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09]+[.A1310]" office:value-type="float" office:value="63057" calcext:value-type="float">
            <text:p>6305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10]+[.A1311]" office:value-type="float" office:value="63125" calcext:value-type="float">
            <text:p>63125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11]+[.A1312]" office:value-type="float" office:value="63193" calcext:value-type="float">
            <text:p>63193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12]+[.A1313]" office:value-type="float" office:value="63261" calcext:value-type="float">
            <text:p>63261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13]+[.A1314]" office:value-type="float" office:value="63329" calcext:value-type="float">
            <text:p>63329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14]+[.A1315]" office:value-type="float" office:value="63397" calcext:value-type="float">
            <text:p>6339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15]+[.A1316]" office:value-type="float" office:value="63465" calcext:value-type="float">
            <text:p>63465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16]+[.A1317]" office:value-type="float" office:value="63533" calcext:value-type="float">
            <text:p>63533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17]+[.A1318]" office:value-type="float" office:value="63601" calcext:value-type="float">
            <text:p>63601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18]+[.A1319]" office:value-type="float" office:value="63669" calcext:value-type="float">
            <text:p>63669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19]+[.A1320]" office:value-type="float" office:value="63737" calcext:value-type="float">
            <text:p>6373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20]+[.A1321]" office:value-type="float" office:value="63805" calcext:value-type="float">
            <text:p>63805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21]+[.A1322]" office:value-type="float" office:value="63873" calcext:value-type="float">
            <text:p>63873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22]+[.A1323]" office:value-type="float" office:value="63941" calcext:value-type="float">
            <text:p>63941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23]+[.A1324]" office:value-type="float" office:value="64009" calcext:value-type="float">
            <text:p>64009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24]+[.A1325]" office:value-type="float" office:value="64077" calcext:value-type="float">
            <text:p>6407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25]+[.A1326]" office:value-type="float" office:value="64145" calcext:value-type="float">
            <text:p>64145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26]+[.A1327]" office:value-type="float" office:value="64213" calcext:value-type="float">
            <text:p>64213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27]+[.A1328]" office:value-type="float" office:value="64281" calcext:value-type="float">
            <text:p>64281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28]+[.A1329]" office:value-type="float" office:value="64349" calcext:value-type="float">
            <text:p>64349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29]+[.A1330]" office:value-type="float" office:value="64417" calcext:value-type="float">
            <text:p>6441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30]+[.A1331]" office:value-type="float" office:value="64485" calcext:value-type="float">
            <text:p>64485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31]+[.A1332]" office:value-type="float" office:value="64553" calcext:value-type="float">
            <text:p>64553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32]+[.A1333]" office:value-type="float" office:value="64621" calcext:value-type="float">
            <text:p>64621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33]+[.A1334]" office:value-type="float" office:value="64689" calcext:value-type="float">
            <text:p>64689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34]+[.A1335]" office:value-type="float" office:value="64757" calcext:value-type="float">
            <text:p>6475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35]+[.A1336]" office:value-type="float" office:value="64825" calcext:value-type="float">
            <text:p>64825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36]+[.A1337]" office:value-type="float" office:value="64893" calcext:value-type="float">
            <text:p>64893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37]+[.A1338]" office:value-type="float" office:value="64961" calcext:value-type="float">
            <text:p>64961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38]+[.A1339]" office:value-type="float" office:value="65029" calcext:value-type="float">
            <text:p>65029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39]+[.A1340]" office:value-type="float" office:value="65097" calcext:value-type="float">
            <text:p>6509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40]+[.A1341]" office:value-type="float" office:value="65165" calcext:value-type="float">
            <text:p>65165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41]+[.A1342]" office:value-type="float" office:value="65233" calcext:value-type="float">
            <text:p>65233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42]+[.A1343]" office:value-type="float" office:value="65301" calcext:value-type="float">
            <text:p>65301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43]+[.A1344]" office:value-type="float" office:value="65369" calcext:value-type="float">
            <text:p>65369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344]+[.A1345]" office:value-type="float" office:value="65437" calcext:value-type="float">
            <text:p>65437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45]+[.A1346]" office:value-type="float" office:value="65506" calcext:value-type="float">
            <text:p>65506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46]+[.A1347]" office:value-type="float" office:value="65575" calcext:value-type="float">
            <text:p>6557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47]+[.A1348]" office:value-type="float" office:value="65644" calcext:value-type="float">
            <text:p>65644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48]+[.A1349]" office:value-type="float" office:value="65713" calcext:value-type="float">
            <text:p>65713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49]+[.A1350]" office:value-type="float" office:value="65782" calcext:value-type="float">
            <text:p>65782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50]+[.A1351]" office:value-type="float" office:value="65851" calcext:value-type="float">
            <text:p>6585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51]+[.A1352]" office:value-type="float" office:value="65920" calcext:value-type="float">
            <text:p>6592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52]+[.A1353]" office:value-type="float" office:value="65989" calcext:value-type="float">
            <text:p>65989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53]+[.A1354]" office:value-type="float" office:value="66058" calcext:value-type="float">
            <text:p>66058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54]+[.A1355]" office:value-type="float" office:value="66127" calcext:value-type="float">
            <text:p>66127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55]+[.A1356]" office:value-type="float" office:value="66196" calcext:value-type="float">
            <text:p>66196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56]+[.A1357]" office:value-type="float" office:value="66265" calcext:value-type="float">
            <text:p>6626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57]+[.A1358]" office:value-type="float" office:value="66334" calcext:value-type="float">
            <text:p>66334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58]+[.A1359]" office:value-type="float" office:value="66403" calcext:value-type="float">
            <text:p>66403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59]+[.A1360]" office:value-type="float" office:value="66472" calcext:value-type="float">
            <text:p>66472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60]+[.A1361]" office:value-type="float" office:value="66541" calcext:value-type="float">
            <text:p>6654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61]+[.A1362]" office:value-type="float" office:value="66610" calcext:value-type="float">
            <text:p>6661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62]+[.A1363]" office:value-type="float" office:value="66679" calcext:value-type="float">
            <text:p>66679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63]+[.A1364]" office:value-type="float" office:value="66748" calcext:value-type="float">
            <text:p>66748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64]+[.A1365]" office:value-type="float" office:value="66817" calcext:value-type="float">
            <text:p>66817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65]+[.A1366]" office:value-type="float" office:value="66886" calcext:value-type="float">
            <text:p>66886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66]+[.A1367]" office:value-type="float" office:value="66955" calcext:value-type="float">
            <text:p>6695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67]+[.A1368]" office:value-type="float" office:value="67024" calcext:value-type="float">
            <text:p>67024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68]+[.A1369]" office:value-type="float" office:value="67093" calcext:value-type="float">
            <text:p>67093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69]+[.A1370]" office:value-type="float" office:value="67162" calcext:value-type="float">
            <text:p>67162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70]+[.A1371]" office:value-type="float" office:value="67231" calcext:value-type="float">
            <text:p>6723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71]+[.A1372]" office:value-type="float" office:value="67300" calcext:value-type="float">
            <text:p>6730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72]+[.A1373]" office:value-type="float" office:value="67369" calcext:value-type="float">
            <text:p>67369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73]+[.A1374]" office:value-type="float" office:value="67438" calcext:value-type="float">
            <text:p>67438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74]+[.A1375]" office:value-type="float" office:value="67507" calcext:value-type="float">
            <text:p>67507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75]+[.A1376]" office:value-type="float" office:value="67576" calcext:value-type="float">
            <text:p>67576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76]+[.A1377]" office:value-type="float" office:value="67645" calcext:value-type="float">
            <text:p>6764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77]+[.A1378]" office:value-type="float" office:value="67714" calcext:value-type="float">
            <text:p>67714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78]+[.A1379]" office:value-type="float" office:value="67783" calcext:value-type="float">
            <text:p>67783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79]+[.A1380]" office:value-type="float" office:value="67852" calcext:value-type="float">
            <text:p>67852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80]+[.A1381]" office:value-type="float" office:value="67921" calcext:value-type="float">
            <text:p>6792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381]+[.A1382]" office:value-type="float" office:value="67990" calcext:value-type="float">
            <text:p>6799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382]+[.A1383]" office:value-type="float" office:value="68060" calcext:value-type="float">
            <text:p>6806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383]+[.A1384]" office:value-type="float" office:value="68130" calcext:value-type="float">
            <text:p>6813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384]+[.A1385]" office:value-type="float" office:value="68200" calcext:value-type="float">
            <text:p>6820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385]+[.A1386]" office:value-type="float" office:value="68270" calcext:value-type="float">
            <text:p>682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386]+[.A1387]" office:value-type="float" office:value="68340" calcext:value-type="float">
            <text:p>6834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387]+[.A1388]" office:value-type="float" office:value="68410" calcext:value-type="float">
            <text:p>6841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388]+[.A1389]" office:value-type="float" office:value="68480" calcext:value-type="float">
            <text:p>6848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389]+[.A1390]" office:value-type="float" office:value="68550" calcext:value-type="float">
            <text:p>6855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390]+[.A1391]" office:value-type="float" office:value="68620" calcext:value-type="float">
            <text:p>6862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391]+[.A1392]" office:value-type="float" office:value="68690" calcext:value-type="float">
            <text:p>6869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392]+[.A1393]" office:value-type="float" office:value="68760" calcext:value-type="float">
            <text:p>6876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393]+[.A1394]" office:value-type="float" office:value="68830" calcext:value-type="float">
            <text:p>6883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394]+[.A1395]" office:value-type="float" office:value="68900" calcext:value-type="float">
            <text:p>6890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395]+[.A1396]" office:value-type="float" office:value="68970" calcext:value-type="float">
            <text:p>689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396]+[.A1397]" office:value-type="float" office:value="69040" calcext:value-type="float">
            <text:p>6904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397]+[.A1398]" office:value-type="float" office:value="69110" calcext:value-type="float">
            <text:p>6911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398]+[.A1399]" office:value-type="float" office:value="69180" calcext:value-type="float">
            <text:p>6918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399]+[.A1400]" office:value-type="float" office:value="69250" calcext:value-type="float">
            <text:p>6925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400]+[.A1401]" office:value-type="float" office:value="69320" calcext:value-type="float">
            <text:p>6932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401]+[.A1402]" office:value-type="float" office:value="69390" calcext:value-type="float">
            <text:p>6939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402]+[.A1403]" office:value-type="float" office:value="69460" calcext:value-type="float">
            <text:p>6946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403]+[.A1404]" office:value-type="float" office:value="69530" calcext:value-type="float">
            <text:p>6953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404]+[.A1405]" office:value-type="float" office:value="69600" calcext:value-type="float">
            <text:p>6960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405]+[.A1406]" office:value-type="float" office:value="69670" calcext:value-type="float">
            <text:p>696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406]+[.A1407]" office:value-type="float" office:value="69740" calcext:value-type="float">
            <text:p>6974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407]+[.A1408]" office:value-type="float" office:value="69810" calcext:value-type="float">
            <text:p>6981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408]+[.A1409]" office:value-type="float" office:value="69880" calcext:value-type="float">
            <text:p>6988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409]+[.A1410]" office:value-type="float" office:value="69950" calcext:value-type="float">
            <text:p>6995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410]+[.A1411]" office:value-type="float" office:value="70020" calcext:value-type="float">
            <text:p>7002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411]+[.A1412]" office:value-type="float" office:value="70090" calcext:value-type="float">
            <text:p>7009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412]+[.A1413]" office:value-type="float" office:value="70160" calcext:value-type="float">
            <text:p>7016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413]+[.A1414]" office:value-type="float" office:value="70230" calcext:value-type="float">
            <text:p>7023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414]+[.A1415]" office:value-type="float" office:value="70300" calcext:value-type="float">
            <text:p>7030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415]+[.A1416]" office:value-type="float" office:value="70370" calcext:value-type="float">
            <text:p>703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416]+[.A1417]" office:value-type="float" office:value="70440" calcext:value-type="float">
            <text:p>7044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417]+[.A1418]" office:value-type="float" office:value="70510" calcext:value-type="float">
            <text:p>7051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418]+[.A1419]" office:value-type="float" office:value="70580" calcext:value-type="float">
            <text:p>7058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419]+[.A1420]" office:value-type="float" office:value="70650" calcext:value-type="float">
            <text:p>7065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20]+[.A1421]" office:value-type="float" office:value="70721" calcext:value-type="float">
            <text:p>70721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21]+[.A1422]" office:value-type="float" office:value="70792" calcext:value-type="float">
            <text:p>70792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22]+[.A1423]" office:value-type="float" office:value="70863" calcext:value-type="float">
            <text:p>7086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23]+[.A1424]" office:value-type="float" office:value="70934" calcext:value-type="float">
            <text:p>7093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24]+[.A1425]" office:value-type="float" office:value="71005" calcext:value-type="float">
            <text:p>7100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25]+[.A1426]" office:value-type="float" office:value="71076" calcext:value-type="float">
            <text:p>71076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26]+[.A1427]" office:value-type="float" office:value="71147" calcext:value-type="float">
            <text:p>71147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27]+[.A1428]" office:value-type="float" office:value="71218" calcext:value-type="float">
            <text:p>71218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28]+[.A1429]" office:value-type="float" office:value="71289" calcext:value-type="float">
            <text:p>71289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29]+[.A1430]" office:value-type="float" office:value="71360" calcext:value-type="float">
            <text:p>7136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30]+[.A1431]" office:value-type="float" office:value="71431" calcext:value-type="float">
            <text:p>71431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31]+[.A1432]" office:value-type="float" office:value="71502" calcext:value-type="float">
            <text:p>71502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32]+[.A1433]" office:value-type="float" office:value="71573" calcext:value-type="float">
            <text:p>715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33]+[.A1434]" office:value-type="float" office:value="71644" calcext:value-type="float">
            <text:p>7164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34]+[.A1435]" office:value-type="float" office:value="71715" calcext:value-type="float">
            <text:p>7171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35]+[.A1436]" office:value-type="float" office:value="71786" calcext:value-type="float">
            <text:p>71786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36]+[.A1437]" office:value-type="float" office:value="71857" calcext:value-type="float">
            <text:p>71857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37]+[.A1438]" office:value-type="float" office:value="71928" calcext:value-type="float">
            <text:p>71928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38]+[.A1439]" office:value-type="float" office:value="71999" calcext:value-type="float">
            <text:p>71999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39]+[.A1440]" office:value-type="float" office:value="72070" calcext:value-type="float">
            <text:p>7207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40]+[.A1441]" office:value-type="float" office:value="72141" calcext:value-type="float">
            <text:p>72141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41]+[.A1442]" office:value-type="float" office:value="72212" calcext:value-type="float">
            <text:p>72212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42]+[.A1443]" office:value-type="float" office:value="72283" calcext:value-type="float">
            <text:p>7228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43]+[.A1444]" office:value-type="float" office:value="72354" calcext:value-type="float">
            <text:p>7235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44]+[.A1445]" office:value-type="float" office:value="72425" calcext:value-type="float">
            <text:p>7242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45]+[.A1446]" office:value-type="float" office:value="72496" calcext:value-type="float">
            <text:p>72496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46]+[.A1447]" office:value-type="float" office:value="72567" calcext:value-type="float">
            <text:p>72567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47]+[.A1448]" office:value-type="float" office:value="72638" calcext:value-type="float">
            <text:p>72638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48]+[.A1449]" office:value-type="float" office:value="72709" calcext:value-type="float">
            <text:p>72709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49]+[.A1450]" office:value-type="float" office:value="72780" calcext:value-type="float">
            <text:p>7278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50]+[.A1451]" office:value-type="float" office:value="72851" calcext:value-type="float">
            <text:p>72851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51]+[.A1452]" office:value-type="float" office:value="72922" calcext:value-type="float">
            <text:p>72922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52]+[.A1453]" office:value-type="float" office:value="72993" calcext:value-type="float">
            <text:p>7299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53]+[.A1454]" office:value-type="float" office:value="73064" calcext:value-type="float">
            <text:p>7306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54]+[.A1455]" office:value-type="float" office:value="73135" calcext:value-type="float">
            <text:p>7313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455]+[.A1456]" office:value-type="float" office:value="73206" calcext:value-type="float">
            <text:p>73206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56]+[.A1457]" office:value-type="float" office:value="73278" calcext:value-type="float">
            <text:p>73278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57]+[.A1458]" office:value-type="float" office:value="73350" calcext:value-type="float">
            <text:p>7335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58]+[.A1459]" office:value-type="float" office:value="73422" calcext:value-type="float">
            <text:p>73422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59]+[.A1460]" office:value-type="float" office:value="73494" calcext:value-type="float">
            <text:p>7349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60]+[.A1461]" office:value-type="float" office:value="73566" calcext:value-type="float">
            <text:p>73566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61]+[.A1462]" office:value-type="float" office:value="73638" calcext:value-type="float">
            <text:p>73638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62]+[.A1463]" office:value-type="float" office:value="73710" calcext:value-type="float">
            <text:p>7371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63]+[.A1464]" office:value-type="float" office:value="73782" calcext:value-type="float">
            <text:p>73782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64]+[.A1465]" office:value-type="float" office:value="73854" calcext:value-type="float">
            <text:p>7385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65]+[.A1466]" office:value-type="float" office:value="73926" calcext:value-type="float">
            <text:p>73926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66]+[.A1467]" office:value-type="float" office:value="73998" calcext:value-type="float">
            <text:p>73998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67]+[.A1468]" office:value-type="float" office:value="74070" calcext:value-type="float">
            <text:p>7407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68]+[.A1469]" office:value-type="float" office:value="74142" calcext:value-type="float">
            <text:p>74142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69]+[.A1470]" office:value-type="float" office:value="74214" calcext:value-type="float">
            <text:p>7421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70]+[.A1471]" office:value-type="float" office:value="74286" calcext:value-type="float">
            <text:p>74286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71]+[.A1472]" office:value-type="float" office:value="74358" calcext:value-type="float">
            <text:p>74358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72]+[.A1473]" office:value-type="float" office:value="74430" calcext:value-type="float">
            <text:p>7443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73]+[.A1474]" office:value-type="float" office:value="74502" calcext:value-type="float">
            <text:p>74502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74]+[.A1475]" office:value-type="float" office:value="74574" calcext:value-type="float">
            <text:p>7457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75]+[.A1476]" office:value-type="float" office:value="74646" calcext:value-type="float">
            <text:p>74646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76]+[.A1477]" office:value-type="float" office:value="74718" calcext:value-type="float">
            <text:p>74718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77]+[.A1478]" office:value-type="float" office:value="74790" calcext:value-type="float">
            <text:p>7479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78]+[.A1479]" office:value-type="float" office:value="74862" calcext:value-type="float">
            <text:p>74862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79]+[.A1480]" office:value-type="float" office:value="74934" calcext:value-type="float">
            <text:p>7493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480]+[.A1481]" office:value-type="float" office:value="75006" calcext:value-type="float">
            <text:p>7500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481]+[.A1482]" office:value-type="float" office:value="75079" calcext:value-type="float">
            <text:p>7507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482]+[.A1483]" office:value-type="float" office:value="75152" calcext:value-type="float">
            <text:p>7515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483]+[.A1484]" office:value-type="float" office:value="75225" calcext:value-type="float">
            <text:p>7522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484]+[.A1485]" office:value-type="float" office:value="75298" calcext:value-type="float">
            <text:p>75298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485]+[.A1486]" office:value-type="float" office:value="75371" calcext:value-type="float">
            <text:p>7537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486]+[.A1487]" office:value-type="float" office:value="75444" calcext:value-type="float">
            <text:p>7544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487]+[.A1488]" office:value-type="float" office:value="75517" calcext:value-type="float">
            <text:p>7551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488]+[.A1489]" office:value-type="float" office:value="75590" calcext:value-type="float">
            <text:p>7559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489]+[.A1490]" office:value-type="float" office:value="75663" calcext:value-type="float">
            <text:p>7566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490]+[.A1491]" office:value-type="float" office:value="75736" calcext:value-type="float">
            <text:p>7573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491]+[.A1492]" office:value-type="float" office:value="75809" calcext:value-type="float">
            <text:p>7580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492]+[.A1493]" office:value-type="float" office:value="75882" calcext:value-type="float">
            <text:p>7588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493]+[.A1494]" office:value-type="float" office:value="75955" calcext:value-type="float">
            <text:p>7595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494]+[.A1495]" office:value-type="float" office:value="76028" calcext:value-type="float">
            <text:p>76028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495]+[.A1496]" office:value-type="float" office:value="76101" calcext:value-type="float">
            <text:p>7610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496]+[.A1497]" office:value-type="float" office:value="76174" calcext:value-type="float">
            <text:p>761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497]+[.A1498]" office:value-type="float" office:value="76247" calcext:value-type="float">
            <text:p>7624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498]+[.A1499]" office:value-type="float" office:value="76320" calcext:value-type="float">
            <text:p>7632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499]+[.A1500]" office:value-type="float" office:value="76393" calcext:value-type="float">
            <text:p>7639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500]+[.A1501]" office:value-type="float" office:value="76466" calcext:value-type="float">
            <text:p>7646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501]+[.A1502]" office:value-type="float" office:value="76539" calcext:value-type="float">
            <text:p>7653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502]+[.A1503]" office:value-type="float" office:value="76612" calcext:value-type="float">
            <text:p>7661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503]+[.A1504]" office:value-type="float" office:value="76685" calcext:value-type="float">
            <text:p>7668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504]+[.A1505]" office:value-type="float" office:value="76758" calcext:value-type="float">
            <text:p>76758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505]+[.A1506]" office:value-type="float" office:value="76831" calcext:value-type="float">
            <text:p>7683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506]+[.A1507]" office:value-type="float" office:value="76904" calcext:value-type="float">
            <text:p>7690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507]+[.A1508]" office:value-type="float" office:value="76977" calcext:value-type="float">
            <text:p>7697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508]+[.A1509]" office:value-type="float" office:value="77050" calcext:value-type="float">
            <text:p>7705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509]+[.A1510]" office:value-type="float" office:value="77123" calcext:value-type="float">
            <text:p>7712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510]+[.A1511]" office:value-type="float" office:value="77196" calcext:value-type="float">
            <text:p>7719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511]+[.A1512]" office:value-type="float" office:value="77269" calcext:value-type="float">
            <text:p>7726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512]+[.A1513]" office:value-type="float" office:value="77342" calcext:value-type="float">
            <text:p>7734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513]+[.A1514]" office:value-type="float" office:value="77415" calcext:value-type="float">
            <text:p>7741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14]+[.A1515]" office:value-type="float" office:value="77489" calcext:value-type="float">
            <text:p>77489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15]+[.A1516]" office:value-type="float" office:value="77563" calcext:value-type="float">
            <text:p>7756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16]+[.A1517]" office:value-type="float" office:value="77637" calcext:value-type="float">
            <text:p>77637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17]+[.A1518]" office:value-type="float" office:value="77711" calcext:value-type="float">
            <text:p>77711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18]+[.A1519]" office:value-type="float" office:value="77785" calcext:value-type="float">
            <text:p>7778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19]+[.A1520]" office:value-type="float" office:value="77859" calcext:value-type="float">
            <text:p>77859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20]+[.A1521]" office:value-type="float" office:value="77933" calcext:value-type="float">
            <text:p>7793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21]+[.A1522]" office:value-type="float" office:value="78007" calcext:value-type="float">
            <text:p>78007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22]+[.A1523]" office:value-type="float" office:value="78081" calcext:value-type="float">
            <text:p>78081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23]+[.A1524]" office:value-type="float" office:value="78155" calcext:value-type="float">
            <text:p>7815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24]+[.A1525]" office:value-type="float" office:value="78229" calcext:value-type="float">
            <text:p>78229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25]+[.A1526]" office:value-type="float" office:value="78303" calcext:value-type="float">
            <text:p>7830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26]+[.A1527]" office:value-type="float" office:value="78377" calcext:value-type="float">
            <text:p>78377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27]+[.A1528]" office:value-type="float" office:value="78451" calcext:value-type="float">
            <text:p>78451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28]+[.A1529]" office:value-type="float" office:value="78525" calcext:value-type="float">
            <text:p>7852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29]+[.A1530]" office:value-type="float" office:value="78599" calcext:value-type="float">
            <text:p>78599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30]+[.A1531]" office:value-type="float" office:value="78673" calcext:value-type="float">
            <text:p>7867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31]+[.A1532]" office:value-type="float" office:value="78747" calcext:value-type="float">
            <text:p>78747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32]+[.A1533]" office:value-type="float" office:value="78821" calcext:value-type="float">
            <text:p>78821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33]+[.A1534]" office:value-type="float" office:value="78895" calcext:value-type="float">
            <text:p>7889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34]+[.A1535]" office:value-type="float" office:value="78969" calcext:value-type="float">
            <text:p>78969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35]+[.A1536]" office:value-type="float" office:value="79043" calcext:value-type="float">
            <text:p>7904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36]+[.A1537]" office:value-type="float" office:value="79117" calcext:value-type="float">
            <text:p>79117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37]+[.A1538]" office:value-type="float" office:value="79191" calcext:value-type="float">
            <text:p>79191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38]+[.A1539]" office:value-type="float" office:value="79265" calcext:value-type="float">
            <text:p>7926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39]+[.A1540]" office:value-type="float" office:value="79339" calcext:value-type="float">
            <text:p>79339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40]+[.A1541]" office:value-type="float" office:value="79413" calcext:value-type="float">
            <text:p>7941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41]+[.A1542]" office:value-type="float" office:value="79487" calcext:value-type="float">
            <text:p>79487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42]+[.A1543]" office:value-type="float" office:value="79561" calcext:value-type="float">
            <text:p>79561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43]+[.A1544]" office:value-type="float" office:value="79635" calcext:value-type="float">
            <text:p>7963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44]+[.A1545]" office:value-type="float" office:value="79709" calcext:value-type="float">
            <text:p>79709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45]+[.A1546]" office:value-type="float" office:value="79783" calcext:value-type="float">
            <text:p>7978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46]+[.A1547]" office:value-type="float" office:value="79857" calcext:value-type="float">
            <text:p>79857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47]+[.A1548]" office:value-type="float" office:value="79931" calcext:value-type="float">
            <text:p>79931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48]+[.A1549]" office:value-type="float" office:value="80005" calcext:value-type="float">
            <text:p>8000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49]+[.A1550]" office:value-type="float" office:value="80079" calcext:value-type="float">
            <text:p>80079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550]+[.A1551]" office:value-type="float" office:value="80153" calcext:value-type="float">
            <text:p>8015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51]+[.A1552]" office:value-type="float" office:value="80228" calcext:value-type="float">
            <text:p>8022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52]+[.A1553]" office:value-type="float" office:value="80303" calcext:value-type="float">
            <text:p>8030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53]+[.A1554]" office:value-type="float" office:value="80378" calcext:value-type="float">
            <text:p>8037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54]+[.A1555]" office:value-type="float" office:value="80453" calcext:value-type="float">
            <text:p>8045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55]+[.A1556]" office:value-type="float" office:value="80528" calcext:value-type="float">
            <text:p>8052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56]+[.A1557]" office:value-type="float" office:value="80603" calcext:value-type="float">
            <text:p>8060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57]+[.A1558]" office:value-type="float" office:value="80678" calcext:value-type="float">
            <text:p>8067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58]+[.A1559]" office:value-type="float" office:value="80753" calcext:value-type="float">
            <text:p>8075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59]+[.A1560]" office:value-type="float" office:value="80828" calcext:value-type="float">
            <text:p>8082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60]+[.A1561]" office:value-type="float" office:value="80903" calcext:value-type="float">
            <text:p>8090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61]+[.A1562]" office:value-type="float" office:value="80978" calcext:value-type="float">
            <text:p>8097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62]+[.A1563]" office:value-type="float" office:value="81053" calcext:value-type="float">
            <text:p>8105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63]+[.A1564]" office:value-type="float" office:value="81128" calcext:value-type="float">
            <text:p>8112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64]+[.A1565]" office:value-type="float" office:value="81203" calcext:value-type="float">
            <text:p>8120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65]+[.A1566]" office:value-type="float" office:value="81278" calcext:value-type="float">
            <text:p>8127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66]+[.A1567]" office:value-type="float" office:value="81353" calcext:value-type="float">
            <text:p>8135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67]+[.A1568]" office:value-type="float" office:value="81428" calcext:value-type="float">
            <text:p>8142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68]+[.A1569]" office:value-type="float" office:value="81503" calcext:value-type="float">
            <text:p>8150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69]+[.A1570]" office:value-type="float" office:value="81578" calcext:value-type="float">
            <text:p>8157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70]+[.A1571]" office:value-type="float" office:value="81653" calcext:value-type="float">
            <text:p>8165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71]+[.A1572]" office:value-type="float" office:value="81728" calcext:value-type="float">
            <text:p>8172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72]+[.A1573]" office:value-type="float" office:value="81803" calcext:value-type="float">
            <text:p>8180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73]+[.A1574]" office:value-type="float" office:value="81878" calcext:value-type="float">
            <text:p>8187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74]+[.A1575]" office:value-type="float" office:value="81953" calcext:value-type="float">
            <text:p>8195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75]+[.A1576]" office:value-type="float" office:value="82028" calcext:value-type="float">
            <text:p>8202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76]+[.A1577]" office:value-type="float" office:value="82103" calcext:value-type="float">
            <text:p>8210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77]+[.A1578]" office:value-type="float" office:value="82178" calcext:value-type="float">
            <text:p>8217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78]+[.A1579]" office:value-type="float" office:value="82253" calcext:value-type="float">
            <text:p>8225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79]+[.A1580]" office:value-type="float" office:value="82328" calcext:value-type="float">
            <text:p>8232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80]+[.A1581]" office:value-type="float" office:value="82403" calcext:value-type="float">
            <text:p>8240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581]+[.A1582]" office:value-type="float" office:value="82478" calcext:value-type="float">
            <text:p>82478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582]+[.A1583]" office:value-type="float" office:value="82554" calcext:value-type="float">
            <text:p>82554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583]+[.A1584]" office:value-type="float" office:value="82630" calcext:value-type="float">
            <text:p>8263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584]+[.A1585]" office:value-type="float" office:value="82706" calcext:value-type="float">
            <text:p>82706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585]+[.A1586]" office:value-type="float" office:value="82782" calcext:value-type="float">
            <text:p>82782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586]+[.A1587]" office:value-type="float" office:value="82858" calcext:value-type="float">
            <text:p>82858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587]+[.A1588]" office:value-type="float" office:value="82934" calcext:value-type="float">
            <text:p>82934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588]+[.A1589]" office:value-type="float" office:value="83010" calcext:value-type="float">
            <text:p>8301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589]+[.A1590]" office:value-type="float" office:value="83086" calcext:value-type="float">
            <text:p>83086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590]+[.A1591]" office:value-type="float" office:value="83162" calcext:value-type="float">
            <text:p>83162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591]+[.A1592]" office:value-type="float" office:value="83238" calcext:value-type="float">
            <text:p>83238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592]+[.A1593]" office:value-type="float" office:value="83314" calcext:value-type="float">
            <text:p>83314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593]+[.A1594]" office:value-type="float" office:value="83390" calcext:value-type="float">
            <text:p>8339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594]+[.A1595]" office:value-type="float" office:value="83466" calcext:value-type="float">
            <text:p>83466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595]+[.A1596]" office:value-type="float" office:value="83542" calcext:value-type="float">
            <text:p>83542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596]+[.A1597]" office:value-type="float" office:value="83618" calcext:value-type="float">
            <text:p>83618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597]+[.A1598]" office:value-type="float" office:value="83694" calcext:value-type="float">
            <text:p>83694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598]+[.A1599]" office:value-type="float" office:value="83770" calcext:value-type="float">
            <text:p>8377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599]+[.A1600]" office:value-type="float" office:value="83846" calcext:value-type="float">
            <text:p>83846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600]+[.A1601]" office:value-type="float" office:value="83922" calcext:value-type="float">
            <text:p>83922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601]+[.A1602]" office:value-type="float" office:value="83998" calcext:value-type="float">
            <text:p>83998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602]+[.A1603]" office:value-type="float" office:value="84074" calcext:value-type="float">
            <text:p>84074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603]+[.A1604]" office:value-type="float" office:value="84150" calcext:value-type="float">
            <text:p>8415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604]+[.A1605]" office:value-type="float" office:value="84226" calcext:value-type="float">
            <text:p>84226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605]+[.A1606]" office:value-type="float" office:value="84302" calcext:value-type="float">
            <text:p>84302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606]+[.A1607]" office:value-type="float" office:value="84378" calcext:value-type="float">
            <text:p>84378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607]+[.A1608]" office:value-type="float" office:value="84454" calcext:value-type="float">
            <text:p>84454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608]+[.A1609]" office:value-type="float" office:value="84530" calcext:value-type="float">
            <text:p>8453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609]+[.A1610]" office:value-type="float" office:value="84606" calcext:value-type="float">
            <text:p>84606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610]+[.A1611]" office:value-type="float" office:value="84682" calcext:value-type="float">
            <text:p>84682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611]+[.A1612]" office:value-type="float" office:value="84758" calcext:value-type="float">
            <text:p>84758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612]+[.A1613]" office:value-type="float" office:value="84834" calcext:value-type="float">
            <text:p>84834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613]+[.A1614]" office:value-type="float" office:value="84910" calcext:value-type="float">
            <text:p>8491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14]+[.A1615]" office:value-type="float" office:value="84987" calcext:value-type="float">
            <text:p>8498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15]+[.A1616]" office:value-type="float" office:value="85064" calcext:value-type="float">
            <text:p>85064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16]+[.A1617]" office:value-type="float" office:value="85141" calcext:value-type="float">
            <text:p>85141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17]+[.A1618]" office:value-type="float" office:value="85218" calcext:value-type="float">
            <text:p>8521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18]+[.A1619]" office:value-type="float" office:value="85295" calcext:value-type="float">
            <text:p>8529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19]+[.A1620]" office:value-type="float" office:value="85372" calcext:value-type="float">
            <text:p>85372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20]+[.A1621]" office:value-type="float" office:value="85449" calcext:value-type="float">
            <text:p>8544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21]+[.A1622]" office:value-type="float" office:value="85526" calcext:value-type="float">
            <text:p>8552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22]+[.A1623]" office:value-type="float" office:value="85603" calcext:value-type="float">
            <text:p>8560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23]+[.A1624]" office:value-type="float" office:value="85680" calcext:value-type="float">
            <text:p>8568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24]+[.A1625]" office:value-type="float" office:value="85757" calcext:value-type="float">
            <text:p>8575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25]+[.A1626]" office:value-type="float" office:value="85834" calcext:value-type="float">
            <text:p>85834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26]+[.A1627]" office:value-type="float" office:value="85911" calcext:value-type="float">
            <text:p>85911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27]+[.A1628]" office:value-type="float" office:value="85988" calcext:value-type="float">
            <text:p>8598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28]+[.A1629]" office:value-type="float" office:value="86065" calcext:value-type="float">
            <text:p>8606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29]+[.A1630]" office:value-type="float" office:value="86142" calcext:value-type="float">
            <text:p>86142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30]+[.A1631]" office:value-type="float" office:value="86219" calcext:value-type="float">
            <text:p>8621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31]+[.A1632]" office:value-type="float" office:value="86296" calcext:value-type="float">
            <text:p>8629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32]+[.A1633]" office:value-type="float" office:value="86373" calcext:value-type="float">
            <text:p>8637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33]+[.A1634]" office:value-type="float" office:value="86450" calcext:value-type="float">
            <text:p>8645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34]+[.A1635]" office:value-type="float" office:value="86527" calcext:value-type="float">
            <text:p>8652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35]+[.A1636]" office:value-type="float" office:value="86604" calcext:value-type="float">
            <text:p>86604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36]+[.A1637]" office:value-type="float" office:value="86681" calcext:value-type="float">
            <text:p>86681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37]+[.A1638]" office:value-type="float" office:value="86758" calcext:value-type="float">
            <text:p>8675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38]+[.A1639]" office:value-type="float" office:value="86835" calcext:value-type="float">
            <text:p>8683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39]+[.A1640]" office:value-type="float" office:value="86912" calcext:value-type="float">
            <text:p>86912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40]+[.A1641]" office:value-type="float" office:value="86989" calcext:value-type="float">
            <text:p>8698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41]+[.A1642]" office:value-type="float" office:value="87066" calcext:value-type="float">
            <text:p>8706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42]+[.A1643]" office:value-type="float" office:value="87143" calcext:value-type="float">
            <text:p>8714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43]+[.A1644]" office:value-type="float" office:value="87220" calcext:value-type="float">
            <text:p>8722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44]+[.A1645]" office:value-type="float" office:value="87297" calcext:value-type="float">
            <text:p>8729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45]+[.A1646]" office:value-type="float" office:value="87374" calcext:value-type="float">
            <text:p>87374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46]+[.A1647]" office:value-type="float" office:value="87451" calcext:value-type="float">
            <text:p>87451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47]+[.A1648]" office:value-type="float" office:value="87528" calcext:value-type="float">
            <text:p>8752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648]+[.A1649]" office:value-type="float" office:value="87605" calcext:value-type="float">
            <text:p>8760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49]+[.A1650]" office:value-type="float" office:value="87683" calcext:value-type="float">
            <text:p>8768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50]+[.A1651]" office:value-type="float" office:value="87761" calcext:value-type="float">
            <text:p>87761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51]+[.A1652]" office:value-type="float" office:value="87839" calcext:value-type="float">
            <text:p>87839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52]+[.A1653]" office:value-type="float" office:value="87917" calcext:value-type="float">
            <text:p>8791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53]+[.A1654]" office:value-type="float" office:value="87995" calcext:value-type="float">
            <text:p>8799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54]+[.A1655]" office:value-type="float" office:value="88073" calcext:value-type="float">
            <text:p>8807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55]+[.A1656]" office:value-type="float" office:value="88151" calcext:value-type="float">
            <text:p>88151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56]+[.A1657]" office:value-type="float" office:value="88229" calcext:value-type="float">
            <text:p>88229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57]+[.A1658]" office:value-type="float" office:value="88307" calcext:value-type="float">
            <text:p>8830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58]+[.A1659]" office:value-type="float" office:value="88385" calcext:value-type="float">
            <text:p>8838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59]+[.A1660]" office:value-type="float" office:value="88463" calcext:value-type="float">
            <text:p>8846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60]+[.A1661]" office:value-type="float" office:value="88541" calcext:value-type="float">
            <text:p>88541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61]+[.A1662]" office:value-type="float" office:value="88619" calcext:value-type="float">
            <text:p>88619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62]+[.A1663]" office:value-type="float" office:value="88697" calcext:value-type="float">
            <text:p>8869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63]+[.A1664]" office:value-type="float" office:value="88775" calcext:value-type="float">
            <text:p>8877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64]+[.A1665]" office:value-type="float" office:value="88853" calcext:value-type="float">
            <text:p>8885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65]+[.A1666]" office:value-type="float" office:value="88931" calcext:value-type="float">
            <text:p>88931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66]+[.A1667]" office:value-type="float" office:value="89009" calcext:value-type="float">
            <text:p>89009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67]+[.A1668]" office:value-type="float" office:value="89087" calcext:value-type="float">
            <text:p>8908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68]+[.A1669]" office:value-type="float" office:value="89165" calcext:value-type="float">
            <text:p>8916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69]+[.A1670]" office:value-type="float" office:value="89243" calcext:value-type="float">
            <text:p>8924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70]+[.A1671]" office:value-type="float" office:value="89321" calcext:value-type="float">
            <text:p>89321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71]+[.A1672]" office:value-type="float" office:value="89399" calcext:value-type="float">
            <text:p>89399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72]+[.A1673]" office:value-type="float" office:value="89477" calcext:value-type="float">
            <text:p>8947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73]+[.A1674]" office:value-type="float" office:value="89555" calcext:value-type="float">
            <text:p>8955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74]+[.A1675]" office:value-type="float" office:value="89633" calcext:value-type="float">
            <text:p>8963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75]+[.A1676]" office:value-type="float" office:value="89711" calcext:value-type="float">
            <text:p>89711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76]+[.A1677]" office:value-type="float" office:value="89789" calcext:value-type="float">
            <text:p>89789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77]+[.A1678]" office:value-type="float" office:value="89867" calcext:value-type="float">
            <text:p>8986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78]+[.A1679]" office:value-type="float" office:value="89945" calcext:value-type="float">
            <text:p>8994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79]+[.A1680]" office:value-type="float" office:value="90023" calcext:value-type="float">
            <text:p>9002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680]+[.A1681]" office:value-type="float" office:value="90101" calcext:value-type="float">
            <text:p>9010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681]+[.A1682]" office:value-type="float" office:value="90180" calcext:value-type="float">
            <text:p>90180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682]+[.A1683]" office:value-type="float" office:value="90259" calcext:value-type="float">
            <text:p>90259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683]+[.A1684]" office:value-type="float" office:value="90338" calcext:value-type="float">
            <text:p>90338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684]+[.A1685]" office:value-type="float" office:value="90417" calcext:value-type="float">
            <text:p>90417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685]+[.A1686]" office:value-type="float" office:value="90496" calcext:value-type="float">
            <text:p>90496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686]+[.A1687]" office:value-type="float" office:value="90575" calcext:value-type="float">
            <text:p>90575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687]+[.A1688]" office:value-type="float" office:value="90654" calcext:value-type="float">
            <text:p>9065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688]+[.A1689]" office:value-type="float" office:value="90733" calcext:value-type="float">
            <text:p>90733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689]+[.A1690]" office:value-type="float" office:value="90812" calcext:value-type="float">
            <text:p>90812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690]+[.A1691]" office:value-type="float" office:value="90891" calcext:value-type="float">
            <text:p>9089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691]+[.A1692]" office:value-type="float" office:value="90970" calcext:value-type="float">
            <text:p>90970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692]+[.A1693]" office:value-type="float" office:value="91049" calcext:value-type="float">
            <text:p>91049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693]+[.A1694]" office:value-type="float" office:value="91128" calcext:value-type="float">
            <text:p>91128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694]+[.A1695]" office:value-type="float" office:value="91207" calcext:value-type="float">
            <text:p>91207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695]+[.A1696]" office:value-type="float" office:value="91286" calcext:value-type="float">
            <text:p>91286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696]+[.A1697]" office:value-type="float" office:value="91365" calcext:value-type="float">
            <text:p>91365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697]+[.A1698]" office:value-type="float" office:value="91444" calcext:value-type="float">
            <text:p>9144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698]+[.A1699]" office:value-type="float" office:value="91523" calcext:value-type="float">
            <text:p>91523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699]+[.A1700]" office:value-type="float" office:value="91602" calcext:value-type="float">
            <text:p>91602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700]+[.A1701]" office:value-type="float" office:value="91681" calcext:value-type="float">
            <text:p>9168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701]+[.A1702]" office:value-type="float" office:value="91760" calcext:value-type="float">
            <text:p>91760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702]+[.A1703]" office:value-type="float" office:value="91839" calcext:value-type="float">
            <text:p>91839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703]+[.A1704]" office:value-type="float" office:value="91918" calcext:value-type="float">
            <text:p>91918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704]+[.A1705]" office:value-type="float" office:value="91997" calcext:value-type="float">
            <text:p>91997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705]+[.A1706]" office:value-type="float" office:value="92076" calcext:value-type="float">
            <text:p>92076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706]+[.A1707]" office:value-type="float" office:value="92155" calcext:value-type="float">
            <text:p>92155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707]+[.A1708]" office:value-type="float" office:value="92234" calcext:value-type="float">
            <text:p>9223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708]+[.A1709]" office:value-type="float" office:value="92313" calcext:value-type="float">
            <text:p>92313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709]+[.A1710]" office:value-type="float" office:value="92392" calcext:value-type="float">
            <text:p>92392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710]+[.A1711]" office:value-type="float" office:value="92471" calcext:value-type="float">
            <text:p>9247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711]+[.A1712]" office:value-type="float" office:value="92550" calcext:value-type="float">
            <text:p>92550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712]+[.A1713]" office:value-type="float" office:value="92629" calcext:value-type="float">
            <text:p>92629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713]+[.A1714]" office:value-type="float" office:value="92708" calcext:value-type="float">
            <text:p>92708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714]+[.A1715]" office:value-type="float" office:value="92787" calcext:value-type="float">
            <text:p>92787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715]+[.A1716]" office:value-type="float" office:value="92866" calcext:value-type="float">
            <text:p>92866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716]+[.A1717]" office:value-type="float" office:value="92945" calcext:value-type="float">
            <text:p>92945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717]+[.A1718]" office:value-type="float" office:value="93024" calcext:value-type="float">
            <text:p>9302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18]+[.A1719]" office:value-type="float" office:value="93104" calcext:value-type="float">
            <text:p>9310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19]+[.A1720]" office:value-type="float" office:value="93184" calcext:value-type="float">
            <text:p>9318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20]+[.A1721]" office:value-type="float" office:value="93264" calcext:value-type="float">
            <text:p>9326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21]+[.A1722]" office:value-type="float" office:value="93344" calcext:value-type="float">
            <text:p>9334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22]+[.A1723]" office:value-type="float" office:value="93424" calcext:value-type="float">
            <text:p>9342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23]+[.A1724]" office:value-type="float" office:value="93504" calcext:value-type="float">
            <text:p>9350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24]+[.A1725]" office:value-type="float" office:value="93584" calcext:value-type="float">
            <text:p>9358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25]+[.A1726]" office:value-type="float" office:value="93664" calcext:value-type="float">
            <text:p>9366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26]+[.A1727]" office:value-type="float" office:value="93744" calcext:value-type="float">
            <text:p>9374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27]+[.A1728]" office:value-type="float" office:value="93824" calcext:value-type="float">
            <text:p>9382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28]+[.A1729]" office:value-type="float" office:value="93904" calcext:value-type="float">
            <text:p>9390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29]+[.A1730]" office:value-type="float" office:value="93984" calcext:value-type="float">
            <text:p>9398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30]+[.A1731]" office:value-type="float" office:value="94064" calcext:value-type="float">
            <text:p>9406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31]+[.A1732]" office:value-type="float" office:value="94144" calcext:value-type="float">
            <text:p>9414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32]+[.A1733]" office:value-type="float" office:value="94224" calcext:value-type="float">
            <text:p>9422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33]+[.A1734]" office:value-type="float" office:value="94304" calcext:value-type="float">
            <text:p>9430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34]+[.A1735]" office:value-type="float" office:value="94384" calcext:value-type="float">
            <text:p>9438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35]+[.A1736]" office:value-type="float" office:value="94464" calcext:value-type="float">
            <text:p>9446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36]+[.A1737]" office:value-type="float" office:value="94544" calcext:value-type="float">
            <text:p>9454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37]+[.A1738]" office:value-type="float" office:value="94624" calcext:value-type="float">
            <text:p>9462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38]+[.A1739]" office:value-type="float" office:value="94704" calcext:value-type="float">
            <text:p>9470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39]+[.A1740]" office:value-type="float" office:value="94784" calcext:value-type="float">
            <text:p>9478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40]+[.A1741]" office:value-type="float" office:value="94864" calcext:value-type="float">
            <text:p>9486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41]+[.A1742]" office:value-type="float" office:value="94944" calcext:value-type="float">
            <text:p>9494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42]+[.A1743]" office:value-type="float" office:value="95024" calcext:value-type="float">
            <text:p>9502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43]+[.A1744]" office:value-type="float" office:value="95104" calcext:value-type="float">
            <text:p>9510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44]+[.A1745]" office:value-type="float" office:value="95184" calcext:value-type="float">
            <text:p>9518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45]+[.A1746]" office:value-type="float" office:value="95264" calcext:value-type="float">
            <text:p>9526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46]+[.A1747]" office:value-type="float" office:value="95344" calcext:value-type="float">
            <text:p>9534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47]+[.A1748]" office:value-type="float" office:value="95424" calcext:value-type="float">
            <text:p>9542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48]+[.A1749]" office:value-type="float" office:value="95504" calcext:value-type="float">
            <text:p>9550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749]+[.A1750]" office:value-type="float" office:value="95584" calcext:value-type="float">
            <text:p>95584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50]+[.A1751]" office:value-type="float" office:value="95665" calcext:value-type="float">
            <text:p>9566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51]+[.A1752]" office:value-type="float" office:value="95746" calcext:value-type="float">
            <text:p>95746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52]+[.A1753]" office:value-type="float" office:value="95827" calcext:value-type="float">
            <text:p>9582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53]+[.A1754]" office:value-type="float" office:value="95908" calcext:value-type="float">
            <text:p>95908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54]+[.A1755]" office:value-type="float" office:value="95989" calcext:value-type="float">
            <text:p>95989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55]+[.A1756]" office:value-type="float" office:value="96070" calcext:value-type="float">
            <text:p>9607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56]+[.A1757]" office:value-type="float" office:value="96151" calcext:value-type="float">
            <text:p>96151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57]+[.A1758]" office:value-type="float" office:value="96232" calcext:value-type="float">
            <text:p>96232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58]+[.A1759]" office:value-type="float" office:value="96313" calcext:value-type="float">
            <text:p>96313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59]+[.A1760]" office:value-type="float" office:value="96394" calcext:value-type="float">
            <text:p>96394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60]+[.A1761]" office:value-type="float" office:value="96475" calcext:value-type="float">
            <text:p>9647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61]+[.A1762]" office:value-type="float" office:value="96556" calcext:value-type="float">
            <text:p>96556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62]+[.A1763]" office:value-type="float" office:value="96637" calcext:value-type="float">
            <text:p>9663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63]+[.A1764]" office:value-type="float" office:value="96718" calcext:value-type="float">
            <text:p>96718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64]+[.A1765]" office:value-type="float" office:value="96799" calcext:value-type="float">
            <text:p>96799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65]+[.A1766]" office:value-type="float" office:value="96880" calcext:value-type="float">
            <text:p>9688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66]+[.A1767]" office:value-type="float" office:value="96961" calcext:value-type="float">
            <text:p>96961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67]+[.A1768]" office:value-type="float" office:value="97042" calcext:value-type="float">
            <text:p>97042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68]+[.A1769]" office:value-type="float" office:value="97123" calcext:value-type="float">
            <text:p>97123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69]+[.A1770]" office:value-type="float" office:value="97204" calcext:value-type="float">
            <text:p>97204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70]+[.A1771]" office:value-type="float" office:value="97285" calcext:value-type="float">
            <text:p>9728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71]+[.A1772]" office:value-type="float" office:value="97366" calcext:value-type="float">
            <text:p>97366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72]+[.A1773]" office:value-type="float" office:value="97447" calcext:value-type="float">
            <text:p>9744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73]+[.A1774]" office:value-type="float" office:value="97528" calcext:value-type="float">
            <text:p>97528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74]+[.A1775]" office:value-type="float" office:value="97609" calcext:value-type="float">
            <text:p>97609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75]+[.A1776]" office:value-type="float" office:value="97690" calcext:value-type="float">
            <text:p>9769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76]+[.A1777]" office:value-type="float" office:value="97771" calcext:value-type="float">
            <text:p>97771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77]+[.A1778]" office:value-type="float" office:value="97852" calcext:value-type="float">
            <text:p>97852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78]+[.A1779]" office:value-type="float" office:value="97933" calcext:value-type="float">
            <text:p>97933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79]+[.A1780]" office:value-type="float" office:value="98014" calcext:value-type="float">
            <text:p>98014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80]+[.A1781]" office:value-type="float" office:value="98095" calcext:value-type="float">
            <text:p>9809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81]+[.A1782]" office:value-type="float" office:value="98176" calcext:value-type="float">
            <text:p>98176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82]+[.A1783]" office:value-type="float" office:value="98257" calcext:value-type="float">
            <text:p>9825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83]+[.A1784]" office:value-type="float" office:value="98338" calcext:value-type="float">
            <text:p>98338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84]+[.A1785]" office:value-type="float" office:value="98419" calcext:value-type="float">
            <text:p>98419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85]+[.A1786]" office:value-type="float" office:value="98500" calcext:value-type="float">
            <text:p>9850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86]+[.A1787]" office:value-type="float" office:value="98581" calcext:value-type="float">
            <text:p>98581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87]+[.A1788]" office:value-type="float" office:value="98662" calcext:value-type="float">
            <text:p>98662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88]+[.A1789]" office:value-type="float" office:value="98743" calcext:value-type="float">
            <text:p>98743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89]+[.A1790]" office:value-type="float" office:value="98824" calcext:value-type="float">
            <text:p>98824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90]+[.A1791]" office:value-type="float" office:value="98905" calcext:value-type="float">
            <text:p>9890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91]+[.A1792]" office:value-type="float" office:value="98986" calcext:value-type="float">
            <text:p>98986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92]+[.A1793]" office:value-type="float" office:value="99067" calcext:value-type="float">
            <text:p>9906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93]+[.A1794]" office:value-type="float" office:value="99148" calcext:value-type="float">
            <text:p>99148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94]+[.A1795]" office:value-type="float" office:value="99229" calcext:value-type="float">
            <text:p>99229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795]+[.A1796]" office:value-type="float" office:value="99311" calcext:value-type="float">
            <text:p>9931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796]+[.A1797]" office:value-type="float" office:value="99393" calcext:value-type="float">
            <text:p>99393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797]+[.A1798]" office:value-type="float" office:value="99475" calcext:value-type="float">
            <text:p>9947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798]+[.A1799]" office:value-type="float" office:value="99557" calcext:value-type="float">
            <text:p>99557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799]+[.A1800]" office:value-type="float" office:value="99639" calcext:value-type="float">
            <text:p>99639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00]+[.A1801]" office:value-type="float" office:value="99721" calcext:value-type="float">
            <text:p>9972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01]+[.A1802]" office:value-type="float" office:value="99803" calcext:value-type="float">
            <text:p>99803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02]+[.A1803]" office:value-type="float" office:value="99885" calcext:value-type="float">
            <text:p>9988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03]+[.A1804]" office:value-type="float" office:value="99967" calcext:value-type="float">
            <text:p>99967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04]+[.A1805]" office:value-type="float" office:value="100049" calcext:value-type="float">
            <text:p>100049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05]+[.A1806]" office:value-type="float" office:value="100131" calcext:value-type="float">
            <text:p>10013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06]+[.A1807]" office:value-type="float" office:value="100213" calcext:value-type="float">
            <text:p>100213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07]+[.A1808]" office:value-type="float" office:value="100295" calcext:value-type="float">
            <text:p>10029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08]+[.A1809]" office:value-type="float" office:value="100377" calcext:value-type="float">
            <text:p>100377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09]+[.A1810]" office:value-type="float" office:value="100459" calcext:value-type="float">
            <text:p>100459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10]+[.A1811]" office:value-type="float" office:value="100541" calcext:value-type="float">
            <text:p>10054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11]+[.A1812]" office:value-type="float" office:value="100623" calcext:value-type="float">
            <text:p>100623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12]+[.A1813]" office:value-type="float" office:value="100705" calcext:value-type="float">
            <text:p>10070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13]+[.A1814]" office:value-type="float" office:value="100787" calcext:value-type="float">
            <text:p>100787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14]+[.A1815]" office:value-type="float" office:value="100869" calcext:value-type="float">
            <text:p>100869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15]+[.A1816]" office:value-type="float" office:value="100951" calcext:value-type="float">
            <text:p>10095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16]+[.A1817]" office:value-type="float" office:value="101033" calcext:value-type="float">
            <text:p>101033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17]+[.A1818]" office:value-type="float" office:value="101115" calcext:value-type="float">
            <text:p>10111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18]+[.A1819]" office:value-type="float" office:value="101197" calcext:value-type="float">
            <text:p>101197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19]+[.A1820]" office:value-type="float" office:value="101279" calcext:value-type="float">
            <text:p>101279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20]+[.A1821]" office:value-type="float" office:value="101361" calcext:value-type="float">
            <text:p>10136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21]+[.A1822]" office:value-type="float" office:value="101443" calcext:value-type="float">
            <text:p>101443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22]+[.A1823]" office:value-type="float" office:value="101525" calcext:value-type="float">
            <text:p>10152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23]+[.A1824]" office:value-type="float" office:value="101607" calcext:value-type="float">
            <text:p>101607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24]+[.A1825]" office:value-type="float" office:value="101689" calcext:value-type="float">
            <text:p>101689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25]+[.A1826]" office:value-type="float" office:value="101771" calcext:value-type="float">
            <text:p>10177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26]+[.A1827]" office:value-type="float" office:value="101853" calcext:value-type="float">
            <text:p>101853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27]+[.A1828]" office:value-type="float" office:value="101935" calcext:value-type="float">
            <text:p>10193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28]+[.A1829]" office:value-type="float" office:value="102017" calcext:value-type="float">
            <text:p>102017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29]+[.A1830]" office:value-type="float" office:value="102099" calcext:value-type="float">
            <text:p>102099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30]+[.A1831]" office:value-type="float" office:value="102181" calcext:value-type="float">
            <text:p>10218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31]+[.A1832]" office:value-type="float" office:value="102263" calcext:value-type="float">
            <text:p>102263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32]+[.A1833]" office:value-type="float" office:value="102345" calcext:value-type="float">
            <text:p>10234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33]+[.A1834]" office:value-type="float" office:value="102427" calcext:value-type="float">
            <text:p>102427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34]+[.A1835]" office:value-type="float" office:value="102510" calcext:value-type="float">
            <text:p>10251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35]+[.A1836]" office:value-type="float" office:value="102593" calcext:value-type="float">
            <text:p>10259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36]+[.A1837]" office:value-type="float" office:value="102676" calcext:value-type="float">
            <text:p>10267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37]+[.A1838]" office:value-type="float" office:value="102759" calcext:value-type="float">
            <text:p>102759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38]+[.A1839]" office:value-type="float" office:value="102842" calcext:value-type="float">
            <text:p>102842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39]+[.A1840]" office:value-type="float" office:value="102925" calcext:value-type="float">
            <text:p>102925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40]+[.A1841]" office:value-type="float" office:value="103008" calcext:value-type="float">
            <text:p>103008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41]+[.A1842]" office:value-type="float" office:value="103091" calcext:value-type="float">
            <text:p>103091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42]+[.A1843]" office:value-type="float" office:value="103174" calcext:value-type="float">
            <text:p>103174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43]+[.A1844]" office:value-type="float" office:value="103257" calcext:value-type="float">
            <text:p>103257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44]+[.A1845]" office:value-type="float" office:value="103340" calcext:value-type="float">
            <text:p>10334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45]+[.A1846]" office:value-type="float" office:value="103423" calcext:value-type="float">
            <text:p>10342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46]+[.A1847]" office:value-type="float" office:value="103506" calcext:value-type="float">
            <text:p>10350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47]+[.A1848]" office:value-type="float" office:value="103589" calcext:value-type="float">
            <text:p>103589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48]+[.A1849]" office:value-type="float" office:value="103672" calcext:value-type="float">
            <text:p>103672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49]+[.A1850]" office:value-type="float" office:value="103755" calcext:value-type="float">
            <text:p>103755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50]+[.A1851]" office:value-type="float" office:value="103838" calcext:value-type="float">
            <text:p>103838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51]+[.A1852]" office:value-type="float" office:value="103921" calcext:value-type="float">
            <text:p>103921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52]+[.A1853]" office:value-type="float" office:value="104004" calcext:value-type="float">
            <text:p>104004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53]+[.A1854]" office:value-type="float" office:value="104087" calcext:value-type="float">
            <text:p>104087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54]+[.A1855]" office:value-type="float" office:value="104170" calcext:value-type="float">
            <text:p>10417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55]+[.A1856]" office:value-type="float" office:value="104253" calcext:value-type="float">
            <text:p>10425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56]+[.A1857]" office:value-type="float" office:value="104336" calcext:value-type="float">
            <text:p>10433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57]+[.A1858]" office:value-type="float" office:value="104419" calcext:value-type="float">
            <text:p>104419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58]+[.A1859]" office:value-type="float" office:value="104502" calcext:value-type="float">
            <text:p>104502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59]+[.A1860]" office:value-type="float" office:value="104585" calcext:value-type="float">
            <text:p>104585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60]+[.A1861]" office:value-type="float" office:value="104668" calcext:value-type="float">
            <text:p>104668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61]+[.A1862]" office:value-type="float" office:value="104751" calcext:value-type="float">
            <text:p>104751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62]+[.A1863]" office:value-type="float" office:value="104834" calcext:value-type="float">
            <text:p>104834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63]+[.A1864]" office:value-type="float" office:value="104917" calcext:value-type="float">
            <text:p>104917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64]+[.A1865]" office:value-type="float" office:value="105000" calcext:value-type="float">
            <text:p>10500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65]+[.A1866]" office:value-type="float" office:value="105083" calcext:value-type="float">
            <text:p>10508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66]+[.A1867]" office:value-type="float" office:value="105166" calcext:value-type="float">
            <text:p>10516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67]+[.A1868]" office:value-type="float" office:value="105249" calcext:value-type="float">
            <text:p>105249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68]+[.A1869]" office:value-type="float" office:value="105332" calcext:value-type="float">
            <text:p>105332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69]+[.A1870]" office:value-type="float" office:value="105415" calcext:value-type="float">
            <text:p>105415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70]+[.A1871]" office:value-type="float" office:value="105498" calcext:value-type="float">
            <text:p>105498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71]+[.A1872]" office:value-type="float" office:value="105581" calcext:value-type="float">
            <text:p>105581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72]+[.A1873]" office:value-type="float" office:value="105664" calcext:value-type="float">
            <text:p>105664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73]+[.A1874]" office:value-type="float" office:value="105747" calcext:value-type="float">
            <text:p>105747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74]+[.A1875]" office:value-type="float" office:value="105830" calcext:value-type="float">
            <text:p>10583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75]+[.A1876]" office:value-type="float" office:value="105913" calcext:value-type="float">
            <text:p>10591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76]+[.A1877]" office:value-type="float" office:value="105996" calcext:value-type="float">
            <text:p>10599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77]+[.A1878]" office:value-type="float" office:value="106079" calcext:value-type="float">
            <text:p>106079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78]+[.A1879]" office:value-type="float" office:value="106162" calcext:value-type="float">
            <text:p>106162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79]+[.A1880]" office:value-type="float" office:value="106245" calcext:value-type="float">
            <text:p>106245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80]+[.A1881]" office:value-type="float" office:value="106328" calcext:value-type="float">
            <text:p>106328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881]+[.A1882]" office:value-type="float" office:value="106411" calcext:value-type="float">
            <text:p>10641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882]+[.A1883]" office:value-type="float" office:value="106495" calcext:value-type="float">
            <text:p>10649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883]+[.A1884]" office:value-type="float" office:value="106579" calcext:value-type="float">
            <text:p>106579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884]+[.A1885]" office:value-type="float" office:value="106663" calcext:value-type="float">
            <text:p>10666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885]+[.A1886]" office:value-type="float" office:value="106747" calcext:value-type="float">
            <text:p>10674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886]+[.A1887]" office:value-type="float" office:value="106831" calcext:value-type="float">
            <text:p>10683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887]+[.A1888]" office:value-type="float" office:value="106915" calcext:value-type="float">
            <text:p>10691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888]+[.A1889]" office:value-type="float" office:value="106999" calcext:value-type="float">
            <text:p>106999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889]+[.A1890]" office:value-type="float" office:value="107083" calcext:value-type="float">
            <text:p>10708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890]+[.A1891]" office:value-type="float" office:value="107167" calcext:value-type="float">
            <text:p>10716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891]+[.A1892]" office:value-type="float" office:value="107251" calcext:value-type="float">
            <text:p>10725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892]+[.A1893]" office:value-type="float" office:value="107335" calcext:value-type="float">
            <text:p>10733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893]+[.A1894]" office:value-type="float" office:value="107419" calcext:value-type="float">
            <text:p>107419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894]+[.A1895]" office:value-type="float" office:value="107503" calcext:value-type="float">
            <text:p>10750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895]+[.A1896]" office:value-type="float" office:value="107587" calcext:value-type="float">
            <text:p>10758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896]+[.A1897]" office:value-type="float" office:value="107671" calcext:value-type="float">
            <text:p>10767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897]+[.A1898]" office:value-type="float" office:value="107755" calcext:value-type="float">
            <text:p>10775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898]+[.A1899]" office:value-type="float" office:value="107839" calcext:value-type="float">
            <text:p>107839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899]+[.A1900]" office:value-type="float" office:value="107923" calcext:value-type="float">
            <text:p>10792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900]+[.A1901]" office:value-type="float" office:value="108007" calcext:value-type="float">
            <text:p>10800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901]+[.A1902]" office:value-type="float" office:value="108091" calcext:value-type="float">
            <text:p>10809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902]+[.A1903]" office:value-type="float" office:value="108175" calcext:value-type="float">
            <text:p>10817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903]+[.A1904]" office:value-type="float" office:value="108259" calcext:value-type="float">
            <text:p>108259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904]+[.A1905]" office:value-type="float" office:value="108343" calcext:value-type="float">
            <text:p>10834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05]+[.A1906]" office:value-type="float" office:value="108428" calcext:value-type="float">
            <text:p>10842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06]+[.A1907]" office:value-type="float" office:value="108513" calcext:value-type="float">
            <text:p>10851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07]+[.A1908]" office:value-type="float" office:value="108598" calcext:value-type="float">
            <text:p>10859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08]+[.A1909]" office:value-type="float" office:value="108683" calcext:value-type="float">
            <text:p>10868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09]+[.A1910]" office:value-type="float" office:value="108768" calcext:value-type="float">
            <text:p>10876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10]+[.A1911]" office:value-type="float" office:value="108853" calcext:value-type="float">
            <text:p>10885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11]+[.A1912]" office:value-type="float" office:value="108938" calcext:value-type="float">
            <text:p>10893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12]+[.A1913]" office:value-type="float" office:value="109023" calcext:value-type="float">
            <text:p>10902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13]+[.A1914]" office:value-type="float" office:value="109108" calcext:value-type="float">
            <text:p>10910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14]+[.A1915]" office:value-type="float" office:value="109193" calcext:value-type="float">
            <text:p>10919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15]+[.A1916]" office:value-type="float" office:value="109278" calcext:value-type="float">
            <text:p>10927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16]+[.A1917]" office:value-type="float" office:value="109363" calcext:value-type="float">
            <text:p>10936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17]+[.A1918]" office:value-type="float" office:value="109448" calcext:value-type="float">
            <text:p>10944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18]+[.A1919]" office:value-type="float" office:value="109533" calcext:value-type="float">
            <text:p>10953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19]+[.A1920]" office:value-type="float" office:value="109618" calcext:value-type="float">
            <text:p>10961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20]+[.A1921]" office:value-type="float" office:value="109703" calcext:value-type="float">
            <text:p>10970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21]+[.A1922]" office:value-type="float" office:value="109788" calcext:value-type="float">
            <text:p>10978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22]+[.A1923]" office:value-type="float" office:value="109873" calcext:value-type="float">
            <text:p>10987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23]+[.A1924]" office:value-type="float" office:value="109958" calcext:value-type="float">
            <text:p>10995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24]+[.A1925]" office:value-type="float" office:value="110043" calcext:value-type="float">
            <text:p>11004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25]+[.A1926]" office:value-type="float" office:value="110128" calcext:value-type="float">
            <text:p>11012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26]+[.A1927]" office:value-type="float" office:value="110213" calcext:value-type="float">
            <text:p>11021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27]+[.A1928]" office:value-type="float" office:value="110298" calcext:value-type="float">
            <text:p>11029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28]+[.A1929]" office:value-type="float" office:value="110383" calcext:value-type="float">
            <text:p>11038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29]+[.A1930]" office:value-type="float" office:value="110468" calcext:value-type="float">
            <text:p>11046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30]+[.A1931]" office:value-type="float" office:value="110553" calcext:value-type="float">
            <text:p>11055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31]+[.A1932]" office:value-type="float" office:value="110638" calcext:value-type="float">
            <text:p>11063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32]+[.A1933]" office:value-type="float" office:value="110723" calcext:value-type="float">
            <text:p>11072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33]+[.A1934]" office:value-type="float" office:value="110808" calcext:value-type="float">
            <text:p>11080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34]+[.A1935]" office:value-type="float" office:value="110893" calcext:value-type="float">
            <text:p>11089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35]+[.A1936]" office:value-type="float" office:value="110978" calcext:value-type="float">
            <text:p>11097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36]+[.A1937]" office:value-type="float" office:value="111063" calcext:value-type="float">
            <text:p>11106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37]+[.A1938]" office:value-type="float" office:value="111148" calcext:value-type="float">
            <text:p>11114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38]+[.A1939]" office:value-type="float" office:value="111233" calcext:value-type="float">
            <text:p>11123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39]+[.A1940]" office:value-type="float" office:value="111318" calcext:value-type="float">
            <text:p>111318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40]+[.A1941]" office:value-type="float" office:value="111404" calcext:value-type="float">
            <text:p>111404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41]+[.A1942]" office:value-type="float" office:value="111490" calcext:value-type="float">
            <text:p>11149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42]+[.A1943]" office:value-type="float" office:value="111576" calcext:value-type="float">
            <text:p>111576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43]+[.A1944]" office:value-type="float" office:value="111662" calcext:value-type="float">
            <text:p>111662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44]+[.A1945]" office:value-type="float" office:value="111748" calcext:value-type="float">
            <text:p>111748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45]+[.A1946]" office:value-type="float" office:value="111834" calcext:value-type="float">
            <text:p>111834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46]+[.A1947]" office:value-type="float" office:value="111920" calcext:value-type="float">
            <text:p>11192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47]+[.A1948]" office:value-type="float" office:value="112006" calcext:value-type="float">
            <text:p>112006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48]+[.A1949]" office:value-type="float" office:value="112092" calcext:value-type="float">
            <text:p>112092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49]+[.A1950]" office:value-type="float" office:value="112178" calcext:value-type="float">
            <text:p>112178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50]+[.A1951]" office:value-type="float" office:value="112264" calcext:value-type="float">
            <text:p>112264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51]+[.A1952]" office:value-type="float" office:value="112350" calcext:value-type="float">
            <text:p>11235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52]+[.A1953]" office:value-type="float" office:value="112436" calcext:value-type="float">
            <text:p>112436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53]+[.A1954]" office:value-type="float" office:value="112522" calcext:value-type="float">
            <text:p>112522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54]+[.A1955]" office:value-type="float" office:value="112608" calcext:value-type="float">
            <text:p>112608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55]+[.A1956]" office:value-type="float" office:value="112694" calcext:value-type="float">
            <text:p>112694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56]+[.A1957]" office:value-type="float" office:value="112780" calcext:value-type="float">
            <text:p>11278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57]+[.A1958]" office:value-type="float" office:value="112866" calcext:value-type="float">
            <text:p>112866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58]+[.A1959]" office:value-type="float" office:value="112952" calcext:value-type="float">
            <text:p>112952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59]+[.A1960]" office:value-type="float" office:value="113038" calcext:value-type="float">
            <text:p>113038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60]+[.A1961]" office:value-type="float" office:value="113124" calcext:value-type="float">
            <text:p>113124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61]+[.A1962]" office:value-type="float" office:value="113210" calcext:value-type="float">
            <text:p>11321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62]+[.A1963]" office:value-type="float" office:value="113296" calcext:value-type="float">
            <text:p>113296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63]+[.A1964]" office:value-type="float" office:value="113382" calcext:value-type="float">
            <text:p>113382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64]+[.A1965]" office:value-type="float" office:value="113468" calcext:value-type="float">
            <text:p>113468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65]+[.A1966]" office:value-type="float" office:value="113554" calcext:value-type="float">
            <text:p>113554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66]+[.A1967]" office:value-type="float" office:value="113640" calcext:value-type="float">
            <text:p>11364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67]+[.A1968]" office:value-type="float" office:value="113726" calcext:value-type="float">
            <text:p>113726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68]+[.A1969]" office:value-type="float" office:value="113812" calcext:value-type="float">
            <text:p>113812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69]+[.A1970]" office:value-type="float" office:value="113898" calcext:value-type="float">
            <text:p>113898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70]+[.A1971]" office:value-type="float" office:value="113984" calcext:value-type="float">
            <text:p>113984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71]+[.A1972]" office:value-type="float" office:value="114070" calcext:value-type="float">
            <text:p>11407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72]+[.A1973]" office:value-type="float" office:value="114156" calcext:value-type="float">
            <text:p>114156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73]+[.A1974]" office:value-type="float" office:value="114242" calcext:value-type="float">
            <text:p>114242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74]+[.A1975]" office:value-type="float" office:value="114328" calcext:value-type="float">
            <text:p>114328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75]+[.A1976]" office:value-type="float" office:value="114414" calcext:value-type="float">
            <text:p>114414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76]+[.A1977]" office:value-type="float" office:value="114500" calcext:value-type="float">
            <text:p>11450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77]+[.A1978]" office:value-type="float" office:value="114586" calcext:value-type="float">
            <text:p>114586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78]+[.A1979]" office:value-type="float" office:value="114672" calcext:value-type="float">
            <text:p>114672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79]+[.A1980]" office:value-type="float" office:value="114758" calcext:value-type="float">
            <text:p>114758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80]+[.A1981]" office:value-type="float" office:value="114844" calcext:value-type="float">
            <text:p>114844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81]+[.A1982]" office:value-type="float" office:value="114930" calcext:value-type="float">
            <text:p>11493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82]+[.A1983]" office:value-type="float" office:value="115016" calcext:value-type="float">
            <text:p>11501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1983]+[.A1984]" office:value-type="float" office:value="115103" calcext:value-type="float">
            <text:p>115103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1984]+[.A1985]" office:value-type="float" office:value="115190" calcext:value-type="float">
            <text:p>11519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1985]+[.A1986]" office:value-type="float" office:value="115277" calcext:value-type="float">
            <text:p>115277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1986]+[.A1987]" office:value-type="float" office:value="115364" calcext:value-type="float">
            <text:p>115364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1987]+[.A1988]" office:value-type="float" office:value="115451" calcext:value-type="float">
            <text:p>115451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1988]+[.A1989]" office:value-type="float" office:value="115538" calcext:value-type="float">
            <text:p>115538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1989]+[.A1990]" office:value-type="float" office:value="115625" calcext:value-type="float">
            <text:p>11562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1990]+[.A1991]" office:value-type="float" office:value="115712" calcext:value-type="float">
            <text:p>115712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1991]+[.A1992]" office:value-type="float" office:value="115799" calcext:value-type="float">
            <text:p>115799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1992]+[.A1993]" office:value-type="float" office:value="115886" calcext:value-type="float">
            <text:p>11588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1993]+[.A1994]" office:value-type="float" office:value="115973" calcext:value-type="float">
            <text:p>115973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1994]+[.A1995]" office:value-type="float" office:value="116060" calcext:value-type="float">
            <text:p>11606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1995]+[.A1996]" office:value-type="float" office:value="116147" calcext:value-type="float">
            <text:p>116147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1996]+[.A1997]" office:value-type="float" office:value="116234" calcext:value-type="float">
            <text:p>116234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1997]+[.A1998]" office:value-type="float" office:value="116321" calcext:value-type="float">
            <text:p>116321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1998]+[.A1999]" office:value-type="float" office:value="116408" calcext:value-type="float">
            <text:p>116408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1999]+[.A2000]" office:value-type="float" office:value="116495" calcext:value-type="float">
            <text:p>11649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00]+[.A2001]" office:value-type="float" office:value="116582" calcext:value-type="float">
            <text:p>116582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01]+[.A2002]" office:value-type="float" office:value="116669" calcext:value-type="float">
            <text:p>116669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02]+[.A2003]" office:value-type="float" office:value="116756" calcext:value-type="float">
            <text:p>11675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03]+[.A2004]" office:value-type="float" office:value="116843" calcext:value-type="float">
            <text:p>116843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04]+[.A2005]" office:value-type="float" office:value="116930" calcext:value-type="float">
            <text:p>11693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05]+[.A2006]" office:value-type="float" office:value="117017" calcext:value-type="float">
            <text:p>117017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06]+[.A2007]" office:value-type="float" office:value="117104" calcext:value-type="float">
            <text:p>117104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07]+[.A2008]" office:value-type="float" office:value="117191" calcext:value-type="float">
            <text:p>117191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08]+[.A2009]" office:value-type="float" office:value="117278" calcext:value-type="float">
            <text:p>117278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09]+[.A2010]" office:value-type="float" office:value="117365" calcext:value-type="float">
            <text:p>11736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10]+[.A2011]" office:value-type="float" office:value="117452" calcext:value-type="float">
            <text:p>117452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11]+[.A2012]" office:value-type="float" office:value="117539" calcext:value-type="float">
            <text:p>117539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12]+[.A2013]" office:value-type="float" office:value="117626" calcext:value-type="float">
            <text:p>11762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13]+[.A2014]" office:value-type="float" office:value="117713" calcext:value-type="float">
            <text:p>117713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14]+[.A2015]" office:value-type="float" office:value="117800" calcext:value-type="float">
            <text:p>11780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15]+[.A2016]" office:value-type="float" office:value="117887" calcext:value-type="float">
            <text:p>117887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16]+[.A2017]" office:value-type="float" office:value="117974" calcext:value-type="float">
            <text:p>117974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17]+[.A2018]" office:value-type="float" office:value="118061" calcext:value-type="float">
            <text:p>118061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18]+[.A2019]" office:value-type="float" office:value="118148" calcext:value-type="float">
            <text:p>118148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19]+[.A2020]" office:value-type="float" office:value="118235" calcext:value-type="float">
            <text:p>11823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20]+[.A2021]" office:value-type="float" office:value="118322" calcext:value-type="float">
            <text:p>118322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21]+[.A2022]" office:value-type="float" office:value="118409" calcext:value-type="float">
            <text:p>118409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22]+[.A2023]" office:value-type="float" office:value="118496" calcext:value-type="float">
            <text:p>11849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23]+[.A2024]" office:value-type="float" office:value="118583" calcext:value-type="float">
            <text:p>118583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24]+[.A2025]" office:value-type="float" office:value="118670" calcext:value-type="float">
            <text:p>11867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25]+[.A2026]" office:value-type="float" office:value="118757" calcext:value-type="float">
            <text:p>118757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026]+[.A2027]" office:value-type="float" office:value="118844" calcext:value-type="float">
            <text:p>118844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27]+[.A2028]" office:value-type="float" office:value="118932" calcext:value-type="float">
            <text:p>11893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28]+[.A2029]" office:value-type="float" office:value="119020" calcext:value-type="float">
            <text:p>11902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29]+[.A2030]" office:value-type="float" office:value="119108" calcext:value-type="float">
            <text:p>11910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30]+[.A2031]" office:value-type="float" office:value="119196" calcext:value-type="float">
            <text:p>119196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31]+[.A2032]" office:value-type="float" office:value="119284" calcext:value-type="float">
            <text:p>119284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32]+[.A2033]" office:value-type="float" office:value="119372" calcext:value-type="float">
            <text:p>11937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33]+[.A2034]" office:value-type="float" office:value="119460" calcext:value-type="float">
            <text:p>11946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34]+[.A2035]" office:value-type="float" office:value="119548" calcext:value-type="float">
            <text:p>11954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35]+[.A2036]" office:value-type="float" office:value="119636" calcext:value-type="float">
            <text:p>119636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36]+[.A2037]" office:value-type="float" office:value="119724" calcext:value-type="float">
            <text:p>119724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37]+[.A2038]" office:value-type="float" office:value="119812" calcext:value-type="float">
            <text:p>11981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38]+[.A2039]" office:value-type="float" office:value="119900" calcext:value-type="float">
            <text:p>11990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39]+[.A2040]" office:value-type="float" office:value="119988" calcext:value-type="float">
            <text:p>1199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40]+[.A2041]" office:value-type="float" office:value="120076" calcext:value-type="float">
            <text:p>120076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41]+[.A2042]" office:value-type="float" office:value="120164" calcext:value-type="float">
            <text:p>120164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42]+[.A2043]" office:value-type="float" office:value="120252" calcext:value-type="float">
            <text:p>12025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43]+[.A2044]" office:value-type="float" office:value="120340" calcext:value-type="float">
            <text:p>12034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44]+[.A2045]" office:value-type="float" office:value="120428" calcext:value-type="float">
            <text:p>12042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45]+[.A2046]" office:value-type="float" office:value="120516" calcext:value-type="float">
            <text:p>120516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46]+[.A2047]" office:value-type="float" office:value="120604" calcext:value-type="float">
            <text:p>120604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47]+[.A2048]" office:value-type="float" office:value="120692" calcext:value-type="float">
            <text:p>12069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48]+[.A2049]" office:value-type="float" office:value="120780" calcext:value-type="float">
            <text:p>12078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49]+[.A2050]" office:value-type="float" office:value="120868" calcext:value-type="float">
            <text:p>12086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50]+[.A2051]" office:value-type="float" office:value="120956" calcext:value-type="float">
            <text:p>120956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51]+[.A2052]" office:value-type="float" office:value="121044" calcext:value-type="float">
            <text:p>121044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52]+[.A2053]" office:value-type="float" office:value="121132" calcext:value-type="float">
            <text:p>12113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53]+[.A2054]" office:value-type="float" office:value="121220" calcext:value-type="float">
            <text:p>12122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54]+[.A2055]" office:value-type="float" office:value="121308" calcext:value-type="float">
            <text:p>12130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55]+[.A2056]" office:value-type="float" office:value="121396" calcext:value-type="float">
            <text:p>121396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56]+[.A2057]" office:value-type="float" office:value="121484" calcext:value-type="float">
            <text:p>121484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57]+[.A2058]" office:value-type="float" office:value="121572" calcext:value-type="float">
            <text:p>12157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58]+[.A2059]" office:value-type="float" office:value="121660" calcext:value-type="float">
            <text:p>12166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59]+[.A2060]" office:value-type="float" office:value="121748" calcext:value-type="float">
            <text:p>12174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60]+[.A2061]" office:value-type="float" office:value="121836" calcext:value-type="float">
            <text:p>121836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61]+[.A2062]" office:value-type="float" office:value="121924" calcext:value-type="float">
            <text:p>121924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62]+[.A2063]" office:value-type="float" office:value="122012" calcext:value-type="float">
            <text:p>12201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63]+[.A2064]" office:value-type="float" office:value="122100" calcext:value-type="float">
            <text:p>12210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64]+[.A2065]" office:value-type="float" office:value="122188" calcext:value-type="float">
            <text:p>1221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065]+[.A2066]" office:value-type="float" office:value="122276" calcext:value-type="float">
            <text:p>122276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66]+[.A2067]" office:value-type="float" office:value="122365" calcext:value-type="float">
            <text:p>12236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67]+[.A2068]" office:value-type="float" office:value="122454" calcext:value-type="float">
            <text:p>122454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68]+[.A2069]" office:value-type="float" office:value="122543" calcext:value-type="float">
            <text:p>122543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69]+[.A2070]" office:value-type="float" office:value="122632" calcext:value-type="float">
            <text:p>122632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70]+[.A2071]" office:value-type="float" office:value="122721" calcext:value-type="float">
            <text:p>12272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71]+[.A2072]" office:value-type="float" office:value="122810" calcext:value-type="float">
            <text:p>12281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72]+[.A2073]" office:value-type="float" office:value="122899" calcext:value-type="float">
            <text:p>12289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73]+[.A2074]" office:value-type="float" office:value="122988" calcext:value-type="float">
            <text:p>122988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74]+[.A2075]" office:value-type="float" office:value="123077" calcext:value-type="float">
            <text:p>123077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75]+[.A2076]" office:value-type="float" office:value="123166" calcext:value-type="float">
            <text:p>123166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76]+[.A2077]" office:value-type="float" office:value="123255" calcext:value-type="float">
            <text:p>12325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77]+[.A2078]" office:value-type="float" office:value="123344" calcext:value-type="float">
            <text:p>123344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78]+[.A2079]" office:value-type="float" office:value="123433" calcext:value-type="float">
            <text:p>123433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79]+[.A2080]" office:value-type="float" office:value="123522" calcext:value-type="float">
            <text:p>123522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80]+[.A2081]" office:value-type="float" office:value="123611" calcext:value-type="float">
            <text:p>12361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81]+[.A2082]" office:value-type="float" office:value="123700" calcext:value-type="float">
            <text:p>12370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82]+[.A2083]" office:value-type="float" office:value="123789" calcext:value-type="float">
            <text:p>12378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83]+[.A2084]" office:value-type="float" office:value="123878" calcext:value-type="float">
            <text:p>123878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84]+[.A2085]" office:value-type="float" office:value="123967" calcext:value-type="float">
            <text:p>123967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85]+[.A2086]" office:value-type="float" office:value="124056" calcext:value-type="float">
            <text:p>124056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86]+[.A2087]" office:value-type="float" office:value="124145" calcext:value-type="float">
            <text:p>12414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87]+[.A2088]" office:value-type="float" office:value="124234" calcext:value-type="float">
            <text:p>124234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88]+[.A2089]" office:value-type="float" office:value="124323" calcext:value-type="float">
            <text:p>124323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89]+[.A2090]" office:value-type="float" office:value="124412" calcext:value-type="float">
            <text:p>124412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90]+[.A2091]" office:value-type="float" office:value="124501" calcext:value-type="float">
            <text:p>12450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91]+[.A2092]" office:value-type="float" office:value="124590" calcext:value-type="float">
            <text:p>1245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92]+[.A2093]" office:value-type="float" office:value="124679" calcext:value-type="float">
            <text:p>12467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93]+[.A2094]" office:value-type="float" office:value="124768" calcext:value-type="float">
            <text:p>124768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94]+[.A2095]" office:value-type="float" office:value="124857" calcext:value-type="float">
            <text:p>124857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95]+[.A2096]" office:value-type="float" office:value="124946" calcext:value-type="float">
            <text:p>124946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96]+[.A2097]" office:value-type="float" office:value="125035" calcext:value-type="float">
            <text:p>12503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097]+[.A2098]" office:value-type="float" office:value="125124" calcext:value-type="float">
            <text:p>12512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098]+[.A2099]" office:value-type="float" office:value="125214" calcext:value-type="float">
            <text:p>12521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099]+[.A2100]" office:value-type="float" office:value="125304" calcext:value-type="float">
            <text:p>12530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00]+[.A2101]" office:value-type="float" office:value="125394" calcext:value-type="float">
            <text:p>12539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01]+[.A2102]" office:value-type="float" office:value="125484" calcext:value-type="float">
            <text:p>12548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02]+[.A2103]" office:value-type="float" office:value="125574" calcext:value-type="float">
            <text:p>12557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03]+[.A2104]" office:value-type="float" office:value="125664" calcext:value-type="float">
            <text:p>12566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04]+[.A2105]" office:value-type="float" office:value="125754" calcext:value-type="float">
            <text:p>12575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05]+[.A2106]" office:value-type="float" office:value="125844" calcext:value-type="float">
            <text:p>12584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06]+[.A2107]" office:value-type="float" office:value="125934" calcext:value-type="float">
            <text:p>12593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07]+[.A2108]" office:value-type="float" office:value="126024" calcext:value-type="float">
            <text:p>12602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08]+[.A2109]" office:value-type="float" office:value="126114" calcext:value-type="float">
            <text:p>12611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09]+[.A2110]" office:value-type="float" office:value="126204" calcext:value-type="float">
            <text:p>12620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10]+[.A2111]" office:value-type="float" office:value="126294" calcext:value-type="float">
            <text:p>12629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11]+[.A2112]" office:value-type="float" office:value="126384" calcext:value-type="float">
            <text:p>12638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12]+[.A2113]" office:value-type="float" office:value="126474" calcext:value-type="float">
            <text:p>12647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13]+[.A2114]" office:value-type="float" office:value="126564" calcext:value-type="float">
            <text:p>12656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14]+[.A2115]" office:value-type="float" office:value="126654" calcext:value-type="float">
            <text:p>12665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15]+[.A2116]" office:value-type="float" office:value="126744" calcext:value-type="float">
            <text:p>12674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16]+[.A2117]" office:value-type="float" office:value="126834" calcext:value-type="float">
            <text:p>12683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17]+[.A2118]" office:value-type="float" office:value="126924" calcext:value-type="float">
            <text:p>12692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18]+[.A2119]" office:value-type="float" office:value="127014" calcext:value-type="float">
            <text:p>12701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19]+[.A2120]" office:value-type="float" office:value="127104" calcext:value-type="float">
            <text:p>12710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20]+[.A2121]" office:value-type="float" office:value="127194" calcext:value-type="float">
            <text:p>12719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21]+[.A2122]" office:value-type="float" office:value="127284" calcext:value-type="float">
            <text:p>12728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22]+[.A2123]" office:value-type="float" office:value="127374" calcext:value-type="float">
            <text:p>12737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23]+[.A2124]" office:value-type="float" office:value="127464" calcext:value-type="float">
            <text:p>12746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24]+[.A2125]" office:value-type="float" office:value="127554" calcext:value-type="float">
            <text:p>12755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25]+[.A2126]" office:value-type="float" office:value="127644" calcext:value-type="float">
            <text:p>12764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26]+[.A2127]" office:value-type="float" office:value="127734" calcext:value-type="float">
            <text:p>12773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27]+[.A2128]" office:value-type="float" office:value="127824" calcext:value-type="float">
            <text:p>12782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28]+[.A2129]" office:value-type="float" office:value="127914" calcext:value-type="float">
            <text:p>12791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29]+[.A2130]" office:value-type="float" office:value="128004" calcext:value-type="float">
            <text:p>12800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130]+[.A2131]" office:value-type="float" office:value="128094" calcext:value-type="float">
            <text:p>128094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31]+[.A2132]" office:value-type="float" office:value="128185" calcext:value-type="float">
            <text:p>12818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32]+[.A2133]" office:value-type="float" office:value="128276" calcext:value-type="float">
            <text:p>128276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33]+[.A2134]" office:value-type="float" office:value="128367" calcext:value-type="float">
            <text:p>12836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34]+[.A2135]" office:value-type="float" office:value="128458" calcext:value-type="float">
            <text:p>128458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35]+[.A2136]" office:value-type="float" office:value="128549" calcext:value-type="float">
            <text:p>128549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36]+[.A2137]" office:value-type="float" office:value="128640" calcext:value-type="float">
            <text:p>12864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37]+[.A2138]" office:value-type="float" office:value="128731" calcext:value-type="float">
            <text:p>12873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38]+[.A2139]" office:value-type="float" office:value="128822" calcext:value-type="float">
            <text:p>128822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39]+[.A2140]" office:value-type="float" office:value="128913" calcext:value-type="float">
            <text:p>128913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40]+[.A2141]" office:value-type="float" office:value="129004" calcext:value-type="float">
            <text:p>129004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41]+[.A2142]" office:value-type="float" office:value="129095" calcext:value-type="float">
            <text:p>12909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42]+[.A2143]" office:value-type="float" office:value="129186" calcext:value-type="float">
            <text:p>129186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43]+[.A2144]" office:value-type="float" office:value="129277" calcext:value-type="float">
            <text:p>12927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44]+[.A2145]" office:value-type="float" office:value="129368" calcext:value-type="float">
            <text:p>129368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45]+[.A2146]" office:value-type="float" office:value="129459" calcext:value-type="float">
            <text:p>129459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46]+[.A2147]" office:value-type="float" office:value="129550" calcext:value-type="float">
            <text:p>12955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47]+[.A2148]" office:value-type="float" office:value="129641" calcext:value-type="float">
            <text:p>12964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48]+[.A2149]" office:value-type="float" office:value="129732" calcext:value-type="float">
            <text:p>129732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49]+[.A2150]" office:value-type="float" office:value="129823" calcext:value-type="float">
            <text:p>129823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50]+[.A2151]" office:value-type="float" office:value="129914" calcext:value-type="float">
            <text:p>129914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51]+[.A2152]" office:value-type="float" office:value="130005" calcext:value-type="float">
            <text:p>13000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52]+[.A2153]" office:value-type="float" office:value="130096" calcext:value-type="float">
            <text:p>130096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53]+[.A2154]" office:value-type="float" office:value="130187" calcext:value-type="float">
            <text:p>13018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54]+[.A2155]" office:value-type="float" office:value="130278" calcext:value-type="float">
            <text:p>130278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55]+[.A2156]" office:value-type="float" office:value="130369" calcext:value-type="float">
            <text:p>130369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56]+[.A2157]" office:value-type="float" office:value="130460" calcext:value-type="float">
            <text:p>13046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57]+[.A2158]" office:value-type="float" office:value="130551" calcext:value-type="float">
            <text:p>13055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58]+[.A2159]" office:value-type="float" office:value="130642" calcext:value-type="float">
            <text:p>130642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59]+[.A2160]" office:value-type="float" office:value="130733" calcext:value-type="float">
            <text:p>130733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60]+[.A2161]" office:value-type="float" office:value="130824" calcext:value-type="float">
            <text:p>130824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61]+[.A2162]" office:value-type="float" office:value="130915" calcext:value-type="float">
            <text:p>13091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62]+[.A2163]" office:value-type="float" office:value="131006" calcext:value-type="float">
            <text:p>131006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63]+[.A2164]" office:value-type="float" office:value="131097" calcext:value-type="float">
            <text:p>13109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64]+[.A2165]" office:value-type="float" office:value="131188" calcext:value-type="float">
            <text:p>131188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65]+[.A2166]" office:value-type="float" office:value="131279" calcext:value-type="float">
            <text:p>131279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66]+[.A2167]" office:value-type="float" office:value="131370" calcext:value-type="float">
            <text:p>13137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167]+[.A2168]" office:value-type="float" office:value="131461" calcext:value-type="float">
            <text:p>13146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68]+[.A2169]" office:value-type="float" office:value="131553" calcext:value-type="float">
            <text:p>13155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69]+[.A2170]" office:value-type="float" office:value="131645" calcext:value-type="float">
            <text:p>13164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70]+[.A2171]" office:value-type="float" office:value="131737" calcext:value-type="float">
            <text:p>13173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71]+[.A2172]" office:value-type="float" office:value="131829" calcext:value-type="float">
            <text:p>131829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72]+[.A2173]" office:value-type="float" office:value="131921" calcext:value-type="float">
            <text:p>13192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73]+[.A2174]" office:value-type="float" office:value="132013" calcext:value-type="float">
            <text:p>13201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74]+[.A2175]" office:value-type="float" office:value="132105" calcext:value-type="float">
            <text:p>13210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75]+[.A2176]" office:value-type="float" office:value="132197" calcext:value-type="float">
            <text:p>13219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76]+[.A2177]" office:value-type="float" office:value="132289" calcext:value-type="float">
            <text:p>132289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77]+[.A2178]" office:value-type="float" office:value="132381" calcext:value-type="float">
            <text:p>13238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78]+[.A2179]" office:value-type="float" office:value="132473" calcext:value-type="float">
            <text:p>13247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79]+[.A2180]" office:value-type="float" office:value="132565" calcext:value-type="float">
            <text:p>13256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80]+[.A2181]" office:value-type="float" office:value="132657" calcext:value-type="float">
            <text:p>13265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81]+[.A2182]" office:value-type="float" office:value="132749" calcext:value-type="float">
            <text:p>132749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82]+[.A2183]" office:value-type="float" office:value="132841" calcext:value-type="float">
            <text:p>13284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83]+[.A2184]" office:value-type="float" office:value="132933" calcext:value-type="float">
            <text:p>13293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84]+[.A2185]" office:value-type="float" office:value="133025" calcext:value-type="float">
            <text:p>13302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85]+[.A2186]" office:value-type="float" office:value="133117" calcext:value-type="float">
            <text:p>13311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86]+[.A2187]" office:value-type="float" office:value="133209" calcext:value-type="float">
            <text:p>133209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87]+[.A2188]" office:value-type="float" office:value="133301" calcext:value-type="float">
            <text:p>13330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88]+[.A2189]" office:value-type="float" office:value="133393" calcext:value-type="float">
            <text:p>13339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89]+[.A2190]" office:value-type="float" office:value="133485" calcext:value-type="float">
            <text:p>13348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90]+[.A2191]" office:value-type="float" office:value="133577" calcext:value-type="float">
            <text:p>13357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91]+[.A2192]" office:value-type="float" office:value="133669" calcext:value-type="float">
            <text:p>133669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92]+[.A2193]" office:value-type="float" office:value="133761" calcext:value-type="float">
            <text:p>13376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93]+[.A2194]" office:value-type="float" office:value="133853" calcext:value-type="float">
            <text:p>13385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94]+[.A2195]" office:value-type="float" office:value="133945" calcext:value-type="float">
            <text:p>13394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95]+[.A2196]" office:value-type="float" office:value="134037" calcext:value-type="float">
            <text:p>13403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96]+[.A2197]" office:value-type="float" office:value="134129" calcext:value-type="float">
            <text:p>134129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197]+[.A2198]" office:value-type="float" office:value="134221" calcext:value-type="float">
            <text:p>134221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198]+[.A2199]" office:value-type="float" office:value="134314" calcext:value-type="float">
            <text:p>134314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199]+[.A2200]" office:value-type="float" office:value="134407" calcext:value-type="float">
            <text:p>134407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00]+[.A2201]" office:value-type="float" office:value="134500" calcext:value-type="float">
            <text:p>134500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01]+[.A2202]" office:value-type="float" office:value="134593" calcext:value-type="float">
            <text:p>134593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02]+[.A2203]" office:value-type="float" office:value="134686" calcext:value-type="float">
            <text:p>13468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03]+[.A2204]" office:value-type="float" office:value="134779" calcext:value-type="float">
            <text:p>134779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04]+[.A2205]" office:value-type="float" office:value="134872" calcext:value-type="float">
            <text:p>13487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05]+[.A2206]" office:value-type="float" office:value="134965" calcext:value-type="float">
            <text:p>134965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06]+[.A2207]" office:value-type="float" office:value="135058" calcext:value-type="float">
            <text:p>135058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07]+[.A2208]" office:value-type="float" office:value="135151" calcext:value-type="float">
            <text:p>135151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08]+[.A2209]" office:value-type="float" office:value="135244" calcext:value-type="float">
            <text:p>135244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09]+[.A2210]" office:value-type="float" office:value="135337" calcext:value-type="float">
            <text:p>135337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10]+[.A2211]" office:value-type="float" office:value="135430" calcext:value-type="float">
            <text:p>135430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11]+[.A2212]" office:value-type="float" office:value="135523" calcext:value-type="float">
            <text:p>135523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12]+[.A2213]" office:value-type="float" office:value="135616" calcext:value-type="float">
            <text:p>13561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13]+[.A2214]" office:value-type="float" office:value="135709" calcext:value-type="float">
            <text:p>135709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14]+[.A2215]" office:value-type="float" office:value="135802" calcext:value-type="float">
            <text:p>13580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15]+[.A2216]" office:value-type="float" office:value="135895" calcext:value-type="float">
            <text:p>135895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16]+[.A2217]" office:value-type="float" office:value="135988" calcext:value-type="float">
            <text:p>135988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17]+[.A2218]" office:value-type="float" office:value="136081" calcext:value-type="float">
            <text:p>136081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18]+[.A2219]" office:value-type="float" office:value="136174" calcext:value-type="float">
            <text:p>136174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19]+[.A2220]" office:value-type="float" office:value="136267" calcext:value-type="float">
            <text:p>136267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20]+[.A2221]" office:value-type="float" office:value="136360" calcext:value-type="float">
            <text:p>136360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21]+[.A2222]" office:value-type="float" office:value="136453" calcext:value-type="float">
            <text:p>136453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22]+[.A2223]" office:value-type="float" office:value="136546" calcext:value-type="float">
            <text:p>13654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23]+[.A2224]" office:value-type="float" office:value="136639" calcext:value-type="float">
            <text:p>136639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24]+[.A2225]" office:value-type="float" office:value="136732" calcext:value-type="float">
            <text:p>13673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25]+[.A2226]" office:value-type="float" office:value="136825" calcext:value-type="float">
            <text:p>136825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26]+[.A2227]" office:value-type="float" office:value="136918" calcext:value-type="float">
            <text:p>136918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27]+[.A2228]" office:value-type="float" office:value="137011" calcext:value-type="float">
            <text:p>137011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28]+[.A2229]" office:value-type="float" office:value="137104" calcext:value-type="float">
            <text:p>137104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29]+[.A2230]" office:value-type="float" office:value="137197" calcext:value-type="float">
            <text:p>137197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30]+[.A2231]" office:value-type="float" office:value="137290" calcext:value-type="float">
            <text:p>137290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31]+[.A2232]" office:value-type="float" office:value="137383" calcext:value-type="float">
            <text:p>137383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32]+[.A2233]" office:value-type="float" office:value="137476" calcext:value-type="float">
            <text:p>13747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33]+[.A2234]" office:value-type="float" office:value="137569" calcext:value-type="float">
            <text:p>137569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34]+[.A2235]" office:value-type="float" office:value="137662" calcext:value-type="float">
            <text:p>13766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35]+[.A2236]" office:value-type="float" office:value="137755" calcext:value-type="float">
            <text:p>137755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36]+[.A2237]" office:value-type="float" office:value="137848" calcext:value-type="float">
            <text:p>137848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37]+[.A2238]" office:value-type="float" office:value="137941" calcext:value-type="float">
            <text:p>137941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38]+[.A2239]" office:value-type="float" office:value="138034" calcext:value-type="float">
            <text:p>138034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39]+[.A2240]" office:value-type="float" office:value="138127" calcext:value-type="float">
            <text:p>138127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40]+[.A2241]" office:value-type="float" office:value="138220" calcext:value-type="float">
            <text:p>138220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41]+[.A2242]" office:value-type="float" office:value="138313" calcext:value-type="float">
            <text:p>138313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242]+[.A2243]" office:value-type="float" office:value="138406" calcext:value-type="float">
            <text:p>138406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43]+[.A2244]" office:value-type="float" office:value="138500" calcext:value-type="float">
            <text:p>138500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44]+[.A2245]" office:value-type="float" office:value="138594" calcext:value-type="float">
            <text:p>138594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45]+[.A2246]" office:value-type="float" office:value="138688" calcext:value-type="float">
            <text:p>138688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46]+[.A2247]" office:value-type="float" office:value="138782" calcext:value-type="float">
            <text:p>138782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47]+[.A2248]" office:value-type="float" office:value="138876" calcext:value-type="float">
            <text:p>138876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48]+[.A2249]" office:value-type="float" office:value="138970" calcext:value-type="float">
            <text:p>138970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49]+[.A2250]" office:value-type="float" office:value="139064" calcext:value-type="float">
            <text:p>139064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50]+[.A2251]" office:value-type="float" office:value="139158" calcext:value-type="float">
            <text:p>139158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51]+[.A2252]" office:value-type="float" office:value="139252" calcext:value-type="float">
            <text:p>139252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52]+[.A2253]" office:value-type="float" office:value="139346" calcext:value-type="float">
            <text:p>139346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53]+[.A2254]" office:value-type="float" office:value="139440" calcext:value-type="float">
            <text:p>139440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54]+[.A2255]" office:value-type="float" office:value="139534" calcext:value-type="float">
            <text:p>139534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55]+[.A2256]" office:value-type="float" office:value="139628" calcext:value-type="float">
            <text:p>139628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56]+[.A2257]" office:value-type="float" office:value="139722" calcext:value-type="float">
            <text:p>139722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57]+[.A2258]" office:value-type="float" office:value="139816" calcext:value-type="float">
            <text:p>139816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58]+[.A2259]" office:value-type="float" office:value="139910" calcext:value-type="float">
            <text:p>139910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59]+[.A2260]" office:value-type="float" office:value="140004" calcext:value-type="float">
            <text:p>140004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60]+[.A2261]" office:value-type="float" office:value="140098" calcext:value-type="float">
            <text:p>140098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61]+[.A2262]" office:value-type="float" office:value="140192" calcext:value-type="float">
            <text:p>140192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62]+[.A2263]" office:value-type="float" office:value="140286" calcext:value-type="float">
            <text:p>140286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63]+[.A2264]" office:value-type="float" office:value="140380" calcext:value-type="float">
            <text:p>140380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64]+[.A2265]" office:value-type="float" office:value="140474" calcext:value-type="float">
            <text:p>140474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65]+[.A2266]" office:value-type="float" office:value="140568" calcext:value-type="float">
            <text:p>140568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266]+[.A2267]" office:value-type="float" office:value="140662" calcext:value-type="float">
            <text:p>14066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67]+[.A2268]" office:value-type="float" office:value="140757" calcext:value-type="float">
            <text:p>14075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68]+[.A2269]" office:value-type="float" office:value="140852" calcext:value-type="float">
            <text:p>14085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69]+[.A2270]" office:value-type="float" office:value="140947" calcext:value-type="float">
            <text:p>14094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70]+[.A2271]" office:value-type="float" office:value="141042" calcext:value-type="float">
            <text:p>14104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71]+[.A2272]" office:value-type="float" office:value="141137" calcext:value-type="float">
            <text:p>14113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72]+[.A2273]" office:value-type="float" office:value="141232" calcext:value-type="float">
            <text:p>14123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73]+[.A2274]" office:value-type="float" office:value="141327" calcext:value-type="float">
            <text:p>14132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74]+[.A2275]" office:value-type="float" office:value="141422" calcext:value-type="float">
            <text:p>14142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75]+[.A2276]" office:value-type="float" office:value="141517" calcext:value-type="float">
            <text:p>14151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76]+[.A2277]" office:value-type="float" office:value="141612" calcext:value-type="float">
            <text:p>14161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77]+[.A2278]" office:value-type="float" office:value="141707" calcext:value-type="float">
            <text:p>14170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78]+[.A2279]" office:value-type="float" office:value="141802" calcext:value-type="float">
            <text:p>14180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79]+[.A2280]" office:value-type="float" office:value="141897" calcext:value-type="float">
            <text:p>14189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80]+[.A2281]" office:value-type="float" office:value="141992" calcext:value-type="float">
            <text:p>14199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81]+[.A2282]" office:value-type="float" office:value="142087" calcext:value-type="float">
            <text:p>14208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82]+[.A2283]" office:value-type="float" office:value="142182" calcext:value-type="float">
            <text:p>14218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83]+[.A2284]" office:value-type="float" office:value="142277" calcext:value-type="float">
            <text:p>14227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84]+[.A2285]" office:value-type="float" office:value="142372" calcext:value-type="float">
            <text:p>14237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85]+[.A2286]" office:value-type="float" office:value="142467" calcext:value-type="float">
            <text:p>14246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86]+[.A2287]" office:value-type="float" office:value="142562" calcext:value-type="float">
            <text:p>14256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87]+[.A2288]" office:value-type="float" office:value="142657" calcext:value-type="float">
            <text:p>14265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88]+[.A2289]" office:value-type="float" office:value="142752" calcext:value-type="float">
            <text:p>14275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89]+[.A2290]" office:value-type="float" office:value="142847" calcext:value-type="float">
            <text:p>14284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90]+[.A2291]" office:value-type="float" office:value="142942" calcext:value-type="float">
            <text:p>14294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91]+[.A2292]" office:value-type="float" office:value="143037" calcext:value-type="float">
            <text:p>14303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92]+[.A2293]" office:value-type="float" office:value="143132" calcext:value-type="float">
            <text:p>14313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93]+[.A2294]" office:value-type="float" office:value="143227" calcext:value-type="float">
            <text:p>14322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94]+[.A2295]" office:value-type="float" office:value="143322" calcext:value-type="float">
            <text:p>14332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95]+[.A2296]" office:value-type="float" office:value="143417" calcext:value-type="float">
            <text:p>14341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96]+[.A2297]" office:value-type="float" office:value="143512" calcext:value-type="float">
            <text:p>14351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97]+[.A2298]" office:value-type="float" office:value="143607" calcext:value-type="float">
            <text:p>14360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98]+[.A2299]" office:value-type="float" office:value="143702" calcext:value-type="float">
            <text:p>14370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299]+[.A2300]" office:value-type="float" office:value="143797" calcext:value-type="float">
            <text:p>14379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00]+[.A2301]" office:value-type="float" office:value="143893" calcext:value-type="float">
            <text:p>14389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01]+[.A2302]" office:value-type="float" office:value="143989" calcext:value-type="float">
            <text:p>143989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02]+[.A2303]" office:value-type="float" office:value="144085" calcext:value-type="float">
            <text:p>14408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03]+[.A2304]" office:value-type="float" office:value="144181" calcext:value-type="float">
            <text:p>14418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04]+[.A2305]" office:value-type="float" office:value="144277" calcext:value-type="float">
            <text:p>14427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05]+[.A2306]" office:value-type="float" office:value="144373" calcext:value-type="float">
            <text:p>14437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06]+[.A2307]" office:value-type="float" office:value="144469" calcext:value-type="float">
            <text:p>144469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07]+[.A2308]" office:value-type="float" office:value="144565" calcext:value-type="float">
            <text:p>14456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08]+[.A2309]" office:value-type="float" office:value="144661" calcext:value-type="float">
            <text:p>14466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09]+[.A2310]" office:value-type="float" office:value="144757" calcext:value-type="float">
            <text:p>14475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10]+[.A2311]" office:value-type="float" office:value="144853" calcext:value-type="float">
            <text:p>14485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11]+[.A2312]" office:value-type="float" office:value="144949" calcext:value-type="float">
            <text:p>144949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12]+[.A2313]" office:value-type="float" office:value="145045" calcext:value-type="float">
            <text:p>14504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13]+[.A2314]" office:value-type="float" office:value="145141" calcext:value-type="float">
            <text:p>14514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14]+[.A2315]" office:value-type="float" office:value="145237" calcext:value-type="float">
            <text:p>14523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15]+[.A2316]" office:value-type="float" office:value="145333" calcext:value-type="float">
            <text:p>14533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16]+[.A2317]" office:value-type="float" office:value="145429" calcext:value-type="float">
            <text:p>145429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17]+[.A2318]" office:value-type="float" office:value="145525" calcext:value-type="float">
            <text:p>14552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18]+[.A2319]" office:value-type="float" office:value="145621" calcext:value-type="float">
            <text:p>14562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19]+[.A2320]" office:value-type="float" office:value="145717" calcext:value-type="float">
            <text:p>14571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20]+[.A2321]" office:value-type="float" office:value="145813" calcext:value-type="float">
            <text:p>14581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21]+[.A2322]" office:value-type="float" office:value="145909" calcext:value-type="float">
            <text:p>145909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22]+[.A2323]" office:value-type="float" office:value="146005" calcext:value-type="float">
            <text:p>14600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23]+[.A2324]" office:value-type="float" office:value="146101" calcext:value-type="float">
            <text:p>14610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24]+[.A2325]" office:value-type="float" office:value="146197" calcext:value-type="float">
            <text:p>14619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25]+[.A2326]" office:value-type="float" office:value="146293" calcext:value-type="float">
            <text:p>14629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26]+[.A2327]" office:value-type="float" office:value="146389" calcext:value-type="float">
            <text:p>146389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27]+[.A2328]" office:value-type="float" office:value="146485" calcext:value-type="float">
            <text:p>14648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28]+[.A2329]" office:value-type="float" office:value="146581" calcext:value-type="float">
            <text:p>14658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329]+[.A2330]" office:value-type="float" office:value="146677" calcext:value-type="float">
            <text:p>146677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30]+[.A2331]" office:value-type="float" office:value="146774" calcext:value-type="float">
            <text:p>146774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31]+[.A2332]" office:value-type="float" office:value="146871" calcext:value-type="float">
            <text:p>146871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32]+[.A2333]" office:value-type="float" office:value="146968" calcext:value-type="float">
            <text:p>146968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33]+[.A2334]" office:value-type="float" office:value="147065" calcext:value-type="float">
            <text:p>147065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34]+[.A2335]" office:value-type="float" office:value="147162" calcext:value-type="float">
            <text:p>147162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35]+[.A2336]" office:value-type="float" office:value="147259" calcext:value-type="float">
            <text:p>147259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36]+[.A2337]" office:value-type="float" office:value="147356" calcext:value-type="float">
            <text:p>147356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37]+[.A2338]" office:value-type="float" office:value="147453" calcext:value-type="float">
            <text:p>147453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38]+[.A2339]" office:value-type="float" office:value="147550" calcext:value-type="float">
            <text:p>147550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39]+[.A2340]" office:value-type="float" office:value="147647" calcext:value-type="float">
            <text:p>147647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40]+[.A2341]" office:value-type="float" office:value="147744" calcext:value-type="float">
            <text:p>147744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41]+[.A2342]" office:value-type="float" office:value="147841" calcext:value-type="float">
            <text:p>147841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42]+[.A2343]" office:value-type="float" office:value="147938" calcext:value-type="float">
            <text:p>147938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43]+[.A2344]" office:value-type="float" office:value="148035" calcext:value-type="float">
            <text:p>148035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44]+[.A2345]" office:value-type="float" office:value="148132" calcext:value-type="float">
            <text:p>148132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45]+[.A2346]" office:value-type="float" office:value="148229" calcext:value-type="float">
            <text:p>148229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46]+[.A2347]" office:value-type="float" office:value="148326" calcext:value-type="float">
            <text:p>148326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47]+[.A2348]" office:value-type="float" office:value="148423" calcext:value-type="float">
            <text:p>148423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48]+[.A2349]" office:value-type="float" office:value="148520" calcext:value-type="float">
            <text:p>148520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49]+[.A2350]" office:value-type="float" office:value="148617" calcext:value-type="float">
            <text:p>148617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50]+[.A2351]" office:value-type="float" office:value="148714" calcext:value-type="float">
            <text:p>148714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51]+[.A2352]" office:value-type="float" office:value="148811" calcext:value-type="float">
            <text:p>148811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52]+[.A2353]" office:value-type="float" office:value="148908" calcext:value-type="float">
            <text:p>148908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53]+[.A2354]" office:value-type="float" office:value="149005" calcext:value-type="float">
            <text:p>149005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54]+[.A2355]" office:value-type="float" office:value="149102" calcext:value-type="float">
            <text:p>149102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55]+[.A2356]" office:value-type="float" office:value="149199" calcext:value-type="float">
            <text:p>149199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56]+[.A2357]" office:value-type="float" office:value="149296" calcext:value-type="float">
            <text:p>149296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57]+[.A2358]" office:value-type="float" office:value="149393" calcext:value-type="float">
            <text:p>149393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58]+[.A2359]" office:value-type="float" office:value="149490" calcext:value-type="float">
            <text:p>149490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59]+[.A2360]" office:value-type="float" office:value="149587" calcext:value-type="float">
            <text:p>149587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60]+[.A2361]" office:value-type="float" office:value="149684" calcext:value-type="float">
            <text:p>149684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61]+[.A2362]" office:value-type="float" office:value="149781" calcext:value-type="float">
            <text:p>149781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62]+[.A2363]" office:value-type="float" office:value="149878" calcext:value-type="float">
            <text:p>149878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63]+[.A2364]" office:value-type="float" office:value="149975" calcext:value-type="float">
            <text:p>149975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364]+[.A2365]" office:value-type="float" office:value="150072" calcext:value-type="float">
            <text:p>150072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65]+[.A2366]" office:value-type="float" office:value="150170" calcext:value-type="float">
            <text:p>15017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66]+[.A2367]" office:value-type="float" office:value="150268" calcext:value-type="float">
            <text:p>150268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67]+[.A2368]" office:value-type="float" office:value="150366" calcext:value-type="float">
            <text:p>150366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68]+[.A2369]" office:value-type="float" office:value="150464" calcext:value-type="float">
            <text:p>150464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69]+[.A2370]" office:value-type="float" office:value="150562" calcext:value-type="float">
            <text:p>150562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70]+[.A2371]" office:value-type="float" office:value="150660" calcext:value-type="float">
            <text:p>15066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71]+[.A2372]" office:value-type="float" office:value="150758" calcext:value-type="float">
            <text:p>150758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72]+[.A2373]" office:value-type="float" office:value="150856" calcext:value-type="float">
            <text:p>150856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73]+[.A2374]" office:value-type="float" office:value="150954" calcext:value-type="float">
            <text:p>150954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74]+[.A2375]" office:value-type="float" office:value="151052" calcext:value-type="float">
            <text:p>151052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75]+[.A2376]" office:value-type="float" office:value="151150" calcext:value-type="float">
            <text:p>15115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76]+[.A2377]" office:value-type="float" office:value="151248" calcext:value-type="float">
            <text:p>151248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77]+[.A2378]" office:value-type="float" office:value="151346" calcext:value-type="float">
            <text:p>151346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78]+[.A2379]" office:value-type="float" office:value="151444" calcext:value-type="float">
            <text:p>151444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79]+[.A2380]" office:value-type="float" office:value="151542" calcext:value-type="float">
            <text:p>151542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80]+[.A2381]" office:value-type="float" office:value="151640" calcext:value-type="float">
            <text:p>15164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81]+[.A2382]" office:value-type="float" office:value="151738" calcext:value-type="float">
            <text:p>151738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82]+[.A2383]" office:value-type="float" office:value="151836" calcext:value-type="float">
            <text:p>151836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83]+[.A2384]" office:value-type="float" office:value="151934" calcext:value-type="float">
            <text:p>151934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84]+[.A2385]" office:value-type="float" office:value="152032" calcext:value-type="float">
            <text:p>152032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85]+[.A2386]" office:value-type="float" office:value="152130" calcext:value-type="float">
            <text:p>15213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86]+[.A2387]" office:value-type="float" office:value="152228" calcext:value-type="float">
            <text:p>152228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87]+[.A2388]" office:value-type="float" office:value="152326" calcext:value-type="float">
            <text:p>152326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88]+[.A2389]" office:value-type="float" office:value="152424" calcext:value-type="float">
            <text:p>152424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89]+[.A2390]" office:value-type="float" office:value="152522" calcext:value-type="float">
            <text:p>152522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90]+[.A2391]" office:value-type="float" office:value="152620" calcext:value-type="float">
            <text:p>15262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91]+[.A2392]" office:value-type="float" office:value="152718" calcext:value-type="float">
            <text:p>152718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392]+[.A2393]" office:value-type="float" office:value="152816" calcext:value-type="float">
            <text:p>152816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393]+[.A2394]" office:value-type="float" office:value="152915" calcext:value-type="float">
            <text:p>152915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394]+[.A2395]" office:value-type="float" office:value="153014" calcext:value-type="float">
            <text:p>153014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395]+[.A2396]" office:value-type="float" office:value="153113" calcext:value-type="float">
            <text:p>153113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396]+[.A2397]" office:value-type="float" office:value="153212" calcext:value-type="float">
            <text:p>153212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397]+[.A2398]" office:value-type="float" office:value="153311" calcext:value-type="float">
            <text:p>153311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398]+[.A2399]" office:value-type="float" office:value="153410" calcext:value-type="float">
            <text:p>15341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399]+[.A2400]" office:value-type="float" office:value="153509" calcext:value-type="float">
            <text:p>153509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00]+[.A2401]" office:value-type="float" office:value="153608" calcext:value-type="float">
            <text:p>15360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01]+[.A2402]" office:value-type="float" office:value="153707" calcext:value-type="float">
            <text:p>15370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02]+[.A2403]" office:value-type="float" office:value="153806" calcext:value-type="float">
            <text:p>153806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03]+[.A2404]" office:value-type="float" office:value="153905" calcext:value-type="float">
            <text:p>153905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04]+[.A2405]" office:value-type="float" office:value="154004" calcext:value-type="float">
            <text:p>154004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05]+[.A2406]" office:value-type="float" office:value="154103" calcext:value-type="float">
            <text:p>154103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06]+[.A2407]" office:value-type="float" office:value="154202" calcext:value-type="float">
            <text:p>154202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07]+[.A2408]" office:value-type="float" office:value="154301" calcext:value-type="float">
            <text:p>154301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08]+[.A2409]" office:value-type="float" office:value="154400" calcext:value-type="float">
            <text:p>15440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09]+[.A2410]" office:value-type="float" office:value="154499" calcext:value-type="float">
            <text:p>154499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10]+[.A2411]" office:value-type="float" office:value="154598" calcext:value-type="float">
            <text:p>15459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11]+[.A2412]" office:value-type="float" office:value="154697" calcext:value-type="float">
            <text:p>15469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12]+[.A2413]" office:value-type="float" office:value="154796" calcext:value-type="float">
            <text:p>154796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13]+[.A2414]" office:value-type="float" office:value="154895" calcext:value-type="float">
            <text:p>154895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14]+[.A2415]" office:value-type="float" office:value="154994" calcext:value-type="float">
            <text:p>154994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15]+[.A2416]" office:value-type="float" office:value="155093" calcext:value-type="float">
            <text:p>155093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16]+[.A2417]" office:value-type="float" office:value="155192" calcext:value-type="float">
            <text:p>155192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17]+[.A2418]" office:value-type="float" office:value="155291" calcext:value-type="float">
            <text:p>155291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18]+[.A2419]" office:value-type="float" office:value="155390" calcext:value-type="float">
            <text:p>15539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19]+[.A2420]" office:value-type="float" office:value="155489" calcext:value-type="float">
            <text:p>155489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20]+[.A2421]" office:value-type="float" office:value="155588" calcext:value-type="float">
            <text:p>15558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21]+[.A2422]" office:value-type="float" office:value="155687" calcext:value-type="float">
            <text:p>15568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22]+[.A2423]" office:value-type="float" office:value="155786" calcext:value-type="float">
            <text:p>155786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23]+[.A2424]" office:value-type="float" office:value="155885" calcext:value-type="float">
            <text:p>155885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24]+[.A2425]" office:value-type="float" office:value="155984" calcext:value-type="float">
            <text:p>155984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25]+[.A2426]" office:value-type="float" office:value="156083" calcext:value-type="float">
            <text:p>156083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26]+[.A2427]" office:value-type="float" office:value="156182" calcext:value-type="float">
            <text:p>156182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27]+[.A2428]" office:value-type="float" office:value="156281" calcext:value-type="float">
            <text:p>156281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28]+[.A2429]" office:value-type="float" office:value="156380" calcext:value-type="float">
            <text:p>15638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29]+[.A2430]" office:value-type="float" office:value="156479" calcext:value-type="float">
            <text:p>156479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30]+[.A2431]" office:value-type="float" office:value="156578" calcext:value-type="float">
            <text:p>15657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31]+[.A2432]" office:value-type="float" office:value="156677" calcext:value-type="float">
            <text:p>15667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32]+[.A2433]" office:value-type="float" office:value="156776" calcext:value-type="float">
            <text:p>156776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33]+[.A2434]" office:value-type="float" office:value="156875" calcext:value-type="float">
            <text:p>156875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434]+[.A2435]" office:value-type="float" office:value="156974" calcext:value-type="float">
            <text:p>156974</text:p>
          </table:table-cell>
          <table:table-cell table:number-columns-repeated="5"/>
        </table:table-row>
        <table:table-row table:style-name="ro1" table:number-rows-repeated="104614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03_26_log.B1:03_26_log.B1048576">
            <calcext:condition calcext:apply-style-name="Error" calcext:value="&gt;35147" calcext:base-cell-address="03_26_log.B1"/>
          </calcext:conditional-format>
        </calcext:conditional-formats>
      </table:table>
      <table:named-expressions/>
      <table:database-ranges>
        <table:database-range table:name="__Anonymous_Sheet_DB__0" table:target-range-address="03_26_log.A1:03_26_log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08T19:25:38.521702800</dc:date>
    <meta:editing-duration>PT4M24S</meta:editing-duration>
    <meta:editing-cycles>1</meta:editing-cycles>
    <meta:document-statistic meta:table-count="1" meta:cell-count="4876" meta:object-count="0"/>
    <meta:generator>LibreOffice/25.8.2.2$Windows_X86_64 LibreOffice_project/d401f2107ccab8f924a8e2df40f573aab7605b6f</meta:generator>
  </office:meta>
</office:document-meta>
</file>